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6" style:family="table-cell" style:parent-style-name="Default" style:data-style-name="N37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1" style:family="table-cell" style:parent-style-name="Default" style:data-style-name="N37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6"/>
        <table:table-column table:style-name="co4" table:default-cell-style-name="ce16"/>
        <table:table-column table:style-name="co5" table:default-cell-style-name="ce17"/>
        <table:table-column table:style-name="co6" table:default-cell-style-name="ce17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2">
            <text:p>Atome</text:p>
          </table:table-cell>
          <table:table-cell office:value-type="string" table:style-name="ce3">
            <text:p>Neutrale</text:p>
          </table:table-cell>
          <table:table-cell office:value-type="string" table:style-name="ce4">
            <text:p>E_tot DFT</text:p>
          </table:table-cell>
          <table:table-cell office:value-type="string" table:style-name="ce4">
            <text:p>E_tot NN</text:p>
          </table:table-cell>
          <table:table-cell office:value-type="string" table:style-name="ce5">
            <text:p>∆E (DFT-NN)</text:p>
          </table:table-cell>
          <table:table-cell office:value-type="string" table:style-name="ce6">
            <text:p>∆E</text:p>
          </table:table-cell>
          <table:table-cell table:style-name="ce1"/>
          <table:table-cell office:value-type="string" table:style-name="ce2">
            <text:p>Atome</text:p>
          </table:table-cell>
          <table:table-cell office:value-type="string" table:style-name="ce3">
            <text:p>protonierte</text:p>
          </table:table-cell>
          <table:table-cell office:value-type="string" table:style-name="ce4">
            <text:p>E_tot DFT</text:p>
          </table:table-cell>
          <table:table-cell office:value-type="string" table:style-name="ce4">
            <text:p>E_tot NN</text:p>
          </table:table-cell>
          <table:table-cell office:value-type="string" table:style-name="ce5">
            <text:p>∆E (DFT-NN)</text:p>
          </table:table-cell>
          <table:table-cell office:value-type="string" table:style-name="ce6">
            <text:p>∆E</text:p>
          </table:table-cell>
          <table:table-cell table:number-columns-repeated="16371"/>
        </table:table-row>
        <table:table-row table:style-name="ro1">
          <table:table-cell table:style-name="ce7"/>
          <table:table-cell office:value-type="string" table:style-name="ce8">
            <text:p>cluster</text:p>
          </table:table-cell>
          <table:table-cell office:value-type="string" table:style-name="ce9">
            <text:p>/eV</text:p>
          </table:table-cell>
          <table:table-cell office:value-type="string" table:style-name="ce9">
            <text:p>/eV</text:p>
          </table:table-cell>
          <table:table-cell office:value-type="string" table:style-name="ce10">
            <text:p>/meV</text:p>
          </table:table-cell>
          <table:table-cell office:value-type="string" table:style-name="ce11">
            <text:p>/meV per atom</text:p>
          </table:table-cell>
          <table:table-cell table:style-name="ce1"/>
          <table:table-cell table:style-name="ce7"/>
          <table:table-cell office:value-type="string" table:style-name="ce8">
            <text:p>cluster</text:p>
          </table:table-cell>
          <table:table-cell office:value-type="string" table:style-name="ce9">
            <text:p>/eV</text:p>
          </table:table-cell>
          <table:table-cell office:value-type="string" table:style-name="ce9">
            <text:p>/eV</text:p>
          </table:table-cell>
          <table:table-cell office:value-type="string" table:style-name="ce10">
            <text:p>/meV</text:p>
          </table:table-cell>
          <table:table-cell office:value-type="string" table:style-name="ce11">
            <text:p>/meV pro atom</text:p>
          </table:table-cell>
          <table:table-cell table:number-columns-repeated="16371"/>
        </table:table-row>
        <table:table-row table:style-name="ro2">
          <table:table-cell office:value-type="float" office:value="24" table:style-name="ce12">
            <text:p>24</text:p>
          </table:table-cell>
          <table:table-cell office:value-type="string" table:style-name="ce12">
            <text:p>c0c1c2c3c4c5c6</text:p>
          </table:table-cell>
          <table:table-cell office:value-type="float" office:value="-16664.499650456899" table:style-name="ce13">
            <text:p>-16664.499650</text:p>
          </table:table-cell>
          <table:table-cell office:value-type="float" office:value="-16664.039993920702" table:style-name="ce13">
            <text:p>-16664.039994</text:p>
          </table:table-cell>
          <table:table-cell office:value-type="float" office:value="-459.65653619714431" table:formula="of:=([.C3]-[.D3])*1000" table:style-name="ce14">
            <text:p>-459.657</text:p>
          </table:table-cell>
          <table:table-cell office:value-type="float" office:value="-19.152355674881012" table:formula="of:=[.E3]/[.A3]" table:style-name="ce14">
            <text:p>-19.152</text:p>
          </table:table-cell>
          <table:table-cell table:style-name="ce1"/>
          <table:table-cell office:value-type="float" office:value="25" table:style-name="ce12">
            <text:p>25</text:p>
          </table:table-cell>
          <table:table-cell office:value-type="string" table:style-name="ce12">
            <text:p>c0c1c2c3c4c5c6</text:p>
          </table:table-cell>
          <table:table-cell office:value-type="float" office:value="-16680.209175301501" table:style-name="ce13">
            <text:p>-16680.209175</text:p>
          </table:table-cell>
          <table:table-cell office:value-type="float" office:value="-16680.431050494801" table:style-name="ce13">
            <text:p>-16680.431050</text:p>
          </table:table-cell>
          <table:table-cell office:value-type="float" office:value="221.87519329963834" table:formula="of:=([.J3]-[.K3])*1000" table:style-name="ce14">
            <text:p>221.875</text:p>
          </table:table-cell>
          <table:table-cell office:value-type="float" office:value="8.8750077319855336" table:formula="of:=[.L3]/[.H3]" table:style-name="ce14">
            <text:p>8.875</text:p>
          </table:table-cell>
          <table:table-cell table:number-columns-repeated="16371"/>
        </table:table-row>
        <table:table-row table:style-name="ro2">
          <table:table-cell office:value-type="float" office:value="21" table:style-name="ce12">
            <text:p>21</text:p>
          </table:table-cell>
          <table:table-cell office:value-type="string" table:style-name="ce12">
            <text:p>c0c1c2c3c4c5</text:p>
          </table:table-cell>
          <table:table-cell office:value-type="float" office:value="-14580.989156539599" table:style-name="ce13">
            <text:p>-14580.989157</text:p>
          </table:table-cell>
          <table:table-cell office:value-type="float" office:value="-14580.719124794299" table:style-name="ce13">
            <text:p>-14580.719125</text:p>
          </table:table-cell>
          <table:table-cell office:value-type="float" office:value="-270.03174530000251" table:formula="of:=([.C4]-[.D4])*1000" table:style-name="ce14">
            <text:p>-270.032</text:p>
          </table:table-cell>
          <table:table-cell office:value-type="float" office:value="-12.858654538095358" table:formula="of:=[.E4]/[.A4]" table:style-name="ce14">
            <text:p>-12.859</text:p>
          </table:table-cell>
          <table:table-cell table:style-name="ce1"/>
          <table:table-cell office:value-type="float" office:value="22" table:style-name="ce12">
            <text:p>22</text:p>
          </table:table-cell>
          <table:table-cell office:value-type="string" table:style-name="ce12">
            <text:p>c0c1c2c3c4c5</text:p>
          </table:table-cell>
          <table:table-cell office:value-type="float" office:value="-14596.718974555" table:style-name="ce13">
            <text:p>-14596.718975</text:p>
          </table:table-cell>
          <table:table-cell office:value-type="float" office:value="-14596.960736380899" table:style-name="ce13">
            <text:p>-14596.960736</text:p>
          </table:table-cell>
          <table:table-cell office:value-type="float" office:value="241.76182589872042" table:formula="of:=([.J4]-[.K4])*1000" table:style-name="ce14">
            <text:p>241.762</text:p>
          </table:table-cell>
          <table:table-cell office:value-type="float" office:value="10.989173904487291" table:formula="of:=[.L4]/[.H4]" table:style-name="ce14">
            <text:p>10.989</text:p>
          </table:table-cell>
          <table:table-cell table:number-columns-repeated="16371"/>
        </table:table-row>
        <table:table-row table:style-name="ro2">
          <table:table-cell office:value-type="float" office:value="21" table:style-name="ce12">
            <text:p>21</text:p>
          </table:table-cell>
          <table:table-cell office:value-type="string" table:style-name="ce12">
            <text:p>c0c1c2c3c4c6</text:p>
          </table:table-cell>
          <table:table-cell office:value-type="float" office:value="-14580.812131713599" table:style-name="ce13">
            <text:p>-14580.812132</text:p>
          </table:table-cell>
          <table:table-cell office:value-type="float" office:value="-14580.5843467493" table:style-name="ce13">
            <text:p>-14580.584347</text:p>
          </table:table-cell>
          <table:table-cell office:value-type="float" office:value="-227.78496429964434" table:formula="of:=([.C5]-[.D5])*1000" table:style-name="ce14">
            <text:p>-227.785</text:p>
          </table:table-cell>
          <table:table-cell office:value-type="float" office:value="-10.846903061887826" table:formula="of:=[.E5]/[.A5]" table:style-name="ce14">
            <text:p>-10.847</text:p>
          </table:table-cell>
          <table:table-cell table:style-name="ce1"/>
          <table:table-cell office:value-type="float" office:value="22" table:style-name="ce12">
            <text:p>22</text:p>
          </table:table-cell>
          <table:table-cell office:value-type="string" table:style-name="ce12">
            <text:p>c0c1c2c3c4c6</text:p>
          </table:table-cell>
          <table:table-cell office:value-type="float" office:value="-14596.5685817945" table:style-name="ce13">
            <text:p>-14596.568582</text:p>
          </table:table-cell>
          <table:table-cell office:value-type="float" office:value="-14596.750936516701" table:style-name="ce13">
            <text:p>-14596.750937</text:p>
          </table:table-cell>
          <table:table-cell office:value-type="float" office:value="182.3547222011257" table:formula="of:=([.J5]-[.K5])*1000" table:style-name="ce14">
            <text:p>182.355</text:p>
          </table:table-cell>
          <table:table-cell office:value-type="float" office:value="8.2888510091420766" table:formula="of:=[.L5]/[.H5]" table:style-name="ce14">
            <text:p>8.289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1c2c3c4</text:p>
          </table:table-cell>
          <table:table-cell office:value-type="float" office:value="-12497.5303191041" table:style-name="ce13">
            <text:p>-12497.530319</text:p>
          </table:table-cell>
          <table:table-cell office:value-type="float" office:value="-12497.2638313711" table:style-name="ce13">
            <text:p>-12497.263831</text:p>
          </table:table-cell>
          <table:table-cell office:value-type="float" office:value="-266.48773300075845" table:formula="of:=([.C6]-[.D6])*1000" table:style-name="ce14">
            <text:p>-266.488</text:p>
          </table:table-cell>
          <table:table-cell office:value-type="float" office:value="-14.804874055597692" table:formula="of:=[.E6]/[.A6]" table:style-name="ce14">
            <text:p>-14.805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1c2c3c4</text:p>
          </table:table-cell>
          <table:table-cell office:value-type="float" office:value="-12513.155833933301" table:style-name="ce13">
            <text:p>-12513.155834</text:p>
          </table:table-cell>
          <table:table-cell office:value-type="float" office:value="-12513.3218204565" table:style-name="ce13">
            <text:p>-12513.321820</text:p>
          </table:table-cell>
          <table:table-cell office:value-type="float" office:value="165.98652319953544" table:formula="of:=([.J6]-[.K6])*1000" table:style-name="ce14">
            <text:p>165.987</text:p>
          </table:table-cell>
          <table:table-cell office:value-type="float" office:value="8.7361327999755503" table:formula="of:=[.L6]/[.H6]" table:style-name="ce14">
            <text:p>8.736</text:p>
          </table:table-cell>
          <table:table-cell table:number-columns-repeated="16371"/>
        </table:table-row>
        <table:table-row table:style-name="ro2">
          <table:table-cell office:value-type="float" office:value="21" table:style-name="ce12">
            <text:p>21</text:p>
          </table:table-cell>
          <table:table-cell office:value-type="string" table:style-name="ce12">
            <text:p>c0c1c2c3c5c6</text:p>
          </table:table-cell>
          <table:table-cell office:value-type="float" office:value="-14580.7590109867" table:style-name="ce13">
            <text:p>-14580.759011</text:p>
          </table:table-cell>
          <table:table-cell office:value-type="float" office:value="-14580.5374343024" table:style-name="ce13">
            <text:p>-14580.537434</text:p>
          </table:table-cell>
          <table:table-cell office:value-type="float" office:value="-221.57668430008925" table:formula="of:=([.C7]-[.D7])*1000" table:style-name="ce14">
            <text:p>-221.577</text:p>
          </table:table-cell>
          <table:table-cell office:value-type="float" office:value="-10.55127068095663" table:formula="of:=[.E7]/[.A7]" table:style-name="ce14">
            <text:p>-10.551</text:p>
          </table:table-cell>
          <table:table-cell table:style-name="ce1"/>
          <table:table-cell office:value-type="float" office:value="22" table:style-name="ce12">
            <text:p>22</text:p>
          </table:table-cell>
          <table:table-cell office:value-type="string" table:style-name="ce12">
            <text:p>c0c1c2c3c5c6</text:p>
          </table:table-cell>
          <table:table-cell office:value-type="float" office:value="-14596.6428253677" table:style-name="ce13">
            <text:p>-14596.642825</text:p>
          </table:table-cell>
          <table:table-cell office:value-type="float" office:value="-14596.802474901" table:style-name="ce13">
            <text:p>-14596.802475</text:p>
          </table:table-cell>
          <table:table-cell office:value-type="float" office:value="159.64953329967102" table:formula="of:=([.J7]-[.K7])*1000" table:style-name="ce14">
            <text:p>159.650</text:p>
          </table:table-cell>
          <table:table-cell office:value-type="float" office:value="7.2567969681668645" table:formula="of:=[.L7]/[.H7]" table:style-name="ce14">
            <text:p>7.257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1c2c3c5</text:p>
          </table:table-cell>
          <table:table-cell office:value-type="float" office:value="-12497.471506297299" table:style-name="ce13">
            <text:p>-12497.471506</text:p>
          </table:table-cell>
          <table:table-cell office:value-type="float" office:value="-12497.200619297801" table:style-name="ce13">
            <text:p>-12497.200619</text:p>
          </table:table-cell>
          <table:table-cell office:value-type="float" office:value="-270.88699949854345" table:formula="of:=([.C8]-[.D8])*1000" table:style-name="ce14">
            <text:p>-270.887</text:p>
          </table:table-cell>
          <table:table-cell office:value-type="float" office:value="-15.04927774991908" table:formula="of:=[.E8]/[.A8]" table:style-name="ce14">
            <text:p>-15.049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1c2c3c5</text:p>
          </table:table-cell>
          <table:table-cell office:value-type="float" office:value="-12513.205701265801" table:style-name="ce13">
            <text:p>-12513.205701</text:p>
          </table:table-cell>
          <table:table-cell office:value-type="float" office:value="-12513.3016023891" table:style-name="ce13">
            <text:p>-12513.301602</text:p>
          </table:table-cell>
          <table:table-cell office:value-type="float" office:value="95.901123298972379" table:formula="of:=([.J8]-[.K8])*1000" table:style-name="ce14">
            <text:p>95.901</text:p>
          </table:table-cell>
          <table:table-cell office:value-type="float" office:value="5.0474275420511781" table:formula="of:=[.L8]/[.H8]" table:style-name="ce14">
            <text:p>5.047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1c2c3c6</text:p>
          </table:table-cell>
          <table:table-cell office:value-type="float" office:value="-12497.3181798762" table:style-name="ce13">
            <text:p>-12497.318180</text:p>
          </table:table-cell>
          <table:table-cell office:value-type="float" office:value="-12497.086685182199" table:style-name="ce13">
            <text:p>-12497.086685</text:p>
          </table:table-cell>
          <table:table-cell office:value-type="float" office:value="-231.49469400050293" table:formula="of:=([.C9]-[.D9])*1000" table:style-name="ce14">
            <text:p>-231.495</text:p>
          </table:table-cell>
          <table:table-cell office:value-type="float" office:value="-12.860816333361274" table:formula="of:=[.E9]/[.A9]" table:style-name="ce14">
            <text:p>-12.861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1c2c3c6</text:p>
          </table:table-cell>
          <table:table-cell office:value-type="float" office:value="-12513.059574163701" table:style-name="ce13">
            <text:p>-12513.059574</text:p>
          </table:table-cell>
          <table:table-cell office:value-type="float" office:value="-12513.156130265401" table:style-name="ce13">
            <text:p>-12513.156130</text:p>
          </table:table-cell>
          <table:table-cell office:value-type="float" office:value="96.556101700116415" table:formula="of:=([.J9]-[.K9])*1000" table:style-name="ce14">
            <text:p>96.556</text:p>
          </table:table-cell>
          <table:table-cell office:value-type="float" office:value="5.0819000894798112" table:formula="of:=[.L9]/[.H9]" table:style-name="ce14">
            <text:p>5.082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1c2c3</text:p>
          </table:table-cell>
          <table:table-cell office:value-type="float" office:value="-10414.1803887509" table:style-name="ce13">
            <text:p>-10414.180389</text:p>
          </table:table-cell>
          <table:table-cell office:value-type="float" office:value="-10413.7953404206" table:style-name="ce13">
            <text:p>-10413.795340</text:p>
          </table:table-cell>
          <table:table-cell office:value-type="float" office:value="-385.04833029946894" table:formula="of:=([.C10]-[.D10])*1000" table:style-name="ce14">
            <text:p>-385.048</text:p>
          </table:table-cell>
          <table:table-cell office:value-type="float" office:value="-25.669888686631264" table:formula="of:=[.E10]/[.A10]" table:style-name="ce14">
            <text:p>-25.670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1c2c3</text:p>
          </table:table-cell>
          <table:table-cell office:value-type="float" office:value="-10429.7027672186" table:style-name="ce13">
            <text:p>-10429.702767</text:p>
          </table:table-cell>
          <table:table-cell office:value-type="float" office:value="-10429.758878750101" table:style-name="ce13">
            <text:p>-10429.758879</text:p>
          </table:table-cell>
          <table:table-cell office:value-type="float" office:value="56.111531501301215" table:formula="of:=([.J10]-[.K10])*1000" table:style-name="ce14">
            <text:p>56.112</text:p>
          </table:table-cell>
          <table:table-cell office:value-type="float" office:value="3.5069707188313259" table:formula="of:=[.L10]/[.H10]" table:style-name="ce14">
            <text:p>3.507</text:p>
          </table:table-cell>
          <table:table-cell table:number-columns-repeated="16371"/>
        </table:table-row>
        <table:table-row table:style-name="ro2">
          <table:table-cell office:value-type="float" office:value="21" table:style-name="ce12">
            <text:p>21</text:p>
          </table:table-cell>
          <table:table-cell office:value-type="string" table:style-name="ce12">
            <text:p>c0c1c2c4c5c6</text:p>
          </table:table-cell>
          <table:table-cell office:value-type="float" office:value="-14581.029321648801" table:style-name="ce13">
            <text:p>-14581.029322</text:p>
          </table:table-cell>
          <table:table-cell office:value-type="float" office:value="-14580.9125161866" table:style-name="ce13">
            <text:p>-14580.912516</text:p>
          </table:table-cell>
          <table:table-cell office:value-type="float" office:value="-116.80546220122778" table:formula="of:=([.C11]-[.D11])*1000" table:style-name="ce14">
            <text:p>-116.805</text:p>
          </table:table-cell>
          <table:table-cell office:value-type="float" office:value="-5.5621648667251327" table:formula="of:=[.E11]/[.A11]" table:style-name="ce14">
            <text:p>-5.562</text:p>
          </table:table-cell>
          <table:table-cell table:style-name="ce1"/>
          <table:table-cell office:value-type="float" office:value="22" table:style-name="ce12">
            <text:p>22</text:p>
          </table:table-cell>
          <table:table-cell office:value-type="string" table:style-name="ce12">
            <text:p>c0c1c2c4c5c6</text:p>
          </table:table-cell>
          <table:table-cell office:value-type="float" office:value="-14596.5682783875" table:style-name="ce13">
            <text:p>-14596.568278</text:p>
          </table:table-cell>
          <table:table-cell office:value-type="float" office:value="-14596.7823928906" table:style-name="ce13">
            <text:p>-14596.782393</text:p>
          </table:table-cell>
          <table:table-cell office:value-type="float" office:value="214.1145031000633" table:formula="of:=([.J11]-[.K11])*1000" table:style-name="ce14">
            <text:p>214.115</text:p>
          </table:table-cell>
          <table:table-cell office:value-type="float" office:value="9.7324774136392413" table:formula="of:=[.L11]/[.H11]" table:style-name="ce14">
            <text:p>9.732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1c2c4c5</text:p>
          </table:table-cell>
          <table:table-cell office:value-type="float" office:value="-12497.820590957999" table:style-name="ce13">
            <text:p>-12497.820591</text:p>
          </table:table-cell>
          <table:table-cell office:value-type="float" office:value="-12497.687077426501" table:style-name="ce13">
            <text:p>-12497.687077</text:p>
          </table:table-cell>
          <table:table-cell office:value-type="float" office:value="-133.51353149846545" table:formula="of:=([.C12]-[.D12])*1000" table:style-name="ce14">
            <text:p>-133.514</text:p>
          </table:table-cell>
          <table:table-cell office:value-type="float" office:value="-7.4174184165814143" table:formula="of:=[.E12]/[.A12]" table:style-name="ce14">
            <text:p>-7.417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1c2c4c5</text:p>
          </table:table-cell>
          <table:table-cell office:value-type="float" office:value="-12513.3229298651" table:style-name="ce13">
            <text:p>-12513.322930</text:p>
          </table:table-cell>
          <table:table-cell office:value-type="float" office:value="-12513.444652698599" table:style-name="ce13">
            <text:p>-12513.444653</text:p>
          </table:table-cell>
          <table:table-cell office:value-type="float" office:value="121.72283349900681" table:formula="of:=([.J12]-[.K12])*1000" table:style-name="ce14">
            <text:p>121.723</text:p>
          </table:table-cell>
          <table:table-cell office:value-type="float" office:value="6.4064649210003584" table:formula="of:=[.L12]/[.H12]" table:style-name="ce14">
            <text:p>6.406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1c2c4c6</text:p>
          </table:table-cell>
          <table:table-cell office:value-type="float" office:value="-12497.559593396199" table:style-name="ce13">
            <text:p>-12497.559593</text:p>
          </table:table-cell>
          <table:table-cell office:value-type="float" office:value="-12497.3969495209" table:style-name="ce13">
            <text:p>-12497.396950</text:p>
          </table:table-cell>
          <table:table-cell office:value-type="float" office:value="-162.64387529918167" table:formula="of:=([.C13]-[.D13])*1000" table:style-name="ce14">
            <text:p>-162.644</text:p>
          </table:table-cell>
          <table:table-cell office:value-type="float" office:value="-9.0357708499545382" table:formula="of:=[.E13]/[.A13]" table:style-name="ce14">
            <text:p>-9.036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1c2c4c6</text:p>
          </table:table-cell>
          <table:table-cell office:value-type="float" office:value="-12512.9823337995" table:style-name="ce13">
            <text:p>-12512.982334</text:p>
          </table:table-cell>
          <table:table-cell office:value-type="float" office:value="-12513.073489255399" table:style-name="ce13">
            <text:p>-12513.073489</text:p>
          </table:table-cell>
          <table:table-cell office:value-type="float" office:value="91.155455898842774" table:formula="of:=([.J13]-[.K13])*1000" table:style-name="ce14">
            <text:p>91.155</text:p>
          </table:table-cell>
          <table:table-cell office:value-type="float" office:value="4.7976555736233042" table:formula="of:=[.L13]/[.H13]" table:style-name="ce14">
            <text:p>4.798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1c2c4</text:p>
          </table:table-cell>
          <table:table-cell office:value-type="float" office:value="-10414.467042849599" table:style-name="ce13">
            <text:p>-10414.467043</text:p>
          </table:table-cell>
          <table:table-cell office:value-type="float" office:value="-10414.207810763201" table:style-name="ce13">
            <text:p>-10414.207811</text:p>
          </table:table-cell>
          <table:table-cell office:value-type="float" office:value="-259.23208639869699" table:formula="of:=([.C14]-[.D14])*1000" table:style-name="ce14">
            <text:p>-259.232</text:p>
          </table:table-cell>
          <table:table-cell office:value-type="float" office:value="-17.282139093246467" table:formula="of:=[.E14]/[.A14]" table:style-name="ce14">
            <text:p>-17.282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1c2c4</text:p>
          </table:table-cell>
          <table:table-cell office:value-type="float" office:value="-10429.7836011198" table:style-name="ce13">
            <text:p>-10429.783601</text:p>
          </table:table-cell>
          <table:table-cell office:value-type="float" office:value="-10429.8113423218" table:style-name="ce13">
            <text:p>-10429.811342</text:p>
          </table:table-cell>
          <table:table-cell office:value-type="float" office:value="27.741202000470366" table:formula="of:=([.J14]-[.K14])*1000" table:style-name="ce14">
            <text:p>27.741</text:p>
          </table:table-cell>
          <table:table-cell office:value-type="float" office:value="1.7338251250293979" table:formula="of:=[.L14]/[.H14]" table:style-name="ce14">
            <text:p>1.734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1c2c5c6</text:p>
          </table:table-cell>
          <table:table-cell office:value-type="float" office:value="-12497.5412583575" table:style-name="ce13">
            <text:p>-12497.541258</text:p>
          </table:table-cell>
          <table:table-cell office:value-type="float" office:value="-12497.4185825809" table:style-name="ce13">
            <text:p>-12497.418583</text:p>
          </table:table-cell>
          <table:table-cell office:value-type="float" office:value="-122.67577659986273" table:formula="of:=([.C15]-[.D15])*1000" table:style-name="ce14">
            <text:p>-122.676</text:p>
          </table:table-cell>
          <table:table-cell office:value-type="float" office:value="-6.8153209222145961" table:formula="of:=[.E15]/[.A15]" table:style-name="ce14">
            <text:p>-6.815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1c2c5c6</text:p>
          </table:table-cell>
          <table:table-cell office:value-type="float" office:value="-12513.1280402133" table:style-name="ce13">
            <text:p>-12513.128040</text:p>
          </table:table-cell>
          <table:table-cell office:value-type="float" office:value="-12513.217437540899" table:style-name="ce13">
            <text:p>-12513.217438</text:p>
          </table:table-cell>
          <table:table-cell office:value-type="float" office:value="89.39732759972685" table:formula="of:=([.J15]-[.K15])*1000" table:style-name="ce14">
            <text:p>89.397</text:p>
          </table:table-cell>
          <table:table-cell office:value-type="float" office:value="4.7051225052487817" table:formula="of:=[.L15]/[.H15]" table:style-name="ce14">
            <text:p>4.705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1c2c5</text:p>
          </table:table-cell>
          <table:table-cell office:value-type="float" office:value="-10414.4360381849" table:style-name="ce13">
            <text:p>-10414.436038</text:p>
          </table:table-cell>
          <table:table-cell office:value-type="float" office:value="-10414.209552292599" table:style-name="ce13">
            <text:p>-10414.209552</text:p>
          </table:table-cell>
          <table:table-cell office:value-type="float" office:value="-226.48589230084326" table:formula="of:=([.C16]-[.D16])*1000" table:style-name="ce14">
            <text:p>-226.486</text:p>
          </table:table-cell>
          <table:table-cell office:value-type="float" office:value="-15.099059486722885" table:formula="of:=[.E16]/[.A16]" table:style-name="ce14">
            <text:p>-15.099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1c2c5</text:p>
          </table:table-cell>
          <table:table-cell office:value-type="float" office:value="-10429.884727103399" table:style-name="ce13">
            <text:p>-10429.884727</text:p>
          </table:table-cell>
          <table:table-cell office:value-type="float" office:value="-10429.9102285354" table:style-name="ce13">
            <text:p>-10429.910229</text:p>
          </table:table-cell>
          <table:table-cell office:value-type="float" office:value="25.501432000964996" table:formula="of:=([.J16]-[.K16])*1000" table:style-name="ce14">
            <text:p>25.501</text:p>
          </table:table-cell>
          <table:table-cell office:value-type="float" office:value="1.5938395000603123" table:formula="of:=[.L16]/[.H16]" table:style-name="ce14">
            <text:p>1.594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1c2c6</text:p>
          </table:table-cell>
          <table:table-cell office:value-type="float" office:value="-10414.229455524001" table:style-name="ce13">
            <text:p>-10414.229456</text:p>
          </table:table-cell>
          <table:table-cell office:value-type="float" office:value="-10413.970092006601" table:style-name="ce13">
            <text:p>-10413.970092</text:p>
          </table:table-cell>
          <table:table-cell office:value-type="float" office:value="-259.36351739983365" table:formula="of:=([.C17]-[.D17])*1000" table:style-name="ce14">
            <text:p>-259.364</text:p>
          </table:table-cell>
          <table:table-cell office:value-type="float" office:value="-17.290901159988909" table:formula="of:=[.E17]/[.A17]" table:style-name="ce14">
            <text:p>-17.291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1c2c6</text:p>
          </table:table-cell>
          <table:table-cell office:value-type="float" office:value="-10429.5821328409" table:style-name="ce13">
            <text:p>-10429.582133</text:p>
          </table:table-cell>
          <table:table-cell office:value-type="float" office:value="-10429.6292708703" table:style-name="ce13">
            <text:p>-10429.629271</text:p>
          </table:table-cell>
          <table:table-cell office:value-type="float" office:value="47.138029400230153" table:formula="of:=([.J17]-[.K17])*1000" table:style-name="ce14">
            <text:p>47.138</text:p>
          </table:table-cell>
          <table:table-cell office:value-type="float" office:value="2.9461268375143845" table:formula="of:=[.L17]/[.H17]" table:style-name="ce14">
            <text:p>2.946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1c2</text:p>
          </table:table-cell>
          <table:table-cell office:value-type="float" office:value="-8331.1964927648296" table:style-name="ce13">
            <text:p>-8331.196493</text:p>
          </table:table-cell>
          <table:table-cell office:value-type="float" office:value="-8330.8171171943504" table:style-name="ce13">
            <text:p>-8330.817117</text:p>
          </table:table-cell>
          <table:table-cell office:value-type="float" office:value="-379.37557047916926" table:formula="of:=([.C18]-[.D18])*1000" table:style-name="ce14">
            <text:p>-379.376</text:p>
          </table:table-cell>
          <table:table-cell office:value-type="float" office:value="-31.614630873264105" table:formula="of:=[.E18]/[.A18]" table:style-name="ce14">
            <text:p>-31.615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1c2</text:p>
          </table:table-cell>
          <table:table-cell office:value-type="float" office:value="-8346.3735763030309" table:style-name="ce13">
            <text:p>-8346.373576</text:p>
          </table:table-cell>
          <table:table-cell office:value-type="float" office:value="-8346.3835596200406" table:style-name="ce13">
            <text:p>-8346.383560</text:p>
          </table:table-cell>
          <table:table-cell office:value-type="float" office:value="9.9833170097554103" table:formula="of:=([.J18]-[.K18])*1000" table:style-name="ce14">
            <text:p>9.983</text:p>
          </table:table-cell>
          <table:table-cell office:value-type="float" office:value="0.76794746228887767" table:formula="of:=[.L18]/[.H18]" table:style-name="ce14">
            <text:p>0.768</text:p>
          </table:table-cell>
          <table:table-cell table:number-columns-repeated="16371"/>
        </table:table-row>
        <table:table-row table:style-name="ro2">
          <table:table-cell office:value-type="float" office:value="21" table:style-name="ce12">
            <text:p>21</text:p>
          </table:table-cell>
          <table:table-cell office:value-type="string" table:style-name="ce12">
            <text:p>c0c1c3c4c5c6</text:p>
          </table:table-cell>
          <table:table-cell office:value-type="float" office:value="-14581.675787956799" table:style-name="ce13">
            <text:p>-14581.675788</text:p>
          </table:table-cell>
          <table:table-cell office:value-type="float" office:value="-14581.747416242801" table:style-name="ce13">
            <text:p>-14581.747416</text:p>
          </table:table-cell>
          <table:table-cell office:value-type="float" office:value="71.628286001214292" table:formula="of:=([.C19]-[.D19])*1000" table:style-name="ce14">
            <text:p>71.628</text:p>
          </table:table-cell>
          <table:table-cell office:value-type="float" office:value="3.4108707619625855" table:formula="of:=[.E19]/[.A19]" table:style-name="ce14">
            <text:p>3.411</text:p>
          </table:table-cell>
          <table:table-cell table:style-name="ce1"/>
          <table:table-cell office:value-type="float" office:value="22" table:style-name="ce12">
            <text:p>22</text:p>
          </table:table-cell>
          <table:table-cell office:value-type="string" table:style-name="ce12">
            <text:p>c0c1c3c4c5c6</text:p>
          </table:table-cell>
          <table:table-cell office:value-type="float" office:value="-14596.5057283675" table:style-name="ce13">
            <text:p>-14596.505728</text:p>
          </table:table-cell>
          <table:table-cell office:value-type="float" office:value="-14596.773004958901" table:style-name="ce13">
            <text:p>-14596.773005</text:p>
          </table:table-cell>
          <table:table-cell office:value-type="float" office:value="267.2765914012416" table:formula="of:=([.J19]-[.K19])*1000" table:style-name="ce14">
            <text:p>267.277</text:p>
          </table:table-cell>
          <table:table-cell office:value-type="float" office:value="12.148935972783709" table:formula="of:=[.L19]/[.H19]" table:style-name="ce14">
            <text:p>12.149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1c3c4c5</text:p>
          </table:table-cell>
          <table:table-cell office:value-type="float" office:value="-12498.1739630462" table:style-name="ce13">
            <text:p>-12498.173963</text:p>
          </table:table-cell>
          <table:table-cell office:value-type="float" office:value="-12498.1900528726" table:style-name="ce13">
            <text:p>-12498.190053</text:p>
          </table:table-cell>
          <table:table-cell office:value-type="float" office:value="16.089826400275342" table:formula="of:=([.C20]-[.D20])*1000" table:style-name="ce14">
            <text:p>16.090</text:p>
          </table:table-cell>
          <table:table-cell office:value-type="float" office:value="0.89387924445974121" table:formula="of:=[.E20]/[.A20]" table:style-name="ce14">
            <text:p>0.894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1c3c4c5</text:p>
          </table:table-cell>
          <table:table-cell office:value-type="float" office:value="-12513.001203814199" table:style-name="ce13">
            <text:p>-12513.001204</text:p>
          </table:table-cell>
          <table:table-cell office:value-type="float" office:value="-12513.2201586805" table:style-name="ce13">
            <text:p>-12513.220159</text:p>
          </table:table-cell>
          <table:table-cell office:value-type="float" office:value="218.95486630091909" table:formula="of:=([.J20]-[.K20])*1000" table:style-name="ce14">
            <text:p>218.955</text:p>
          </table:table-cell>
          <table:table-cell office:value-type="float" office:value="11.523940331627321" table:formula="of:=[.L20]/[.H20]" table:style-name="ce14">
            <text:p>11.524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1c3c4c6</text:p>
          </table:table-cell>
          <table:table-cell office:value-type="float" office:value="-12497.842298577099" table:style-name="ce13">
            <text:p>-12497.842299</text:p>
          </table:table-cell>
          <table:table-cell office:value-type="float" office:value="-12497.9990832945" table:style-name="ce13">
            <text:p>-12497.999083</text:p>
          </table:table-cell>
          <table:table-cell office:value-type="float" office:value="156.78471740102395" table:formula="of:=([.C21]-[.D21])*1000" table:style-name="ce14">
            <text:p>156.785</text:p>
          </table:table-cell>
          <table:table-cell office:value-type="float" office:value="8.7102620778346633" table:formula="of:=[.E21]/[.A21]" table:style-name="ce14">
            <text:p>8.710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1c3c4c6</text:p>
          </table:table-cell>
          <table:table-cell office:value-type="float" office:value="-12512.777360964799" table:style-name="ce13">
            <text:p>-12512.777361</text:p>
          </table:table-cell>
          <table:table-cell office:value-type="float" office:value="-12513.033542925799" table:style-name="ce13">
            <text:p>-12513.033543</text:p>
          </table:table-cell>
          <table:table-cell office:value-type="float" office:value="256.18196100003843" table:formula="of:=([.J21]-[.K21])*1000" table:style-name="ce14">
            <text:p>256.182</text:p>
          </table:table-cell>
          <table:table-cell office:value-type="float" office:value="13.48326110526518" table:formula="of:=[.L21]/[.H21]" table:style-name="ce14">
            <text:p>13.483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1c3c4</text:p>
          </table:table-cell>
          <table:table-cell office:value-type="float" office:value="-10414.5715737952" table:style-name="ce13">
            <text:p>-10414.571574</text:p>
          </table:table-cell>
          <table:table-cell office:value-type="float" office:value="-10414.4926052351" table:style-name="ce13">
            <text:p>-10414.492605</text:p>
          </table:table-cell>
          <table:table-cell office:value-type="float" office:value="-78.968560099383467" table:formula="of:=([.C22]-[.D22])*1000" table:style-name="ce14">
            <text:p>-78.969</text:p>
          </table:table-cell>
          <table:table-cell office:value-type="float" office:value="-5.2645706732922308" table:formula="of:=[.E22]/[.A22]" table:style-name="ce14">
            <text:p>-5.265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1c3c4</text:p>
          </table:table-cell>
          <table:table-cell office:value-type="float" office:value="-10429.364247110399" table:style-name="ce13">
            <text:p>-10429.364247</text:p>
          </table:table-cell>
          <table:table-cell office:value-type="float" office:value="-10429.536643277899" table:style-name="ce13">
            <text:p>-10429.536643</text:p>
          </table:table-cell>
          <table:table-cell office:value-type="float" office:value="172.39616749975539" table:formula="of:=([.J22]-[.K22])*1000" table:style-name="ce14">
            <text:p>172.396</text:p>
          </table:table-cell>
          <table:table-cell office:value-type="float" office:value="10.774760468734712" table:formula="of:=[.L22]/[.H22]" table:style-name="ce14">
            <text:p>10.775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1c3c5c6</text:p>
          </table:table-cell>
          <table:table-cell office:value-type="float" office:value="-12498.070822603" table:style-name="ce13">
            <text:p>-12498.070823</text:p>
          </table:table-cell>
          <table:table-cell office:value-type="float" office:value="-12498.0939422215" table:style-name="ce13">
            <text:p>-12498.093942</text:p>
          </table:table-cell>
          <table:table-cell office:value-type="float" office:value="23.119618499549688" table:formula="of:=([.C23]-[.D23])*1000" table:style-name="ce14">
            <text:p>23.120</text:p>
          </table:table-cell>
          <table:table-cell office:value-type="float" office:value="1.2844232499749826" table:formula="of:=[.E23]/[.A23]" table:style-name="ce14">
            <text:p>1.284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1c3c5c6</text:p>
          </table:table-cell>
          <table:table-cell office:value-type="float" office:value="-12513.078985685301" table:style-name="ce13">
            <text:p>-12513.078986</text:p>
          </table:table-cell>
          <table:table-cell office:value-type="float" office:value="-12513.202280793301" table:style-name="ce13">
            <text:p>-12513.202281</text:p>
          </table:table-cell>
          <table:table-cell office:value-type="float" office:value="123.29510800009302" table:formula="of:=([.J23]-[.K23])*1000" table:style-name="ce14">
            <text:p>123.295</text:p>
          </table:table-cell>
          <table:table-cell office:value-type="float" office:value="6.4892162105312119" table:formula="of:=[.L23]/[.H23]" table:style-name="ce14">
            <text:p>6.489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1c3c5</text:p>
          </table:table-cell>
          <table:table-cell office:value-type="float" office:value="-10414.792874827999" table:style-name="ce13">
            <text:p>-10414.792875</text:p>
          </table:table-cell>
          <table:table-cell office:value-type="float" office:value="-10414.625668962201" table:style-name="ce13">
            <text:p>-10414.625669</text:p>
          </table:table-cell>
          <table:table-cell office:value-type="float" office:value="-167.20586579867813" table:formula="of:=([.C24]-[.D24])*1000" table:style-name="ce14">
            <text:p>-167.206</text:p>
          </table:table-cell>
          <table:table-cell office:value-type="float" office:value="-11.147057719911876" table:formula="of:=[.E24]/[.A24]" table:style-name="ce14">
            <text:p>-11.147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1c3c5</text:p>
          </table:table-cell>
          <table:table-cell office:value-type="float" office:value="-10429.642732075899" table:style-name="ce13">
            <text:p>-10429.642732</text:p>
          </table:table-cell>
          <table:table-cell office:value-type="float" office:value="-10429.685897785699" table:style-name="ce13">
            <text:p>-10429.685898</text:p>
          </table:table-cell>
          <table:table-cell office:value-type="float" office:value="43.165709799723118" table:formula="of:=([.J24]-[.K24])*1000" table:style-name="ce14">
            <text:p>43.166</text:p>
          </table:table-cell>
          <table:table-cell office:value-type="float" office:value="2.6978568624826949" table:formula="of:=[.L24]/[.H24]" table:style-name="ce14">
            <text:p>2.698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1c3c6</text:p>
          </table:table-cell>
          <table:table-cell office:value-type="float" office:value="-10414.547776885" table:style-name="ce13">
            <text:p>-10414.547777</text:p>
          </table:table-cell>
          <table:table-cell office:value-type="float" office:value="-10414.5310821493" table:style-name="ce13">
            <text:p>-10414.531082</text:p>
          </table:table-cell>
          <table:table-cell office:value-type="float" office:value="-16.694735699275043" table:formula="of:=([.C25]-[.D25])*1000" table:style-name="ce14">
            <text:p>-16.695</text:p>
          </table:table-cell>
          <table:table-cell office:value-type="float" office:value="-1.1129823799516696" table:formula="of:=[.E25]/[.A25]" table:style-name="ce14">
            <text:p>-1.113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1c3c6</text:p>
          </table:table-cell>
          <table:table-cell office:value-type="float" office:value="-10429.525979676" table:style-name="ce13">
            <text:p>-10429.525980</text:p>
          </table:table-cell>
          <table:table-cell office:value-type="float" office:value="-10429.6049710936" table:style-name="ce13">
            <text:p>-10429.604971</text:p>
          </table:table-cell>
          <table:table-cell office:value-type="float" office:value="78.991417600263958" table:formula="of:=([.J25]-[.K25])*1000" table:style-name="ce14">
            <text:p>78.991</text:p>
          </table:table-cell>
          <table:table-cell office:value-type="float" office:value="4.9369636000164974" table:formula="of:=[.L25]/[.H25]" table:style-name="ce14">
            <text:p>4.937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1c3</text:p>
          </table:table-cell>
          <table:table-cell office:value-type="float" office:value="-8331.4189306898297" table:style-name="ce13">
            <text:p>-8331.418931</text:p>
          </table:table-cell>
          <table:table-cell office:value-type="float" office:value="-8331.1839268142103" table:style-name="ce13">
            <text:p>-8331.183927</text:p>
          </table:table-cell>
          <table:table-cell office:value-type="float" office:value="-235.00387561944081" table:formula="of:=([.C26]-[.D26])*1000" table:style-name="ce14">
            <text:p>-235.004</text:p>
          </table:table-cell>
          <table:table-cell office:value-type="float" office:value="-19.583656301620067" table:formula="of:=[.E26]/[.A26]" table:style-name="ce14">
            <text:p>-19.584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1c3</text:p>
          </table:table-cell>
          <table:table-cell office:value-type="float" office:value="-8346.1715831162801" table:style-name="ce13">
            <text:p>-8346.171583</text:p>
          </table:table-cell>
          <table:table-cell office:value-type="float" office:value="-8346.2107944660002" table:style-name="ce13">
            <text:p>-8346.210794</text:p>
          </table:table-cell>
          <table:table-cell office:value-type="float" office:value="39.211349720062572" table:formula="of:=([.J26]-[.K26])*1000" table:style-name="ce14">
            <text:p>39.211</text:p>
          </table:table-cell>
          <table:table-cell office:value-type="float" office:value="3.0162576707740438" table:formula="of:=[.L26]/[.H26]" table:style-name="ce14">
            <text:p>3.016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1c4c5c6</text:p>
          </table:table-cell>
          <table:table-cell office:value-type="float" office:value="-12498.2750106609" table:style-name="ce13">
            <text:p>-12498.275011</text:p>
          </table:table-cell>
          <table:table-cell office:value-type="float" office:value="-12498.339742762701" table:style-name="ce13">
            <text:p>-12498.339743</text:p>
          </table:table-cell>
          <table:table-cell office:value-type="float" office:value="64.732101800473174" table:formula="of:=([.C27]-[.D27])*1000" table:style-name="ce14">
            <text:p>64.732</text:p>
          </table:table-cell>
          <table:table-cell office:value-type="float" office:value="3.5962278778040653" table:formula="of:=[.E27]/[.A27]" table:style-name="ce14">
            <text:p>3.596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1c4c5c6</text:p>
          </table:table-cell>
          <table:table-cell office:value-type="float" office:value="-12512.914202177901" table:style-name="ce13">
            <text:p>-12512.914202</text:p>
          </table:table-cell>
          <table:table-cell office:value-type="float" office:value="-12513.0752307847" table:style-name="ce13">
            <text:p>-12513.075231</text:p>
          </table:table-cell>
          <table:table-cell office:value-type="float" office:value="161.02860679893638" table:formula="of:=([.J27]-[.K27])*1000" table:style-name="ce14">
            <text:p>161.029</text:p>
          </table:table-cell>
          <table:table-cell office:value-type="float" office:value="8.4751898315229681" table:formula="of:=[.L27]/[.H27]" table:style-name="ce14">
            <text:p>8.475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1c4c5</text:p>
          </table:table-cell>
          <table:table-cell office:value-type="float" office:value="-10415.061282325099" table:style-name="ce13">
            <text:p>-10415.061282</text:p>
          </table:table-cell>
          <table:table-cell office:value-type="float" office:value="-10415.001512765601" table:style-name="ce13">
            <text:p>-10415.001513</text:p>
          </table:table-cell>
          <table:table-cell office:value-type="float" office:value="-59.769559498818126" table:formula="of:=([.C28]-[.D28])*1000" table:style-name="ce14">
            <text:p>-59.770</text:p>
          </table:table-cell>
          <table:table-cell office:value-type="float" office:value="-3.9846372999212085" table:formula="of:=[.E28]/[.A28]" table:style-name="ce14">
            <text:p>-3.985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1c4c5</text:p>
          </table:table-cell>
          <table:table-cell office:value-type="float" office:value="-10429.657492897701" table:style-name="ce13">
            <text:p>-10429.657493</text:p>
          </table:table-cell>
          <table:table-cell office:value-type="float" office:value="-10429.711585343601" table:style-name="ce13">
            <text:p>-10429.711585</text:p>
          </table:table-cell>
          <table:table-cell office:value-type="float" office:value="54.092445900096209" table:formula="of:=([.J28]-[.K28])*1000" table:style-name="ce14">
            <text:p>54.092</text:p>
          </table:table-cell>
          <table:table-cell office:value-type="float" office:value="3.380777868756013" table:formula="of:=[.L28]/[.H28]" table:style-name="ce14">
            <text:p>3.381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1c4c6</text:p>
          </table:table-cell>
          <table:table-cell office:value-type="float" office:value="-10414.6629619085" table:style-name="ce13">
            <text:p>-10414.662962</text:p>
          </table:table-cell>
          <table:table-cell office:value-type="float" office:value="-10414.6519279595" table:style-name="ce13">
            <text:p>-10414.651928</text:p>
          </table:table-cell>
          <table:table-cell office:value-type="float" office:value="-11.033949000193388" table:formula="of:=([.C29]-[.D29])*1000" table:style-name="ce14">
            <text:p>-11.034</text:p>
          </table:table-cell>
          <table:table-cell office:value-type="float" office:value="-0.73559660001289251" table:formula="of:=[.E29]/[.A29]" table:style-name="ce14">
            <text:p>-0.736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1c4c6</text:p>
          </table:table-cell>
          <table:table-cell office:value-type="float" office:value="-10429.2702486078" table:style-name="ce13">
            <text:p>-10429.270249</text:p>
          </table:table-cell>
          <table:table-cell office:value-type="float" office:value="-10429.3905180807" table:style-name="ce13">
            <text:p>-10429.390518</text:p>
          </table:table-cell>
          <table:table-cell office:value-type="float" office:value="120.26947289996315" table:formula="of:=([.J29]-[.K29])*1000" table:style-name="ce14">
            <text:p>120.269</text:p>
          </table:table-cell>
          <table:table-cell office:value-type="float" office:value="7.5168420562476967" table:formula="of:=[.L29]/[.H29]" table:style-name="ce14">
            <text:p>7.517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1c4</text:p>
          </table:table-cell>
          <table:table-cell office:value-type="float" office:value="-8331.5669712972303" table:style-name="ce13">
            <text:p>-8331.566971</text:p>
          </table:table-cell>
          <table:table-cell office:value-type="float" office:value="-8331.4176727069807" table:style-name="ce13">
            <text:p>-8331.417673</text:p>
          </table:table-cell>
          <table:table-cell office:value-type="float" office:value="-149.29859024960024" table:formula="of:=([.C30]-[.D30])*1000" table:style-name="ce14">
            <text:p>-149.299</text:p>
          </table:table-cell>
          <table:table-cell office:value-type="float" office:value="-12.441549187466686" table:formula="of:=[.E30]/[.A30]" table:style-name="ce14">
            <text:p>-12.442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1c4</text:p>
          </table:table-cell>
          <table:table-cell office:value-type="float" office:value="-8346.0704231184809" table:style-name="ce13">
            <text:p>-8346.070423</text:p>
          </table:table-cell>
          <table:table-cell office:value-type="float" office:value="-8346.1315276690602" table:style-name="ce13">
            <text:p>-8346.131528</text:p>
          </table:table-cell>
          <table:table-cell office:value-type="float" office:value="61.104550579329953" table:formula="of:=([.J30]-[.K30])*1000" table:style-name="ce14">
            <text:p>61.105</text:p>
          </table:table-cell>
          <table:table-cell office:value-type="float" office:value="4.7003500445638426" table:formula="of:=[.L30]/[.H30]" table:style-name="ce14">
            <text:p>4.700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1c5c6</text:p>
          </table:table-cell>
          <table:table-cell office:value-type="float" office:value="-10414.878386096199" table:style-name="ce13">
            <text:p>-10414.878386</text:p>
          </table:table-cell>
          <table:table-cell office:value-type="float" office:value="-10414.8576733256" table:style-name="ce13">
            <text:p>-10414.857673</text:p>
          </table:table-cell>
          <table:table-cell office:value-type="float" office:value="-20.712770599857322" table:formula="of:=([.C31]-[.D31])*1000" table:style-name="ce14">
            <text:p>-20.713</text:p>
          </table:table-cell>
          <table:table-cell office:value-type="float" office:value="-1.3808513733238215" table:formula="of:=[.E31]/[.A31]" table:style-name="ce14">
            <text:p>-1.381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1c5c6</text:p>
          </table:table-cell>
          <table:table-cell office:value-type="float" office:value="-10429.573199067399" table:style-name="ce13">
            <text:p>-10429.573199</text:p>
          </table:table-cell>
          <table:table-cell office:value-type="float" office:value="-10429.635828816799" table:style-name="ce13">
            <text:p>-10429.635829</text:p>
          </table:table-cell>
          <table:table-cell office:value-type="float" office:value="62.629749400002765" table:formula="of:=([.J31]-[.K31])*1000" table:style-name="ce14">
            <text:p>62.630</text:p>
          </table:table-cell>
          <table:table-cell office:value-type="float" office:value="3.9143593375001728" table:formula="of:=[.L31]/[.H31]" table:style-name="ce14">
            <text:p>3.914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1c5</text:p>
          </table:table-cell>
          <table:table-cell office:value-type="float" office:value="-8331.7700883146299" table:style-name="ce13">
            <text:p>-8331.770088</text:p>
          </table:table-cell>
          <table:table-cell office:value-type="float" office:value="-8331.5790090746505" table:style-name="ce13">
            <text:p>-8331.579009</text:p>
          </table:table-cell>
          <table:table-cell office:value-type="float" office:value="-191.07923997944454" table:formula="of:=([.C32]-[.D32])*1000" table:style-name="ce14">
            <text:p>-191.079</text:p>
          </table:table-cell>
          <table:table-cell office:value-type="float" office:value="-15.923269998287045" table:formula="of:=[.E32]/[.A32]" table:style-name="ce14">
            <text:p>-15.923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1c5</text:p>
          </table:table-cell>
          <table:table-cell office:value-type="float" office:value="-8346.3389269438703" table:style-name="ce13">
            <text:p>-8346.338927</text:p>
          </table:table-cell>
          <table:table-cell office:value-type="float" office:value="-8346.3142521940899" table:style-name="ce13">
            <text:p>-8346.314252</text:p>
          </table:table-cell>
          <table:table-cell office:value-type="float" office:value="-24.674749780388083" table:formula="of:=([.J32]-[.K32])*1000" table:style-name="ce14">
            <text:p>-24.675</text:p>
          </table:table-cell>
          <table:table-cell office:value-type="float" office:value="-1.898057675414468" table:formula="of:=[.L32]/[.H32]" table:style-name="ce14">
            <text:p>-1.898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1c6</text:p>
          </table:table-cell>
          <table:table-cell office:value-type="float" office:value="-8331.4844023973801" table:style-name="ce13">
            <text:p>-8331.484402</text:p>
          </table:table-cell>
          <table:table-cell office:value-type="float" office:value="-8331.4004478932293" table:style-name="ce13">
            <text:p>-8331.400448</text:p>
          </table:table-cell>
          <table:table-cell office:value-type="float" office:value="-83.954504150824505" table:formula="of:=([.C33]-[.D33])*1000" table:style-name="ce14">
            <text:p>-83.955</text:p>
          </table:table-cell>
          <table:table-cell office:value-type="float" office:value="-6.9962086792353757" table:formula="of:=[.E33]/[.A33]" table:style-name="ce14">
            <text:p>-6.996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1c6</text:p>
          </table:table-cell>
          <table:table-cell office:value-type="float" office:value="-8346.0683406303306" table:style-name="ce13">
            <text:p>-8346.068341</text:p>
          </table:table-cell>
          <table:table-cell office:value-type="float" office:value="-8346.1214050297003" table:style-name="ce13">
            <text:p>-8346.121405</text:p>
          </table:table-cell>
          <table:table-cell office:value-type="float" office:value="53.064399369759485" table:formula="of:=([.J33]-[.K33])*1000" table:style-name="ce14">
            <text:p>53.064</text:p>
          </table:table-cell>
          <table:table-cell office:value-type="float" office:value="4.0818768745968832" table:formula="of:=[.L33]/[.H33]" table:style-name="ce14">
            <text:p>4.082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0c1</text:p>
          </table:table-cell>
          <table:table-cell office:value-type="float" office:value="-6248.4482455644902" table:style-name="ce13">
            <text:p>-6248.448246</text:p>
          </table:table-cell>
          <table:table-cell office:value-type="float" office:value="-6248.21998957088" table:style-name="ce13">
            <text:p>-6248.219990</text:p>
          </table:table-cell>
          <table:table-cell office:value-type="float" office:value="-228.25599361021887" table:formula="of:=([.C34]-[.D34])*1000" table:style-name="ce14">
            <text:p>-228.256</text:p>
          </table:table-cell>
          <table:table-cell office:value-type="float" office:value="-25.361777067802095" table:formula="of:=[.E34]/[.A34]" table:style-name="ce14">
            <text:p>-25.362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0c1</text:p>
          </table:table-cell>
          <table:table-cell office:value-type="float" office:value="-6262.87517186485" table:style-name="ce13">
            <text:p>-6262.875172</text:p>
          </table:table-cell>
          <table:table-cell office:value-type="float" office:value="-6262.8656527742496" table:style-name="ce13">
            <text:p>-6262.865653</text:p>
          </table:table-cell>
          <table:table-cell office:value-type="float" office:value="-9.5190906004063436" table:formula="of:=([.J34]-[.K34])*1000" table:style-name="ce14">
            <text:p>-9.519</text:p>
          </table:table-cell>
          <table:table-cell office:value-type="float" office:value="-0.95190906004063436" table:formula="of:=[.L34]/[.H34]" table:style-name="ce14">
            <text:p>-0.952</text:p>
          </table:table-cell>
          <table:table-cell table:number-columns-repeated="16371"/>
        </table:table-row>
        <table:table-row table:style-name="ro2">
          <table:table-cell office:value-type="float" office:value="21" table:style-name="ce12">
            <text:p>21</text:p>
          </table:table-cell>
          <table:table-cell office:value-type="string" table:style-name="ce12">
            <text:p>c0c2c3c4c5c6</text:p>
          </table:table-cell>
          <table:table-cell office:value-type="float" office:value="-14581.598539157099" table:style-name="ce13">
            <text:p>-14581.598539</text:p>
          </table:table-cell>
          <table:table-cell office:value-type="float" office:value="-14581.4764451601" table:style-name="ce13">
            <text:p>-14581.476445</text:p>
          </table:table-cell>
          <table:table-cell office:value-type="float" office:value="-122.09399699895584" table:formula="of:=([.C35]-[.D35])*1000" table:style-name="ce14">
            <text:p>-122.094</text:p>
          </table:table-cell>
          <table:table-cell office:value-type="float" office:value="-5.813999857093135" table:formula="of:=[.E35]/[.A35]" table:style-name="ce14">
            <text:p>-5.814</text:p>
          </table:table-cell>
          <table:table-cell table:style-name="ce1"/>
          <table:table-cell office:value-type="float" office:value="22" table:style-name="ce12">
            <text:p>22</text:p>
          </table:table-cell>
          <table:table-cell office:value-type="string" table:style-name="ce12">
            <text:p>c0c2c3c4c5c6</text:p>
          </table:table-cell>
          <table:table-cell office:value-type="float" office:value="-14596.375723745599" table:style-name="ce13">
            <text:p>-14596.375724</text:p>
          </table:table-cell>
          <table:table-cell office:value-type="float" office:value="-14596.598144527399" table:style-name="ce13">
            <text:p>-14596.598145</text:p>
          </table:table-cell>
          <table:table-cell office:value-type="float" office:value="222.42078179988312" table:formula="of:=([.J35]-[.K35])*1000" table:style-name="ce14">
            <text:p>222.421</text:p>
          </table:table-cell>
          <table:table-cell office:value-type="float" office:value="10.110035536358323" table:formula="of:=[.L35]/[.H35]" table:style-name="ce14">
            <text:p>10.110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2c3c4c5</text:p>
          </table:table-cell>
          <table:table-cell office:value-type="float" office:value="-12497.9421137877" table:style-name="ce13">
            <text:p>-12497.942114</text:p>
          </table:table-cell>
          <table:table-cell office:value-type="float" office:value="-12497.8579649942" table:style-name="ce13">
            <text:p>-12497.857965</text:p>
          </table:table-cell>
          <table:table-cell office:value-type="float" office:value="-84.148793499480234" table:formula="of:=([.C36]-[.D36])*1000" table:style-name="ce14">
            <text:p>-84.149</text:p>
          </table:table-cell>
          <table:table-cell office:value-type="float" office:value="-4.6749329721933464" table:formula="of:=[.E36]/[.A36]" table:style-name="ce14">
            <text:p>-4.675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2c3c4c5</text:p>
          </table:table-cell>
          <table:table-cell office:value-type="float" office:value="-12512.762801507301" table:style-name="ce13">
            <text:p>-12512.762802</text:p>
          </table:table-cell>
          <table:table-cell office:value-type="float" office:value="-12513.0143316802" table:style-name="ce13">
            <text:p>-12513.014332</text:p>
          </table:table-cell>
          <table:table-cell office:value-type="float" office:value="251.5301728999475" table:formula="of:=([.J36]-[.K36])*1000" table:style-name="ce14">
            <text:p>251.530</text:p>
          </table:table-cell>
          <table:table-cell office:value-type="float" office:value="13.238430152628816" table:formula="of:=[.L36]/[.H36]" table:style-name="ce14">
            <text:p>13.238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2c3c4c6</text:p>
          </table:table-cell>
          <table:table-cell office:value-type="float" office:value="-12498.064809972901" table:style-name="ce13">
            <text:p>-12498.064810</text:p>
          </table:table-cell>
          <table:table-cell office:value-type="float" office:value="-12497.9584838915" table:style-name="ce13">
            <text:p>-12497.958484</text:p>
          </table:table-cell>
          <table:table-cell office:value-type="float" office:value="-106.32608140076627" table:formula="of:=([.C37]-[.D37])*1000" table:style-name="ce14">
            <text:p>-106.326</text:p>
          </table:table-cell>
          <table:table-cell office:value-type="float" office:value="-5.9070045222647929" table:formula="of:=[.E37]/[.A37]" table:style-name="ce14">
            <text:p>-5.907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2c3c4c6</text:p>
          </table:table-cell>
          <table:table-cell office:value-type="float" office:value="-12512.908356353701" table:style-name="ce13">
            <text:p>-12512.908356</text:p>
          </table:table-cell>
          <table:table-cell office:value-type="float" office:value="-12513.0428764347" table:style-name="ce13">
            <text:p>-12513.042876</text:p>
          </table:table-cell>
          <table:table-cell office:value-type="float" office:value="134.52008099920931" table:formula="of:=([.J37]-[.K37])*1000" table:style-name="ce14">
            <text:p>134.520</text:p>
          </table:table-cell>
          <table:table-cell office:value-type="float" office:value="7.0800042631162796" table:formula="of:=[.L37]/[.H37]" table:style-name="ce14">
            <text:p>7.080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2c3c4</text:p>
          </table:table-cell>
          <table:table-cell office:value-type="float" office:value="-10414.7037417231" table:style-name="ce13">
            <text:p>-10414.703742</text:p>
          </table:table-cell>
          <table:table-cell office:value-type="float" office:value="-10414.5644433209" table:style-name="ce13">
            <text:p>-10414.564443</text:p>
          </table:table-cell>
          <table:table-cell office:value-type="float" office:value="-139.29840220043843" table:formula="of:=([.C38]-[.D38])*1000" table:style-name="ce14">
            <text:p>-139.298</text:p>
          </table:table-cell>
          <table:table-cell office:value-type="float" office:value="-9.286560146695896" table:formula="of:=[.E38]/[.A38]" table:style-name="ce14">
            <text:p>-9.287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2c3c4</text:p>
          </table:table-cell>
          <table:table-cell office:value-type="float" office:value="-10429.513561755301" table:style-name="ce13">
            <text:p>-10429.513562</text:p>
          </table:table-cell>
          <table:table-cell office:value-type="float" office:value="-10429.668809028901" table:style-name="ce13">
            <text:p>-10429.668809</text:p>
          </table:table-cell>
          <table:table-cell office:value-type="float" office:value="155.24727360025281" table:formula="of:=([.J38]-[.K38])*1000" table:style-name="ce14">
            <text:p>155.247</text:p>
          </table:table-cell>
          <table:table-cell office:value-type="float" office:value="9.7029546000158007" table:formula="of:=[.L38]/[.H38]" table:style-name="ce14">
            <text:p>9.703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2c3c5c6</text:p>
          </table:table-cell>
          <table:table-cell office:value-type="float" office:value="-12497.9048926795" table:style-name="ce13">
            <text:p>-12497.904893</text:p>
          </table:table-cell>
          <table:table-cell office:value-type="float" office:value="-12497.768167386999" table:style-name="ce13">
            <text:p>-12497.768167</text:p>
          </table:table-cell>
          <table:table-cell office:value-type="float" office:value="-136.72529250106891" table:formula="of:=([.C39]-[.D39])*1000" table:style-name="ce14">
            <text:p>-136.725</text:p>
          </table:table-cell>
          <table:table-cell office:value-type="float" office:value="-7.5958495833927167" table:formula="of:=[.E39]/[.A39]" table:style-name="ce14">
            <text:p>-7.596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2c3c5c6</text:p>
          </table:table-cell>
          <table:table-cell office:value-type="float" office:value="-12512.825639696001" table:style-name="ce13">
            <text:p>-12512.825640</text:p>
          </table:table-cell>
          <table:table-cell office:value-type="float" office:value="-12512.9406704309" table:style-name="ce13">
            <text:p>-12512.940670</text:p>
          </table:table-cell>
          <table:table-cell office:value-type="float" office:value="115.03073489984672" table:formula="of:=([.J39]-[.K39])*1000" table:style-name="ce14">
            <text:p>115.031</text:p>
          </table:table-cell>
          <table:table-cell office:value-type="float" office:value="6.0542492052550907" table:formula="of:=[.L39]/[.H39]" table:style-name="ce14">
            <text:p>6.054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2c3c5</text:p>
          </table:table-cell>
          <table:table-cell office:value-type="float" office:value="-10414.4774955632" table:style-name="ce13">
            <text:p>-10414.477496</text:p>
          </table:table-cell>
          <table:table-cell office:value-type="float" office:value="-10414.247893149701" table:style-name="ce13">
            <text:p>-10414.247893</text:p>
          </table:table-cell>
          <table:table-cell office:value-type="float" office:value="-229.6024134993786" table:formula="of:=([.C40]-[.D40])*1000" table:style-name="ce14">
            <text:p>-229.602</text:p>
          </table:table-cell>
          <table:table-cell office:value-type="float" office:value="-15.306827566625239" table:formula="of:=[.E40]/[.A40]" table:style-name="ce14">
            <text:p>-15.307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2c3c5</text:p>
          </table:table-cell>
          <table:table-cell office:value-type="float" office:value="-10429.2987296877" table:style-name="ce13">
            <text:p>-10429.298730</text:p>
          </table:table-cell>
          <table:table-cell office:value-type="float" office:value="-10429.414219206699" table:style-name="ce13">
            <text:p>-10429.414219</text:p>
          </table:table-cell>
          <table:table-cell office:value-type="float" office:value="115.48951899931126" table:formula="of:=([.J40]-[.K40])*1000" table:style-name="ce14">
            <text:p>115.490</text:p>
          </table:table-cell>
          <table:table-cell office:value-type="float" office:value="7.2180949374569536" table:formula="of:=[.L40]/[.H40]" table:style-name="ce14">
            <text:p>7.218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2c3c6</text:p>
          </table:table-cell>
          <table:table-cell office:value-type="float" office:value="-10414.576767906499" table:style-name="ce13">
            <text:p>-10414.576768</text:p>
          </table:table-cell>
          <table:table-cell office:value-type="float" office:value="-10414.314288956301" table:style-name="ce13">
            <text:p>-10414.314289</text:p>
          </table:table-cell>
          <table:table-cell office:value-type="float" office:value="-262.47895019878342" table:formula="of:=([.C41]-[.D41])*1000" table:style-name="ce14">
            <text:p>-262.479</text:p>
          </table:table-cell>
          <table:table-cell office:value-type="float" office:value="-17.498596679918894" table:formula="of:=[.E41]/[.A41]" table:style-name="ce14">
            <text:p>-17.499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2c3c6</text:p>
          </table:table-cell>
          <table:table-cell office:value-type="float" office:value="-10429.4213366195" table:style-name="ce13">
            <text:p>-10429.421337</text:p>
          </table:table-cell>
          <table:table-cell office:value-type="float" office:value="-10429.474029855401" table:style-name="ce13">
            <text:p>-10429.474030</text:p>
          </table:table-cell>
          <table:table-cell office:value-type="float" office:value="52.693235900733271" table:formula="of:=([.J41]-[.K41])*1000" table:style-name="ce14">
            <text:p>52.693</text:p>
          </table:table-cell>
          <table:table-cell office:value-type="float" office:value="3.2933272437958294" table:formula="of:=[.L41]/[.H41]" table:style-name="ce14">
            <text:p>3.293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2c3</text:p>
          </table:table-cell>
          <table:table-cell office:value-type="float" office:value="-8331.3620583276806" table:style-name="ce13">
            <text:p>-8331.362058</text:p>
          </table:table-cell>
          <table:table-cell office:value-type="float" office:value="-8331.0209577627793" table:style-name="ce13">
            <text:p>-8331.020958</text:p>
          </table:table-cell>
          <table:table-cell office:value-type="float" office:value="-341.10056490135321" table:formula="of:=([.C42]-[.D42])*1000" table:style-name="ce14">
            <text:p>-341.101</text:p>
          </table:table-cell>
          <table:table-cell office:value-type="float" office:value="-28.425047075112769" table:formula="of:=[.E42]/[.A42]" table:style-name="ce14">
            <text:p>-28.425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2c3</text:p>
          </table:table-cell>
          <table:table-cell office:value-type="float" office:value="-8346.09364042589" table:style-name="ce13">
            <text:p>-8346.093640</text:p>
          </table:table-cell>
          <table:table-cell office:value-type="float" office:value="-8346.1584125284407" table:style-name="ce13">
            <text:p>-8346.158413</text:p>
          </table:table-cell>
          <table:table-cell office:value-type="float" office:value="64.772102550705313" table:formula="of:=([.J42]-[.K42])*1000" table:style-name="ce14">
            <text:p>64.772</text:p>
          </table:table-cell>
          <table:table-cell office:value-type="float" office:value="4.9824694269773318" table:formula="of:=[.L42]/[.H42]" table:style-name="ce14">
            <text:p>4.982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2c4c5c6</text:p>
          </table:table-cell>
          <table:table-cell office:value-type="float" office:value="-12498.0613971196" table:style-name="ce13">
            <text:p>-12498.061397</text:p>
          </table:table-cell>
          <table:table-cell office:value-type="float" office:value="-12498.0588939432" table:style-name="ce13">
            <text:p>-12498.058894</text:p>
          </table:table-cell>
          <table:table-cell office:value-type="float" office:value="-2.5031763998413226" table:formula="of:=([.C43]-[.D43])*1000" table:style-name="ce14">
            <text:p>-2.503</text:p>
          </table:table-cell>
          <table:table-cell office:value-type="float" office:value="-0.13906535554674015" table:formula="of:=[.E43]/[.A43]" table:style-name="ce14">
            <text:p>-0.139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2c4c5c6</text:p>
          </table:table-cell>
          <table:table-cell office:value-type="float" office:value="-12512.708906071901" table:style-name="ce13">
            <text:p>-12512.708906</text:p>
          </table:table-cell>
          <table:table-cell office:value-type="float" office:value="-12512.880315554199" table:style-name="ce13">
            <text:p>-12512.880316</text:p>
          </table:table-cell>
          <table:table-cell office:value-type="float" office:value="171.40948229825881" table:formula="of:=([.J43]-[.K43])*1000" table:style-name="ce14">
            <text:p>171.409</text:p>
          </table:table-cell>
          <table:table-cell office:value-type="float" office:value="9.0215516999083576" table:formula="of:=[.L43]/[.H43]" table:style-name="ce14">
            <text:p>9.022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2c4c5</text:p>
          </table:table-cell>
          <table:table-cell office:value-type="float" office:value="-10414.732146066801" table:style-name="ce13">
            <text:p>-10414.732146</text:p>
          </table:table-cell>
          <table:table-cell office:value-type="float" office:value="-10414.659084556701" table:style-name="ce13">
            <text:p>-10414.659085</text:p>
          </table:table-cell>
          <table:table-cell office:value-type="float" office:value="-73.061510100160376" table:formula="of:=([.C44]-[.D44])*1000" table:style-name="ce14">
            <text:p>-73.062</text:p>
          </table:table-cell>
          <table:table-cell office:value-type="float" office:value="-4.8707673400106914" table:formula="of:=[.E44]/[.A44]" table:style-name="ce14">
            <text:p>-4.871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2c4c5</text:p>
          </table:table-cell>
          <table:table-cell office:value-type="float" office:value="-10429.3674392793" table:style-name="ce13">
            <text:p>-10429.367439</text:p>
          </table:table-cell>
          <table:table-cell office:value-type="float" office:value="-10429.509377459" table:style-name="ce13">
            <text:p>-10429.509377</text:p>
          </table:table-cell>
          <table:table-cell office:value-type="float" office:value="141.9381797004462" table:formula="of:=([.J44]-[.K44])*1000" table:style-name="ce14">
            <text:p>141.938</text:p>
          </table:table-cell>
          <table:table-cell office:value-type="float" office:value="8.8711362312778874" table:formula="of:=[.L44]/[.H44]" table:style-name="ce14">
            <text:p>8.871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2c4c6</text:p>
          </table:table-cell>
          <table:table-cell office:value-type="float" office:value="-10414.7570896652" table:style-name="ce13">
            <text:p>-10414.757090</text:p>
          </table:table-cell>
          <table:table-cell office:value-type="float" office:value="-10414.601341974099" table:style-name="ce13">
            <text:p>-10414.601342</text:p>
          </table:table-cell>
          <table:table-cell office:value-type="float" office:value="-155.74769110025954" table:formula="of:=([.C45]-[.D45])*1000" table:style-name="ce14">
            <text:p>-155.748</text:p>
          </table:table-cell>
          <table:table-cell office:value-type="float" office:value="-10.38317940668397" table:formula="of:=[.E45]/[.A45]" table:style-name="ce14">
            <text:p>-10.383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2c4c6</text:p>
          </table:table-cell>
          <table:table-cell office:value-type="float" office:value="-10429.3625755143" table:style-name="ce13">
            <text:p>-10429.362576</text:p>
          </table:table-cell>
          <table:table-cell office:value-type="float" office:value="-10429.431389597599" table:style-name="ce13">
            <text:p>-10429.431390</text:p>
          </table:table-cell>
          <table:table-cell office:value-type="float" office:value="68.814083299002959" table:formula="of:=([.J45]-[.K45])*1000" table:style-name="ce14">
            <text:p>68.814</text:p>
          </table:table-cell>
          <table:table-cell office:value-type="float" office:value="4.300880206187685" table:formula="of:=[.L45]/[.H45]" table:style-name="ce14">
            <text:p>4.301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2c4</text:p>
          </table:table-cell>
          <table:table-cell office:value-type="float" office:value="-8331.6034326632507" table:style-name="ce13">
            <text:p>-8331.603433</text:p>
          </table:table-cell>
          <table:table-cell office:value-type="float" office:value="-8331.3972369484909" table:style-name="ce13">
            <text:p>-8331.397237</text:p>
          </table:table-cell>
          <table:table-cell office:value-type="float" office:value="-206.19571475981502" table:formula="of:=([.C46]-[.D46])*1000" table:style-name="ce14">
            <text:p>-206.196</text:p>
          </table:table-cell>
          <table:table-cell office:value-type="float" office:value="-17.182976229984586" table:formula="of:=[.E46]/[.A46]" table:style-name="ce14">
            <text:p>-17.183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2c4</text:p>
          </table:table-cell>
          <table:table-cell office:value-type="float" office:value="-8346.1700062158798" table:style-name="ce13">
            <text:p>-8346.170006</text:p>
          </table:table-cell>
          <table:table-cell office:value-type="float" office:value="-8346.2263049617904" table:style-name="ce13">
            <text:p>-8346.226305</text:p>
          </table:table-cell>
          <table:table-cell office:value-type="float" office:value="56.298745910680736" table:formula="of:=([.J46]-[.K46])*1000" table:style-name="ce14">
            <text:p>56.299</text:p>
          </table:table-cell>
          <table:table-cell office:value-type="float" office:value="4.3306727623600567" table:formula="of:=[.L46]/[.H46]" table:style-name="ce14">
            <text:p>4.331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2c5c6</text:p>
          </table:table-cell>
          <table:table-cell office:value-type="float" office:value="-10414.6116921007" table:style-name="ce13">
            <text:p>-10414.611692</text:p>
          </table:table-cell>
          <table:table-cell office:value-type="float" office:value="-10414.507462657401" table:style-name="ce13">
            <text:p>-10414.507463</text:p>
          </table:table-cell>
          <table:table-cell office:value-type="float" office:value="-104.22944329911843" table:formula="of:=([.C47]-[.D47])*1000" table:style-name="ce14">
            <text:p>-104.229</text:p>
          </table:table-cell>
          <table:table-cell office:value-type="float" office:value="-6.9486295532745617" table:formula="of:=[.E47]/[.A47]" table:style-name="ce14">
            <text:p>-6.949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2c5c6</text:p>
          </table:table-cell>
          <table:table-cell office:value-type="float" office:value="-10429.291493361099" table:style-name="ce13">
            <text:p>-10429.291493</text:p>
          </table:table-cell>
          <table:table-cell office:value-type="float" office:value="-10429.412368831699" table:style-name="ce13">
            <text:p>-10429.412369</text:p>
          </table:table-cell>
          <table:table-cell office:value-type="float" office:value="120.87547060036741" table:formula="of:=([.J47]-[.K47])*1000" table:style-name="ce14">
            <text:p>120.875</text:p>
          </table:table-cell>
          <table:table-cell office:value-type="float" office:value="7.554716912522963" table:formula="of:=[.L47]/[.H47]" table:style-name="ce14">
            <text:p>7.555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2c5</text:p>
          </table:table-cell>
          <table:table-cell office:value-type="float" office:value="-8331.3910313895994" table:style-name="ce13">
            <text:p>-8331.391031</text:p>
          </table:table-cell>
          <table:table-cell office:value-type="float" office:value="-8331.1896956301898" table:style-name="ce13">
            <text:p>-8331.189696</text:p>
          </table:table-cell>
          <table:table-cell office:value-type="float" office:value="-201.33575940963055" table:formula="of:=([.C48]-[.D48])*1000" table:style-name="ce14">
            <text:p>-201.336</text:p>
          </table:table-cell>
          <table:table-cell office:value-type="float" office:value="-16.777979950802546" table:formula="of:=[.E48]/[.A48]" table:style-name="ce14">
            <text:p>-16.778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2c5</text:p>
          </table:table-cell>
          <table:table-cell office:value-type="float" office:value="-8345.9801558425497" table:style-name="ce13">
            <text:p>-8345.980156</text:p>
          </table:table-cell>
          <table:table-cell office:value-type="float" office:value="-8346.0993637988395" table:style-name="ce13">
            <text:p>-8346.099364</text:p>
          </table:table-cell>
          <table:table-cell office:value-type="float" office:value="119.20795628975611" table:formula="of:=([.J48]-[.K48])*1000" table:style-name="ce14">
            <text:p>119.208</text:p>
          </table:table-cell>
          <table:table-cell office:value-type="float" office:value="9.1698427915197005" table:formula="of:=[.L48]/[.H48]" table:style-name="ce14">
            <text:p>9.170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2c6</text:p>
          </table:table-cell>
          <table:table-cell office:value-type="float" office:value="-8331.4266649849505" table:style-name="ce13">
            <text:p>-8331.426665</text:p>
          </table:table-cell>
          <table:table-cell office:value-type="float" office:value="-8331.1447968265693" table:style-name="ce13">
            <text:p>-8331.144797</text:p>
          </table:table-cell>
          <table:table-cell office:value-type="float" office:value="-281.86815838125767" table:formula="of:=([.C49]-[.D49])*1000" table:style-name="ce14">
            <text:p>-281.868</text:p>
          </table:table-cell>
          <table:table-cell office:value-type="float" office:value="-23.489013198438141" table:formula="of:=[.E49]/[.A49]" table:style-name="ce14">
            <text:p>-23.489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2c6</text:p>
          </table:table-cell>
          <table:table-cell office:value-type="float" office:value="-8345.9879339480194" table:style-name="ce13">
            <text:p>-8345.987934</text:p>
          </table:table-cell>
          <table:table-cell office:value-type="float" office:value="-8346.0483696424799" table:style-name="ce13">
            <text:p>-8346.048370</text:p>
          </table:table-cell>
          <table:table-cell office:value-type="float" office:value="60.435694460466038" table:formula="of:=([.J49]-[.K49])*1000" table:style-name="ce14">
            <text:p>60.436</text:p>
          </table:table-cell>
          <table:table-cell office:value-type="float" office:value="4.6488995738820034" table:formula="of:=[.L49]/[.H49]" table:style-name="ce14">
            <text:p>4.649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0c2</text:p>
          </table:table-cell>
          <table:table-cell office:value-type="float" office:value="-6248.3352050711301" table:style-name="ce13">
            <text:p>-6248.335205</text:p>
          </table:table-cell>
          <table:table-cell office:value-type="float" office:value="-6248.0031963779002" table:style-name="ce13">
            <text:p>-6248.003196</text:p>
          </table:table-cell>
          <table:table-cell office:value-type="float" office:value="-332.00869322990911" table:formula="of:=([.C50]-[.D50])*1000" table:style-name="ce14">
            <text:p>-332.009</text:p>
          </table:table-cell>
          <table:table-cell office:value-type="float" office:value="-36.889854803323232" table:formula="of:=[.E50]/[.A50]" table:style-name="ce14">
            <text:p>-36.890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0c2</text:p>
          </table:table-cell>
          <table:table-cell office:value-type="float" office:value="-6262.8045893128801" table:style-name="ce13">
            <text:p>-6262.804589</text:p>
          </table:table-cell>
          <table:table-cell office:value-type="float" office:value="-6262.8383597439297" table:style-name="ce13">
            <text:p>-6262.838360</text:p>
          </table:table-cell>
          <table:table-cell office:value-type="float" office:value="33.770431049561012" table:formula="of:=([.J50]-[.K50])*1000" table:style-name="ce14">
            <text:p>33.770</text:p>
          </table:table-cell>
          <table:table-cell office:value-type="float" office:value="3.3770431049561012" table:formula="of:=[.L50]/[.H50]" table:style-name="ce14">
            <text:p>3.377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0c3c4c5c6</text:p>
          </table:table-cell>
          <table:table-cell office:value-type="float" office:value="-12498.547070471601" table:style-name="ce13">
            <text:p>-12498.547070</text:p>
          </table:table-cell>
          <table:table-cell office:value-type="float" office:value="-12498.828405014499" table:style-name="ce13">
            <text:p>-12498.828405</text:p>
          </table:table-cell>
          <table:table-cell office:value-type="float" office:value="281.33454289854853" table:formula="of:=([.C51]-[.D51])*1000" table:style-name="ce14">
            <text:p>281.335</text:p>
          </table:table-cell>
          <table:table-cell office:value-type="float" office:value="15.62969682769714" table:formula="of:=[.E51]/[.A51]" table:style-name="ce14">
            <text:p>15.630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0c3c4c5c6</text:p>
          </table:table-cell>
          <table:table-cell office:value-type="float" office:value="-12512.729502377701" table:style-name="ce13">
            <text:p>-12512.729502</text:p>
          </table:table-cell>
          <table:table-cell office:value-type="float" office:value="-12512.848015627" table:style-name="ce13">
            <text:p>-12512.848016</text:p>
          </table:table-cell>
          <table:table-cell office:value-type="float" office:value="118.51324929921248" table:formula="of:=([.J51]-[.K51])*1000" table:style-name="ce14">
            <text:p>118.513</text:p>
          </table:table-cell>
          <table:table-cell office:value-type="float" office:value="6.2375394368006569" table:formula="of:=[.L51]/[.H51]" table:style-name="ce14">
            <text:p>6.238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3c4c5</text:p>
          </table:table-cell>
          <table:table-cell office:value-type="float" office:value="-10414.896063435401" table:style-name="ce13">
            <text:p>-10414.896063</text:p>
          </table:table-cell>
          <table:table-cell office:value-type="float" office:value="-10415.056289306" table:style-name="ce13">
            <text:p>-10415.056289</text:p>
          </table:table-cell>
          <table:table-cell office:value-type="float" office:value="160.22587059887883" table:formula="of:=([.C52]-[.D52])*1000" table:style-name="ce14">
            <text:p>160.226</text:p>
          </table:table-cell>
          <table:table-cell office:value-type="float" office:value="10.681724706591922" table:formula="of:=[.E52]/[.A52]" table:style-name="ce14">
            <text:p>10.682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3c4c5</text:p>
          </table:table-cell>
          <table:table-cell office:value-type="float" office:value="-10429.076321423099" table:style-name="ce13">
            <text:p>-10429.076321</text:p>
          </table:table-cell>
          <table:table-cell office:value-type="float" office:value="-10429.261454428801" table:style-name="ce13">
            <text:p>-10429.261454</text:p>
          </table:table-cell>
          <table:table-cell office:value-type="float" office:value="185.13300570157298" table:formula="of:=([.J52]-[.K52])*1000" table:style-name="ce14">
            <text:p>185.133</text:p>
          </table:table-cell>
          <table:table-cell office:value-type="float" office:value="11.570812856348311" table:formula="of:=[.L52]/[.H52]" table:style-name="ce14">
            <text:p>11.571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3c4c6</text:p>
          </table:table-cell>
          <table:table-cell office:value-type="float" office:value="-10414.8987181792" table:style-name="ce13">
            <text:p>-10414.898718</text:p>
          </table:table-cell>
          <table:table-cell office:value-type="float" office:value="-10415.099092832101" table:style-name="ce13">
            <text:p>-10415.099093</text:p>
          </table:table-cell>
          <table:table-cell office:value-type="float" office:value="200.37465290079126" table:formula="of:=([.C53]-[.D53])*1000" table:style-name="ce14">
            <text:p>200.375</text:p>
          </table:table-cell>
          <table:table-cell office:value-type="float" office:value="13.358310193386083" table:formula="of:=[.E53]/[.A53]" table:style-name="ce14">
            <text:p>13.358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3c4c6</text:p>
          </table:table-cell>
          <table:table-cell office:value-type="float" office:value="-10429.1669503385" table:style-name="ce13">
            <text:p>-10429.166950</text:p>
          </table:table-cell>
          <table:table-cell office:value-type="float" office:value="-10429.3194963367" table:style-name="ce13">
            <text:p>-10429.319496</text:p>
          </table:table-cell>
          <table:table-cell office:value-type="float" office:value="152.54599820036674" table:formula="of:=([.J53]-[.K53])*1000" table:style-name="ce14">
            <text:p>152.546</text:p>
          </table:table-cell>
          <table:table-cell office:value-type="float" office:value="9.5341248875229212" table:formula="of:=[.L53]/[.H53]" table:style-name="ce14">
            <text:p>9.534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3c4</text:p>
          </table:table-cell>
          <table:table-cell office:value-type="float" office:value="-8331.5462933573108" table:style-name="ce13">
            <text:p>-8331.546293</text:p>
          </table:table-cell>
          <table:table-cell office:value-type="float" office:value="-8331.5950637983697" table:style-name="ce13">
            <text:p>-8331.595064</text:p>
          </table:table-cell>
          <table:table-cell office:value-type="float" office:value="48.770441058877623" table:formula="of:=([.C54]-[.D54])*1000" table:style-name="ce14">
            <text:p>48.770</text:p>
          </table:table-cell>
          <table:table-cell office:value-type="float" office:value="4.0642034215731355" table:formula="of:=[.E54]/[.A54]" table:style-name="ce14">
            <text:p>4.064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3c4</text:p>
          </table:table-cell>
          <table:table-cell office:value-type="float" office:value="-8345.7572542353591" table:style-name="ce13">
            <text:p>-8345.757254</text:p>
          </table:table-cell>
          <table:table-cell office:value-type="float" office:value="-8345.93448994967" table:style-name="ce13">
            <text:p>-8345.934490</text:p>
          </table:table-cell>
          <table:table-cell office:value-type="float" office:value="177.23571431088203" table:formula="of:=([.J54]-[.K54])*1000" table:style-name="ce14">
            <text:p>177.236</text:p>
          </table:table-cell>
          <table:table-cell office:value-type="float" office:value="13.633516485452464" table:formula="of:=[.L54]/[.H54]" table:style-name="ce14">
            <text:p>13.634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3c5c6</text:p>
          </table:table-cell>
          <table:table-cell office:value-type="float" office:value="-10415.023006503199" table:style-name="ce13">
            <text:p>-10415.023007</text:p>
          </table:table-cell>
          <table:table-cell office:value-type="float" office:value="-10415.0876912571" table:style-name="ce13">
            <text:p>-10415.087691</text:p>
          </table:table-cell>
          <table:table-cell office:value-type="float" office:value="64.684753901019576" table:formula="of:=([.C55]-[.D55])*1000" table:style-name="ce14">
            <text:p>64.685</text:p>
          </table:table-cell>
          <table:table-cell office:value-type="float" office:value="4.3123169267346384" table:formula="of:=[.E55]/[.A55]" table:style-name="ce14">
            <text:p>4.312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3c5c6</text:p>
          </table:table-cell>
          <table:table-cell office:value-type="float" office:value="-10429.3464192921" table:style-name="ce13">
            <text:p>-10429.346419</text:p>
          </table:table-cell>
          <table:table-cell office:value-type="float" office:value="-10429.340122575" table:style-name="ce13">
            <text:p>-10429.340123</text:p>
          </table:table-cell>
          <table:table-cell office:value-type="float" office:value="-6.2967170997580979" table:formula="of:=([.J55]-[.K55])*1000" table:style-name="ce14">
            <text:p>-6.297</text:p>
          </table:table-cell>
          <table:table-cell office:value-type="float" office:value="-0.39354481873488112" table:formula="of:=[.L55]/[.H55]" table:style-name="ce14">
            <text:p>-0.394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3c5</text:p>
          </table:table-cell>
          <table:table-cell office:value-type="float" office:value="-8331.6003596802802" table:style-name="ce13">
            <text:p>-8331.600360</text:p>
          </table:table-cell>
          <table:table-cell office:value-type="float" office:value="-8331.5491309616991" table:style-name="ce13">
            <text:p>-8331.549131</text:p>
          </table:table-cell>
          <table:table-cell office:value-type="float" office:value="-51.228718581114663" table:formula="of:=([.C56]-[.D56])*1000" table:style-name="ce14">
            <text:p>-51.229</text:p>
          </table:table-cell>
          <table:table-cell office:value-type="float" office:value="-4.2690598817595555" table:formula="of:=[.E56]/[.A56]" table:style-name="ce14">
            <text:p>-4.269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3c5</text:p>
          </table:table-cell>
          <table:table-cell office:value-type="float" office:value="-8345.8146817099805" table:style-name="ce13">
            <text:p>-8345.814682</text:p>
          </table:table-cell>
          <table:table-cell office:value-type="float" office:value="-8345.8696179812905" table:style-name="ce13">
            <text:p>-8345.869618</text:p>
          </table:table-cell>
          <table:table-cell office:value-type="float" office:value="54.936271309998119" table:formula="of:=([.J56]-[.K56])*1000" table:style-name="ce14">
            <text:p>54.936</text:p>
          </table:table-cell>
          <table:table-cell office:value-type="float" office:value="4.2258670238460088" table:formula="of:=[.L56]/[.H56]" table:style-name="ce14">
            <text:p>4.226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3c6</text:p>
          </table:table-cell>
          <table:table-cell office:value-type="float" office:value="-8331.6343219516802" table:style-name="ce13">
            <text:p>-8331.634322</text:p>
          </table:table-cell>
          <table:table-cell office:value-type="float" office:value="-8331.5913630484902" table:style-name="ce13">
            <text:p>-8331.591363</text:p>
          </table:table-cell>
          <table:table-cell office:value-type="float" office:value="-42.95890319008322" table:formula="of:=([.C57]-[.D57])*1000" table:style-name="ce14">
            <text:p>-42.959</text:p>
          </table:table-cell>
          <table:table-cell office:value-type="float" office:value="-3.5799085991736015" table:formula="of:=[.E57]/[.A57]" table:style-name="ce14">
            <text:p>-3.580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3c6</text:p>
          </table:table-cell>
          <table:table-cell office:value-type="float" office:value="-8345.9532470371396" table:style-name="ce13">
            <text:p>-8345.953247</text:p>
          </table:table-cell>
          <table:table-cell office:value-type="float" office:value="-8345.9486398756599" table:style-name="ce13">
            <text:p>-8345.948640</text:p>
          </table:table-cell>
          <table:table-cell office:value-type="float" office:value="-4.6071614797256188" table:formula="of:=([.J57]-[.K57])*1000" table:style-name="ce14">
            <text:p>-4.607</text:p>
          </table:table-cell>
          <table:table-cell office:value-type="float" office:value="-0.35439703690197066" table:formula="of:=[.L57]/[.H57]" table:style-name="ce14">
            <text:p>-0.354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0c3</text:p>
          </table:table-cell>
          <table:table-cell office:value-type="float" office:value="-6248.4251722053596" table:style-name="ce13">
            <text:p>-6248.425172</text:p>
          </table:table-cell>
          <table:table-cell office:value-type="float" office:value="-6248.3101681376602" table:style-name="ce13">
            <text:p>-6248.310168</text:p>
          </table:table-cell>
          <table:table-cell office:value-type="float" office:value="-115.00406769937399" table:formula="of:=([.C58]-[.D58])*1000" table:style-name="ce14">
            <text:p>-115.004</text:p>
          </table:table-cell>
          <table:table-cell office:value-type="float" office:value="-12.778229744374888" table:formula="of:=[.E58]/[.A58]" table:style-name="ce14">
            <text:p>-12.778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0c3</text:p>
          </table:table-cell>
          <table:table-cell office:value-type="float" office:value="-6262.6259154762802" table:style-name="ce13">
            <text:p>-6262.625915</text:p>
          </table:table-cell>
          <table:table-cell office:value-type="float" office:value="-6262.6494854433804" table:style-name="ce13">
            <text:p>-6262.649485</text:p>
          </table:table-cell>
          <table:table-cell office:value-type="float" office:value="23.569967100229405" table:formula="of:=([.J58]-[.K58])*1000" table:style-name="ce14">
            <text:p>23.570</text:p>
          </table:table-cell>
          <table:table-cell office:value-type="float" office:value="2.3569967100229405" table:formula="of:=[.L58]/[.H58]" table:style-name="ce14">
            <text:p>2.357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0c4c5c6</text:p>
          </table:table-cell>
          <table:table-cell office:value-type="float" office:value="-10415.0788246958" table:style-name="ce13">
            <text:p>-10415.078825</text:p>
          </table:table-cell>
          <table:table-cell office:value-type="float" office:value="-10415.295722380601" table:style-name="ce13">
            <text:p>-10415.295722</text:p>
          </table:table-cell>
          <table:table-cell office:value-type="float" office:value="216.89768480064231" table:formula="of:=([.C59]-[.D59])*1000" table:style-name="ce14">
            <text:p>216.898</text:p>
          </table:table-cell>
          <table:table-cell office:value-type="float" office:value="14.459845653376155" table:formula="of:=[.E59]/[.A59]" table:style-name="ce14">
            <text:p>14.460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0c4c5c6</text:p>
          </table:table-cell>
          <table:table-cell office:value-type="float" office:value="-10429.1103645123" table:style-name="ce13">
            <text:p>-10429.110365</text:p>
          </table:table-cell>
          <table:table-cell office:value-type="float" office:value="-10429.2249367352" table:style-name="ce13">
            <text:p>-10429.224937</text:p>
          </table:table-cell>
          <table:table-cell office:value-type="float" office:value="114.57222289936908" table:formula="of:=([.J59]-[.K59])*1000" table:style-name="ce14">
            <text:p>114.572</text:p>
          </table:table-cell>
          <table:table-cell office:value-type="float" office:value="7.1607639312105675" table:formula="of:=[.L59]/[.H59]" table:style-name="ce14">
            <text:p>7.161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4c5</text:p>
          </table:table-cell>
          <table:table-cell office:value-type="float" office:value="-8331.7406673531295" table:style-name="ce13">
            <text:p>-8331.740667</text:p>
          </table:table-cell>
          <table:table-cell office:value-type="float" office:value="-8331.8672866052693" table:style-name="ce13">
            <text:p>-8331.867287</text:p>
          </table:table-cell>
          <table:table-cell office:value-type="float" office:value="126.61925213978975" table:formula="of:=([.C60]-[.D60])*1000" table:style-name="ce14">
            <text:p>126.619</text:p>
          </table:table-cell>
          <table:table-cell office:value-type="float" office:value="10.551604344982479" table:formula="of:=[.E60]/[.A60]" table:style-name="ce14">
            <text:p>10.552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4c5</text:p>
          </table:table-cell>
          <table:table-cell office:value-type="float" office:value="-8345.7442763042" table:style-name="ce13">
            <text:p>-8345.744276</text:p>
          </table:table-cell>
          <table:table-cell office:value-type="float" office:value="-8345.8669512644701" table:style-name="ce13">
            <text:p>-8345.866951</text:p>
          </table:table-cell>
          <table:table-cell office:value-type="float" office:value="122.67496027016023" table:formula="of:=([.J60]-[.K60])*1000" table:style-name="ce14">
            <text:p>122.675</text:p>
          </table:table-cell>
          <table:table-cell office:value-type="float" office:value="9.4365354053969401" table:formula="of:=[.L60]/[.H60]" table:style-name="ce14">
            <text:p>9.437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4c6</text:p>
          </table:table-cell>
          <table:table-cell office:value-type="float" office:value="-8331.6624076499702" table:style-name="ce13">
            <text:p>-8331.662408</text:p>
          </table:table-cell>
          <table:table-cell office:value-type="float" office:value="-8331.7744957444593" table:style-name="ce13">
            <text:p>-8331.774496</text:p>
          </table:table-cell>
          <table:table-cell office:value-type="float" office:value="112.08809448908141" table:formula="of:=([.C61]-[.D61])*1000" table:style-name="ce14">
            <text:p>112.088</text:p>
          </table:table-cell>
          <table:table-cell office:value-type="float" office:value="9.340674540756785" table:formula="of:=[.E61]/[.A61]" table:style-name="ce14">
            <text:p>9.341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4c6</text:p>
          </table:table-cell>
          <table:table-cell office:value-type="float" office:value="-8345.7056478225895" table:style-name="ce13">
            <text:p>-8345.705648</text:p>
          </table:table-cell>
          <table:table-cell office:value-type="float" office:value="-8345.83598469567" table:style-name="ce13">
            <text:p>-8345.835985</text:p>
          </table:table-cell>
          <table:table-cell office:value-type="float" office:value="130.33687308052322" table:formula="of:=([.J61]-[.K61])*1000" table:style-name="ce14">
            <text:p>130.337</text:p>
          </table:table-cell>
          <table:table-cell office:value-type="float" office:value="10.025913313886402" table:formula="of:=[.L61]/[.H61]" table:style-name="ce14">
            <text:p>10.026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0c4</text:p>
          </table:table-cell>
          <table:table-cell office:value-type="float" office:value="-6248.5027723042804" table:style-name="ce13">
            <text:p>-6248.502772</text:p>
          </table:table-cell>
          <table:table-cell office:value-type="float" office:value="-6248.5767853969601" table:style-name="ce13">
            <text:p>-6248.576785</text:p>
          </table:table-cell>
          <table:table-cell office:value-type="float" office:value="74.01309267970646" table:formula="of:=([.C62]-[.D62])*1000" table:style-name="ce14">
            <text:p>74.013</text:p>
          </table:table-cell>
          <table:table-cell office:value-type="float" office:value="8.2236769644118297" table:formula="of:=[.E62]/[.A62]" table:style-name="ce14">
            <text:p>8.224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0c4</text:p>
          </table:table-cell>
          <table:table-cell office:value-type="float" office:value="-6262.5035137184304" table:style-name="ce13">
            <text:p>-6262.503514</text:p>
          </table:table-cell>
          <table:table-cell office:value-type="float" office:value="-6262.6291313190804" table:style-name="ce13">
            <text:p>-6262.629131</text:p>
          </table:table-cell>
          <table:table-cell office:value-type="float" office:value="125.61760065000271" table:formula="of:=([.J62]-[.K62])*1000" table:style-name="ce14">
            <text:p>125.618</text:p>
          </table:table-cell>
          <table:table-cell office:value-type="float" office:value="12.561760065000271" table:formula="of:=[.L62]/[.H62]" table:style-name="ce14">
            <text:p>12.562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0c5c6</text:p>
          </table:table-cell>
          <table:table-cell office:value-type="float" office:value="-8331.7506474047805" table:style-name="ce13">
            <text:p>-8331.750647</text:p>
          </table:table-cell>
          <table:table-cell office:value-type="float" office:value="-8331.8571095431198" table:style-name="ce13">
            <text:p>-8331.857110</text:p>
          </table:table-cell>
          <table:table-cell office:value-type="float" office:value="106.46213833933871" table:formula="of:=([.C63]-[.D63])*1000" table:style-name="ce14">
            <text:p>106.462</text:p>
          </table:table-cell>
          <table:table-cell office:value-type="float" office:value="8.8718448616115584" table:formula="of:=[.E63]/[.A63]" table:style-name="ce14">
            <text:p>8.872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0c5c6</text:p>
          </table:table-cell>
          <table:table-cell office:value-type="float" office:value="-8345.8301149254094" table:style-name="ce13">
            <text:p>-8345.830115</text:p>
          </table:table-cell>
          <table:table-cell office:value-type="float" office:value="-8345.8856454936104" table:style-name="ce13">
            <text:p>-8345.885645</text:p>
          </table:table-cell>
          <table:table-cell office:value-type="float" office:value="55.530568200993002" table:formula="of:=([.J63]-[.K63])*1000" table:style-name="ce14">
            <text:p>55.531</text:p>
          </table:table-cell>
          <table:table-cell office:value-type="float" office:value="4.2715821693071536" table:formula="of:=[.L63]/[.H63]" table:style-name="ce14">
            <text:p>4.272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0c5</text:p>
          </table:table-cell>
          <table:table-cell office:value-type="float" office:value="-6248.5225187981096" table:style-name="ce13">
            <text:p>-6248.522519</text:p>
          </table:table-cell>
          <table:table-cell office:value-type="float" office:value="-6248.5677512134498" table:style-name="ce13">
            <text:p>-6248.567751</text:p>
          </table:table-cell>
          <table:table-cell office:value-type="float" office:value="45.232415340251464" table:formula="of:=([.C64]-[.D64])*1000" table:style-name="ce14">
            <text:p>45.232</text:p>
          </table:table-cell>
          <table:table-cell office:value-type="float" office:value="5.0258239266946072" table:formula="of:=[.E64]/[.A64]" table:style-name="ce14">
            <text:p>5.026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0c5</text:p>
          </table:table-cell>
          <table:table-cell office:value-type="float" office:value="-6262.5244164244796" table:style-name="ce13">
            <text:p>-6262.524416</text:p>
          </table:table-cell>
          <table:table-cell office:value-type="float" office:value="-6262.5997974340398" table:style-name="ce13">
            <text:p>-6262.599797</text:p>
          </table:table-cell>
          <table:table-cell office:value-type="float" office:value="75.381009560260281" table:formula="of:=([.J64]-[.K64])*1000" table:style-name="ce14">
            <text:p>75.381</text:p>
          </table:table-cell>
          <table:table-cell office:value-type="float" office:value="7.5381009560260281" table:formula="of:=[.L64]/[.H64]" table:style-name="ce14">
            <text:p>7.538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0c6</text:p>
          </table:table-cell>
          <table:table-cell office:value-type="float" office:value="-6248.5051943906501" table:style-name="ce13">
            <text:p>-6248.505194</text:p>
          </table:table-cell>
          <table:table-cell office:value-type="float" office:value="-6248.5493018868701" table:style-name="ce13">
            <text:p>-6248.549302</text:p>
          </table:table-cell>
          <table:table-cell office:value-type="float" office:value="44.107496220021858" table:formula="of:=([.C65]-[.D65])*1000" table:style-name="ce14">
            <text:p>44.107</text:p>
          </table:table-cell>
          <table:table-cell office:value-type="float" office:value="4.900832913335762" table:formula="of:=[.E65]/[.A65]" table:style-name="ce14">
            <text:p>4.901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0c6</text:p>
          </table:table-cell>
          <table:table-cell office:value-type="float" office:value="-6262.5510795109803" table:style-name="ce13">
            <text:p>-6262.551080</text:p>
          </table:table-cell>
          <table:table-cell office:value-type="float" office:value="-6262.5910353644904" table:style-name="ce13">
            <text:p>-6262.591035</text:p>
          </table:table-cell>
          <table:table-cell office:value-type="float" office:value="39.955853510036832" table:formula="of:=([.J65]-[.K65])*1000" table:style-name="ce14">
            <text:p>39.956</text:p>
          </table:table-cell>
          <table:table-cell office:value-type="float" office:value="3.9955853510036832" table:formula="of:=[.L65]/[.H65]" table:style-name="ce14">
            <text:p>3.996</text:p>
          </table:table-cell>
          <table:table-cell table:number-columns-repeated="16371"/>
        </table:table-row>
        <table:table-row table:style-name="ro2">
          <table:table-cell office:value-type="float" office:value="6" table:style-name="ce12">
            <text:p>6</text:p>
          </table:table-cell>
          <table:table-cell office:value-type="string" table:style-name="ce12">
            <text:p>c0</text:p>
          </table:table-cell>
          <table:table-cell office:value-type="float" office:value="-4165.4078538220201" table:style-name="ce13">
            <text:p>-4165.407854</text:p>
          </table:table-cell>
          <table:table-cell office:value-type="float" office:value="-4165.4121641071597" table:style-name="ce13">
            <text:p>-4165.412164</text:p>
          </table:table-cell>
          <table:table-cell office:value-type="float" office:value="4.3102851395815378" table:formula="of:=([.C66]-[.D66])*1000" table:style-name="ce14">
            <text:p>4.310</text:p>
          </table:table-cell>
          <table:table-cell office:value-type="float" office:value="0.71838085659692297" table:formula="of:=[.E66]/[.A66]" table:style-name="ce14">
            <text:p>0.718</text:p>
          </table:table-cell>
          <table:table-cell table:style-name="ce1"/>
          <table:table-cell office:value-type="float" office:value="7" table:style-name="ce12">
            <text:p>7</text:p>
          </table:table-cell>
          <table:table-cell office:value-type="string" table:style-name="ce12">
            <text:p>c0</text:p>
          </table:table-cell>
          <table:table-cell office:value-type="float" office:value="-4179.3796210857899" table:style-name="ce13">
            <text:p>-4179.379621</text:p>
          </table:table-cell>
          <table:table-cell office:value-type="float" office:value="-4179.3539501267896" table:style-name="ce13">
            <text:p>-4179.353950</text:p>
          </table:table-cell>
          <table:table-cell office:value-type="float" office:value="-25.670959000308358" table:formula="of:=([.J66]-[.K66])*1000" table:style-name="ce14">
            <text:p>-25.671</text:p>
          </table:table-cell>
          <table:table-cell office:value-type="float" office:value="-3.6672798571869083" table:formula="of:=[.L66]/[.H66]" table:style-name="ce14">
            <text:p>-3.667</text:p>
          </table:table-cell>
          <table:table-cell table:number-columns-repeated="16371"/>
        </table:table-row>
        <table:table-row table:style-name="ro2">
          <table:table-cell office:value-type="float" office:value="21" table:style-name="ce12">
            <text:p>21</text:p>
          </table:table-cell>
          <table:table-cell office:value-type="string" table:style-name="ce12">
            <text:p>c1c2c3c4c5c6</text:p>
          </table:table-cell>
          <table:table-cell office:value-type="float" office:value="-14581.966588256" table:style-name="ce13">
            <text:p>-14581.966588</text:p>
          </table:table-cell>
          <table:table-cell office:value-type="float" office:value="-14582.03251004" table:style-name="ce13">
            <text:p>-14582.032510</text:p>
          </table:table-cell>
          <table:table-cell office:value-type="float" office:value="65.921784000238404" table:formula="of:=([.C67]-[.D67])*1000" table:style-name="ce14">
            <text:p>65.922</text:p>
          </table:table-cell>
          <table:table-cell office:value-type="float" office:value="3.1391325714399239" table:formula="of:=[.E67]/[.A67]" table:style-name="ce14">
            <text:p>3.139</text:p>
          </table:table-cell>
          <table:table-cell table:style-name="ce1"/>
          <table:table-cell office:value-type="float" office:value="22" table:style-name="ce12">
            <text:p>22</text:p>
          </table:table-cell>
          <table:table-cell office:value-type="string" table:style-name="ce12">
            <text:p>c1c2c3c4c5c6</text:p>
          </table:table-cell>
          <table:table-cell office:value-type="float" office:value="-14596.5115725591" table:style-name="ce13">
            <text:p>-14596.511573</text:p>
          </table:table-cell>
          <table:table-cell office:value-type="float" office:value="-14596.7413853166" table:style-name="ce13">
            <text:p>-14596.741385</text:p>
          </table:table-cell>
          <table:table-cell office:value-type="float" office:value="229.81275749953056" table:formula="of:=([.J67]-[.K67])*1000" table:style-name="ce14">
            <text:p>229.813</text:p>
          </table:table-cell>
          <table:table-cell office:value-type="float" office:value="10.446034431796845" table:formula="of:=[.L67]/[.H67]" table:style-name="ce14">
            <text:p>10.446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1c2c3c4c5</text:p>
          </table:table-cell>
          <table:table-cell office:value-type="float" office:value="-12498.5489083293" table:style-name="ce13">
            <text:p>-12498.548908</text:p>
          </table:table-cell>
          <table:table-cell office:value-type="float" office:value="-12498.6478301897" table:style-name="ce13">
            <text:p>-12498.647830</text:p>
          </table:table-cell>
          <table:table-cell office:value-type="float" office:value="98.921860400878359" table:formula="of:=([.C68]-[.D68])*1000" table:style-name="ce14">
            <text:p>98.922</text:p>
          </table:table-cell>
          <table:table-cell office:value-type="float" office:value="5.495658911159909" table:formula="of:=[.E68]/[.A68]" table:style-name="ce14">
            <text:p>5.496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1c2c3c4c5</text:p>
          </table:table-cell>
          <table:table-cell office:value-type="float" office:value="-12513.0894933659" table:style-name="ce13">
            <text:p>-12513.089493</text:p>
          </table:table-cell>
          <table:table-cell office:value-type="float" office:value="-12513.256458682999" table:style-name="ce13">
            <text:p>-12513.256459</text:p>
          </table:table-cell>
          <table:table-cell office:value-type="float" office:value="166.96531709931151" table:formula="of:=([.J68]-[.K68])*1000" table:style-name="ce14">
            <text:p>166.965</text:p>
          </table:table-cell>
          <table:table-cell office:value-type="float" office:value="8.7876482683848156" table:formula="of:=[.L68]/[.H68]" table:style-name="ce14">
            <text:p>8.788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1c2c3c4c6</text:p>
          </table:table-cell>
          <table:table-cell office:value-type="float" office:value="-12498.267952841101" table:style-name="ce13">
            <text:p>-12498.267953</text:p>
          </table:table-cell>
          <table:table-cell office:value-type="float" office:value="-12498.4220844474" table:style-name="ce13">
            <text:p>-12498.422084</text:p>
          </table:table-cell>
          <table:table-cell office:value-type="float" office:value="154.13160629941558" table:formula="of:=([.C69]-[.D69])*1000" table:style-name="ce14">
            <text:p>154.132</text:p>
          </table:table-cell>
          <table:table-cell office:value-type="float" office:value="8.5628670166341987" table:formula="of:=[.E69]/[.A69]" table:style-name="ce14">
            <text:p>8.563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1c2c3c4c6</text:p>
          </table:table-cell>
          <table:table-cell office:value-type="float" office:value="-12512.861667040201" table:style-name="ce13">
            <text:p>-12512.861667</text:p>
          </table:table-cell>
          <table:table-cell office:value-type="float" office:value="-12513.010630930299" table:style-name="ce13">
            <text:p>-12513.010631</text:p>
          </table:table-cell>
          <table:table-cell office:value-type="float" office:value="148.96389009845734" table:formula="of:=([.J69]-[.K69])*1000" table:style-name="ce14">
            <text:p>148.964</text:p>
          </table:table-cell>
          <table:table-cell office:value-type="float" office:value="7.8402047420240706" table:formula="of:=[.L69]/[.H69]" table:style-name="ce14">
            <text:p>7.840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1c2c3c4</text:p>
          </table:table-cell>
          <table:table-cell office:value-type="float" office:value="-10415.069032130699" table:style-name="ce13">
            <text:p>-10415.069032</text:p>
          </table:table-cell>
          <table:table-cell office:value-type="float" office:value="-10415.1156917838" table:style-name="ce13">
            <text:p>-10415.115692</text:p>
          </table:table-cell>
          <table:table-cell office:value-type="float" office:value="46.659653100505238" table:formula="of:=([.C70]-[.D70])*1000" table:style-name="ce14">
            <text:p>46.660</text:p>
          </table:table-cell>
          <table:table-cell office:value-type="float" office:value="3.1106435400336827" table:formula="of:=[.E70]/[.A70]" table:style-name="ce14">
            <text:p>3.111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1c2c3c4</text:p>
          </table:table-cell>
          <table:table-cell office:value-type="float" office:value="-10429.5315773323" table:style-name="ce13">
            <text:p>-10429.531577</text:p>
          </table:table-cell>
          <table:table-cell office:value-type="float" office:value="-10429.6239918595" table:style-name="ce13">
            <text:p>-10429.623992</text:p>
          </table:table-cell>
          <table:table-cell office:value-type="float" office:value="92.414527200162411" table:formula="of:=([.J70]-[.K70])*1000" table:style-name="ce14">
            <text:p>92.415</text:p>
          </table:table-cell>
          <table:table-cell office:value-type="float" office:value="5.7759079500101507" table:formula="of:=[.L70]/[.H70]" table:style-name="ce14">
            <text:p>5.776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1c2c3c5c6</text:p>
          </table:table-cell>
          <table:table-cell office:value-type="float" office:value="-12498.0961621272" table:style-name="ce13">
            <text:p>-12498.096162</text:p>
          </table:table-cell>
          <table:table-cell office:value-type="float" office:value="-12498.344504757" table:style-name="ce13">
            <text:p>-12498.344505</text:p>
          </table:table-cell>
          <table:table-cell office:value-type="float" office:value="248.34262980039057" table:formula="of:=([.C71]-[.D71])*1000" table:style-name="ce14">
            <text:p>248.343</text:p>
          </table:table-cell>
          <table:table-cell office:value-type="float" office:value="13.796812766688365" table:formula="of:=[.E71]/[.A71]" table:style-name="ce14">
            <text:p>13.797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1c2c3c5c6</text:p>
          </table:table-cell>
          <table:table-cell office:value-type="float" office:value="-12512.816990825801" table:style-name="ce13">
            <text:p>-12512.816991</text:p>
          </table:table-cell>
          <table:table-cell office:value-type="float" office:value="-12512.9812426225" table:style-name="ce13">
            <text:p>-12512.981243</text:p>
          </table:table-cell>
          <table:table-cell office:value-type="float" office:value="164.25179669931822" table:formula="of:=([.J71]-[.K71])*1000" table:style-name="ce14">
            <text:p>164.252</text:p>
          </table:table-cell>
          <table:table-cell office:value-type="float" office:value="8.6448314052272739" table:formula="of:=[.L71]/[.H71]" table:style-name="ce14">
            <text:p>8.645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1c2c3c5</text:p>
          </table:table-cell>
          <table:table-cell office:value-type="float" office:value="-10414.910086284201" table:style-name="ce13">
            <text:p>-10414.910086</text:p>
          </table:table-cell>
          <table:table-cell office:value-type="float" office:value="-10415.0726161437" table:style-name="ce13">
            <text:p>-10415.072616</text:p>
          </table:table-cell>
          <table:table-cell office:value-type="float" office:value="162.52985949904541" table:formula="of:=([.C72]-[.D72])*1000" table:style-name="ce14">
            <text:p>162.530</text:p>
          </table:table-cell>
          <table:table-cell office:value-type="float" office:value="10.835323966603028" table:formula="of:=[.E72]/[.A72]" table:style-name="ce14">
            <text:p>10.835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1c2c3c5</text:p>
          </table:table-cell>
          <table:table-cell office:value-type="float" office:value="-10429.5038010275" table:style-name="ce13">
            <text:p>-10429.503801</text:p>
          </table:table-cell>
          <table:table-cell office:value-type="float" office:value="-10429.5945763402" table:style-name="ce13">
            <text:p>-10429.594576</text:p>
          </table:table-cell>
          <table:table-cell office:value-type="float" office:value="90.775312699406641" table:formula="of:=([.J72]-[.K72])*1000" table:style-name="ce14">
            <text:p>90.775</text:p>
          </table:table-cell>
          <table:table-cell office:value-type="float" office:value="5.673457043712915" table:formula="of:=[.L72]/[.H72]" table:style-name="ce14">
            <text:p>5.673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1c2c3c6</text:p>
          </table:table-cell>
          <table:table-cell office:value-type="float" office:value="-10414.6495589353" table:style-name="ce13">
            <text:p>-10414.649559</text:p>
          </table:table-cell>
          <table:table-cell office:value-type="float" office:value="-10414.830325872501" table:style-name="ce13">
            <text:p>-10414.830326</text:p>
          </table:table-cell>
          <table:table-cell office:value-type="float" office:value="180.76693720104231" table:formula="of:=([.C73]-[.D73])*1000" table:style-name="ce14">
            <text:p>180.767</text:p>
          </table:table-cell>
          <table:table-cell office:value-type="float" office:value="12.051129146736153" table:formula="of:=[.E73]/[.A73]" table:style-name="ce14">
            <text:p>12.051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1c2c3c6</text:p>
          </table:table-cell>
          <table:table-cell office:value-type="float" office:value="-10429.241591198101" table:style-name="ce13">
            <text:p>-10429.241591</text:p>
          </table:table-cell>
          <table:table-cell office:value-type="float" office:value="-10429.346462830301" table:style-name="ce13">
            <text:p>-10429.346463</text:p>
          </table:table-cell>
          <table:table-cell office:value-type="float" office:value="104.87163220022921" table:formula="of:=([.J73]-[.K73])*1000" table:style-name="ce14">
            <text:p>104.872</text:p>
          </table:table-cell>
          <table:table-cell office:value-type="float" office:value="6.5544770125143259" table:formula="of:=[.L73]/[.H73]" table:style-name="ce14">
            <text:p>6.554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1c2c3</text:p>
          </table:table-cell>
          <table:table-cell office:value-type="float" office:value="-8331.6019153558009" table:style-name="ce13">
            <text:p>-8331.601915</text:p>
          </table:table-cell>
          <table:table-cell office:value-type="float" office:value="-8331.61827511927" table:style-name="ce13">
            <text:p>-8331.618275</text:p>
          </table:table-cell>
          <table:table-cell office:value-type="float" office:value="16.359763469154132" table:formula="of:=([.C74]-[.D74])*1000" table:style-name="ce14">
            <text:p>16.360</text:p>
          </table:table-cell>
          <table:table-cell office:value-type="float" office:value="1.363313622429511" table:formula="of:=[.E74]/[.A74]" table:style-name="ce14">
            <text:p>1.363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1c2c3</text:p>
          </table:table-cell>
          <table:table-cell office:value-type="float" office:value="-8346.0164082250394" table:style-name="ce13">
            <text:p>-8346.016408</text:p>
          </table:table-cell>
          <table:table-cell office:value-type="float" office:value="-8346.0846696449207" table:style-name="ce13">
            <text:p>-8346.084670</text:p>
          </table:table-cell>
          <table:table-cell office:value-type="float" office:value="68.261419881309848" table:formula="of:=([.J74]-[.K74])*1000" table:style-name="ce14">
            <text:p>68.261</text:p>
          </table:table-cell>
          <table:table-cell office:value-type="float" office:value="5.2508784524084495" table:formula="of:=[.L74]/[.H74]" table:style-name="ce14">
            <text:p>5.251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1c2c4c5c6</text:p>
          </table:table-cell>
          <table:table-cell office:value-type="float" office:value="-12498.5136973269" table:style-name="ce13">
            <text:p>-12498.513697</text:p>
          </table:table-cell>
          <table:table-cell office:value-type="float" office:value="-12498.641816471199" table:style-name="ce13">
            <text:p>-12498.641816</text:p>
          </table:table-cell>
          <table:table-cell office:value-type="float" office:value="128.11914429948956" table:formula="of:=([.C75]-[.D75])*1000" table:style-name="ce14">
            <text:p>128.119</text:p>
          </table:table-cell>
          <table:table-cell office:value-type="float" office:value="7.1177302388605312" table:formula="of:=[.E75]/[.A75]" table:style-name="ce14">
            <text:p>7.118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1c2c4c5c6</text:p>
          </table:table-cell>
          <table:table-cell office:value-type="float" office:value="-12513.038814317501" table:style-name="ce13">
            <text:p>-12513.038814</text:p>
          </table:table-cell>
          <table:table-cell office:value-type="float" office:value="-12513.1925935362" table:style-name="ce13">
            <text:p>-12513.192594</text:p>
          </table:table-cell>
          <table:table-cell office:value-type="float" office:value="153.77921869912825" table:formula="of:=([.J75]-[.K75])*1000" table:style-name="ce14">
            <text:p>153.779</text:p>
          </table:table-cell>
          <table:table-cell office:value-type="float" office:value="8.0936430894278022" table:formula="of:=[.L75]/[.H75]" table:style-name="ce14">
            <text:p>8.094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1c2c4c5</text:p>
          </table:table-cell>
          <table:table-cell office:value-type="float" office:value="-10415.343056332" table:style-name="ce13">
            <text:p>-10415.343056</text:p>
          </table:table-cell>
          <table:table-cell office:value-type="float" office:value="-10415.429847352099" table:style-name="ce13">
            <text:p>-10415.429847</text:p>
          </table:table-cell>
          <table:table-cell office:value-type="float" office:value="86.791020099553862" table:formula="of:=([.C76]-[.D76])*1000" table:style-name="ce14">
            <text:p>86.791</text:p>
          </table:table-cell>
          <table:table-cell office:value-type="float" office:value="5.7860680066369241" table:formula="of:=[.E76]/[.A76]" table:style-name="ce14">
            <text:p>5.786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1c2c4c5</text:p>
          </table:table-cell>
          <table:table-cell office:value-type="float" office:value="-10429.809640248999" table:style-name="ce13">
            <text:p>-10429.809640</text:p>
          </table:table-cell>
          <table:table-cell office:value-type="float" office:value="-10429.882146374601" table:style-name="ce13">
            <text:p>-10429.882146</text:p>
          </table:table-cell>
          <table:table-cell office:value-type="float" office:value="72.506125601648819" table:formula="of:=([.J76]-[.K76])*1000" table:style-name="ce14">
            <text:p>72.506</text:p>
          </table:table-cell>
          <table:table-cell office:value-type="float" office:value="4.5316328501030512" table:formula="of:=[.L76]/[.H76]" table:style-name="ce14">
            <text:p>4.532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1c2c4c6</text:p>
          </table:table-cell>
          <table:table-cell office:value-type="float" office:value="-10415.0376843302" table:style-name="ce13">
            <text:p>-10415.037684</text:p>
          </table:table-cell>
          <table:table-cell office:value-type="float" office:value="-10415.126821244799" table:style-name="ce13">
            <text:p>-10415.126821</text:p>
          </table:table-cell>
          <table:table-cell office:value-type="float" office:value="89.136914599293959" table:formula="of:=([.C77]-[.D77])*1000" table:style-name="ce14">
            <text:p>89.137</text:p>
          </table:table-cell>
          <table:table-cell office:value-type="float" office:value="5.9424609732862637" table:formula="of:=[.E77]/[.A77]" table:style-name="ce14">
            <text:p>5.942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1c2c4c6</text:p>
          </table:table-cell>
          <table:table-cell office:value-type="float" office:value="-10429.473803728701" table:style-name="ce13">
            <text:p>-10429.473804</text:p>
          </table:table-cell>
          <table:table-cell office:value-type="float" office:value="-10429.534112617999" table:style-name="ce13">
            <text:p>-10429.534113</text:p>
          </table:table-cell>
          <table:table-cell office:value-type="float" office:value="60.308889298539725" table:formula="of:=([.J77]-[.K77])*1000" table:style-name="ce14">
            <text:p>60.309</text:p>
          </table:table-cell>
          <table:table-cell office:value-type="float" office:value="3.7693055811587328" table:formula="of:=[.L77]/[.H77]" table:style-name="ce14">
            <text:p>3.769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1c2c4</text:p>
          </table:table-cell>
          <table:table-cell office:value-type="float" office:value="-8331.9761362715108" table:style-name="ce13">
            <text:p>-8331.976136</text:p>
          </table:table-cell>
          <table:table-cell office:value-type="float" office:value="-8331.9547440324404" table:style-name="ce13">
            <text:p>-8331.954744</text:p>
          </table:table-cell>
          <table:table-cell office:value-type="float" office:value="-21.392239070337382" table:formula="of:=([.C78]-[.D78])*1000" table:style-name="ce14">
            <text:p>-21.392</text:p>
          </table:table-cell>
          <table:table-cell office:value-type="float" office:value="-1.7826865891947818" table:formula="of:=[.E78]/[.A78]" table:style-name="ce14">
            <text:p>-1.783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1c2c4</text:p>
          </table:table-cell>
          <table:table-cell office:value-type="float" office:value="-8346.2991136780802" table:style-name="ce13">
            <text:p>-8346.299114</text:p>
          </table:table-cell>
          <table:table-cell office:value-type="float" office:value="-8346.2941701837499" table:style-name="ce13">
            <text:p>-8346.294170</text:p>
          </table:table-cell>
          <table:table-cell office:value-type="float" office:value="-4.943494330291287" table:formula="of:=([.J78]-[.K78])*1000" table:style-name="ce14">
            <text:p>-4.943</text:p>
          </table:table-cell>
          <table:table-cell office:value-type="float" office:value="-0.38026879463779129" table:formula="of:=[.L78]/[.H78]" table:style-name="ce14">
            <text:p>-0.380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1c2c5c6</text:p>
          </table:table-cell>
          <table:table-cell office:value-type="float" office:value="-10414.9587307365" table:style-name="ce13">
            <text:p>-10414.958731</text:p>
          </table:table-cell>
          <table:table-cell office:value-type="float" office:value="-10415.1863597795" table:style-name="ce13">
            <text:p>-10415.186360</text:p>
          </table:table-cell>
          <table:table-cell office:value-type="float" office:value="227.62904299997899" table:formula="of:=([.C79]-[.D79])*1000" table:style-name="ce14">
            <text:p>227.629</text:p>
          </table:table-cell>
          <table:table-cell office:value-type="float" office:value="15.175269533331933" table:formula="of:=[.E79]/[.A79]" table:style-name="ce14">
            <text:p>15.175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1c2c5c6</text:p>
          </table:table-cell>
          <table:table-cell office:value-type="float" office:value="-10429.5873854567" table:style-name="ce13">
            <text:p>-10429.587385</text:p>
          </table:table-cell>
          <table:table-cell office:value-type="float" office:value="-10429.721626348801" table:style-name="ce13">
            <text:p>-10429.721626</text:p>
          </table:table-cell>
          <table:table-cell office:value-type="float" office:value="134.24089210093371" table:formula="of:=([.J79]-[.K79])*1000" table:style-name="ce14">
            <text:p>134.241</text:p>
          </table:table-cell>
          <table:table-cell office:value-type="float" office:value="8.3900557563083566" table:formula="of:=[.L79]/[.H79]" table:style-name="ce14">
            <text:p>8.390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1c2c5</text:p>
          </table:table-cell>
          <table:table-cell office:value-type="float" office:value="-8331.8958953065994" table:style-name="ce13">
            <text:p>-8331.895895</text:p>
          </table:table-cell>
          <table:table-cell office:value-type="float" office:value="-8332.01539823442" table:style-name="ce13">
            <text:p>-8332.015398</text:p>
          </table:table-cell>
          <table:table-cell office:value-type="float" office:value="119.50292782057659" table:formula="of:=([.C80]-[.D80])*1000" table:style-name="ce14">
            <text:p>119.503</text:p>
          </table:table-cell>
          <table:table-cell office:value-type="float" office:value="9.9585773183813817" table:formula="of:=[.E80]/[.A80]" table:style-name="ce14">
            <text:p>9.959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1c2c5</text:p>
          </table:table-cell>
          <table:table-cell office:value-type="float" office:value="-8346.3967119762401" table:style-name="ce13">
            <text:p>-8346.396712</text:p>
          </table:table-cell>
          <table:table-cell office:value-type="float" office:value="-8346.4477513035108" table:style-name="ce13">
            <text:p>-8346.447751</text:p>
          </table:table-cell>
          <table:table-cell office:value-type="float" office:value="51.039327270700596" table:formula="of:=([.J80]-[.K80])*1000" table:style-name="ce14">
            <text:p>51.039</text:p>
          </table:table-cell>
          <table:table-cell office:value-type="float" office:value="3.9261020977461998" table:formula="of:=[.L80]/[.H80]" table:style-name="ce14">
            <text:p>3.926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1c2c6</text:p>
          </table:table-cell>
          <table:table-cell office:value-type="float" office:value="-8331.64311885182" table:style-name="ce13">
            <text:p>-8331.643119</text:p>
          </table:table-cell>
          <table:table-cell office:value-type="float" office:value="-8331.7438285010194" table:style-name="ce13">
            <text:p>-8331.743829</text:p>
          </table:table-cell>
          <table:table-cell office:value-type="float" office:value="100.70964919941616" table:formula="of:=([.C81]-[.D81])*1000" table:style-name="ce14">
            <text:p>100.710</text:p>
          </table:table-cell>
          <table:table-cell office:value-type="float" office:value="8.3924707666180129" table:formula="of:=[.E81]/[.A81]" table:style-name="ce14">
            <text:p>8.392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1c2c6</text:p>
          </table:table-cell>
          <table:table-cell office:value-type="float" office:value="-8346.0663827703793" table:style-name="ce13">
            <text:p>-8346.066383</text:p>
          </table:table-cell>
          <table:table-cell office:value-type="float" office:value="-8346.1773516601497" table:style-name="ce13">
            <text:p>-8346.177352</text:p>
          </table:table-cell>
          <table:table-cell office:value-type="float" office:value="110.96888977044728" table:formula="of:=([.J81]-[.K81])*1000" table:style-name="ce14">
            <text:p>110.969</text:p>
          </table:table-cell>
          <table:table-cell office:value-type="float" office:value="8.5360684438805592" table:formula="of:=[.L81]/[.H81]" table:style-name="ce14">
            <text:p>8.536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1c2</text:p>
          </table:table-cell>
          <table:table-cell office:value-type="float" office:value="-6248.6451461384404" table:style-name="ce13">
            <text:p>-6248.645146</text:p>
          </table:table-cell>
          <table:table-cell office:value-type="float" office:value="-6248.6092213811498" table:style-name="ce13">
            <text:p>-6248.609221</text:p>
          </table:table-cell>
          <table:table-cell office:value-type="float" office:value="-35.924757290558773" table:formula="of:=([.C82]-[.D82])*1000" table:style-name="ce14">
            <text:p>-35.925</text:p>
          </table:table-cell>
          <table:table-cell office:value-type="float" office:value="-3.9916396989509746" table:formula="of:=[.E82]/[.A82]" table:style-name="ce14">
            <text:p>-3.992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1c2</text:p>
          </table:table-cell>
          <table:table-cell office:value-type="float" office:value="-6262.9176956578103" table:style-name="ce13">
            <text:p>-6262.917696</text:p>
          </table:table-cell>
          <table:table-cell office:value-type="float" office:value="-6262.9383888361199" table:style-name="ce13">
            <text:p>-6262.938389</text:p>
          </table:table-cell>
          <table:table-cell office:value-type="float" office:value="20.69317830955697" table:formula="of:=([.J82]-[.K82])*1000" table:style-name="ce14">
            <text:p>20.693</text:p>
          </table:table-cell>
          <table:table-cell office:value-type="float" office:value="2.069317830955697" table:formula="of:=[.L82]/[.H82]" table:style-name="ce14">
            <text:p>2.069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1c3c4c5c6</text:p>
          </table:table-cell>
          <table:table-cell office:value-type="float" office:value="-12499.0438441684" table:style-name="ce13">
            <text:p>-12499.043844</text:p>
          </table:table-cell>
          <table:table-cell office:value-type="float" office:value="-12499.2578824796" table:style-name="ce13">
            <text:p>-12499.257882</text:p>
          </table:table-cell>
          <table:table-cell office:value-type="float" office:value="214.03831120005634" table:formula="of:=([.C83]-[.D83])*1000" table:style-name="ce14">
            <text:p>214.038</text:p>
          </table:table-cell>
          <table:table-cell office:value-type="float" office:value="11.891017288892019" table:formula="of:=[.E83]/[.A83]" table:style-name="ce14">
            <text:p>11.891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1c3c4c5c6</text:p>
          </table:table-cell>
          <table:table-cell office:value-type="float" office:value="-12512.801950815099" table:style-name="ce13">
            <text:p>-12512.801951</text:p>
          </table:table-cell>
          <table:table-cell office:value-type="float" office:value="-12512.9024384193" table:style-name="ce13">
            <text:p>-12512.902438</text:p>
          </table:table-cell>
          <table:table-cell office:value-type="float" office:value="100.48760420067993" table:formula="of:=([.J83]-[.K83])*1000" table:style-name="ce14">
            <text:p>100.488</text:p>
          </table:table-cell>
          <table:table-cell office:value-type="float" office:value="5.2888212737199964" table:formula="of:=[.L83]/[.H83]" table:style-name="ce14">
            <text:p>5.289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1c3c4c5</text:p>
          </table:table-cell>
          <table:table-cell office:value-type="float" office:value="-10415.640978125701" table:style-name="ce13">
            <text:p>-10415.640978</text:p>
          </table:table-cell>
          <table:table-cell office:value-type="float" office:value="-10415.8129565983" table:style-name="ce13">
            <text:p>-10415.812957</text:p>
          </table:table-cell>
          <table:table-cell office:value-type="float" office:value="171.97847259922128" table:formula="of:=([.C84]-[.D84])*1000" table:style-name="ce14">
            <text:p>171.978</text:p>
          </table:table-cell>
          <table:table-cell office:value-type="float" office:value="11.465231506614751" table:formula="of:=[.E84]/[.A84]" table:style-name="ce14">
            <text:p>11.465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1c3c4c5</text:p>
          </table:table-cell>
          <table:table-cell office:value-type="float" office:value="-10429.3816164166" table:style-name="ce13">
            <text:p>-10429.381616</text:p>
          </table:table-cell>
          <table:table-cell office:value-type="float" office:value="-10429.429784125299" table:style-name="ce13">
            <text:p>-10429.429784</text:p>
          </table:table-cell>
          <table:table-cell office:value-type="float" office:value="48.167708699111245" table:formula="of:=([.J84]-[.K84])*1000" table:style-name="ce14">
            <text:p>48.168</text:p>
          </table:table-cell>
          <table:table-cell office:value-type="float" office:value="3.0104817936944528" table:formula="of:=[.L84]/[.H84]" table:style-name="ce14">
            <text:p>3.010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1c3c4c6</text:p>
          </table:table-cell>
          <table:table-cell office:value-type="float" office:value="-10415.193432837699" table:style-name="ce13">
            <text:p>-10415.193433</text:p>
          </table:table-cell>
          <table:table-cell office:value-type="float" office:value="-10415.4962703701" table:style-name="ce13">
            <text:p>-10415.496270</text:p>
          </table:table-cell>
          <table:table-cell office:value-type="float" office:value="302.83753240109945" table:formula="of:=([.C85]-[.D85])*1000" table:style-name="ce14">
            <text:p>302.838</text:p>
          </table:table-cell>
          <table:table-cell office:value-type="float" office:value="20.189168826739962" table:formula="of:=[.E85]/[.A85]" table:style-name="ce14">
            <text:p>20.189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1c3c4c6</text:p>
          </table:table-cell>
          <table:table-cell office:value-type="float" office:value="-10429.0338098753" table:style-name="ce13">
            <text:p>-10429.033810</text:p>
          </table:table-cell>
          <table:table-cell office:value-type="float" office:value="-10429.191194604" table:style-name="ce13">
            <text:p>-10429.191195</text:p>
          </table:table-cell>
          <table:table-cell office:value-type="float" office:value="157.38472869998077" table:formula="of:=([.J85]-[.K85])*1000" table:style-name="ce14">
            <text:p>157.385</text:p>
          </table:table-cell>
          <table:table-cell office:value-type="float" office:value="9.8365455437487981" table:formula="of:=[.L85]/[.H85]" table:style-name="ce14">
            <text:p>9.837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1c3c4</text:p>
          </table:table-cell>
          <table:table-cell office:value-type="float" office:value="-8332.0102022183291" table:style-name="ce13">
            <text:p>-8332.010202</text:p>
          </table:table-cell>
          <table:table-cell office:value-type="float" office:value="-8332.1605438213901" table:style-name="ce13">
            <text:p>-8332.160544</text:p>
          </table:table-cell>
          <table:table-cell office:value-type="float" office:value="150.34160306095146" table:formula="of:=([.C86]-[.D86])*1000" table:style-name="ce14">
            <text:p>150.342</text:p>
          </table:table-cell>
          <table:table-cell office:value-type="float" office:value="12.528466921745954" table:formula="of:=[.E86]/[.A86]" table:style-name="ce14">
            <text:p>12.528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1c3c4</text:p>
          </table:table-cell>
          <table:table-cell office:value-type="float" office:value="-8345.73648622572" table:style-name="ce13">
            <text:p>-8345.736486</text:p>
          </table:table-cell>
          <table:table-cell office:value-type="float" office:value="-8345.8153856688004" table:style-name="ce13">
            <text:p>-8345.815386</text:p>
          </table:table-cell>
          <table:table-cell office:value-type="float" office:value="78.899443080445053" table:formula="of:=([.J86]-[.K86])*1000" table:style-name="ce14">
            <text:p>78.899</text:p>
          </table:table-cell>
          <table:table-cell office:value-type="float" office:value="6.0691879292650039" table:formula="of:=[.L86]/[.H86]" table:style-name="ce14">
            <text:p>6.069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1c3c5c6</text:p>
          </table:table-cell>
          <table:table-cell office:value-type="float" office:value="-10415.325004291801" table:style-name="ce13">
            <text:p>-10415.325004</text:p>
          </table:table-cell>
          <table:table-cell office:value-type="float" office:value="-10415.578149461" table:style-name="ce13">
            <text:p>-10415.578149</text:p>
          </table:table-cell>
          <table:table-cell office:value-type="float" office:value="253.14516919934249" table:formula="of:=([.C87]-[.D87])*1000" table:style-name="ce14">
            <text:p>253.145</text:p>
          </table:table-cell>
          <table:table-cell office:value-type="float" office:value="16.876344613289501" table:formula="of:=[.E87]/[.A87]" table:style-name="ce14">
            <text:p>16.876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1c3c5c6</text:p>
          </table:table-cell>
          <table:table-cell office:value-type="float" office:value="-10429.244344175" table:style-name="ce13">
            <text:p>-10429.244344</text:p>
          </table:table-cell>
          <table:table-cell office:value-type="float" office:value="-10429.3034144016" table:style-name="ce13">
            <text:p>-10429.303414</text:p>
          </table:table-cell>
          <table:table-cell office:value-type="float" office:value="59.070226599942544" table:formula="of:=([.J87]-[.K87])*1000" table:style-name="ce14">
            <text:p>59.070</text:p>
          </table:table-cell>
          <table:table-cell office:value-type="float" office:value="3.691889162496409" table:formula="of:=[.L87]/[.H87]" table:style-name="ce14">
            <text:p>3.692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1c3c5</text:p>
          </table:table-cell>
          <table:table-cell office:value-type="float" office:value="-8332.1520829819892" table:style-name="ce13">
            <text:p>-8332.152083</text:p>
          </table:table-cell>
          <table:table-cell office:value-type="float" office:value="-8332.2823420304703" table:style-name="ce13">
            <text:p>-8332.282342</text:p>
          </table:table-cell>
          <table:table-cell office:value-type="float" office:value="130.25904848109349" table:formula="of:=([.C88]-[.D88])*1000" table:style-name="ce14">
            <text:p>130.259</text:p>
          </table:table-cell>
          <table:table-cell office:value-type="float" office:value="10.85492070675779" table:formula="of:=[.E88]/[.A88]" table:style-name="ce14">
            <text:p>10.855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1c3c5</text:p>
          </table:table-cell>
          <table:table-cell office:value-type="float" office:value="-8345.9533694884194" table:style-name="ce13">
            <text:p>-8345.953369</text:p>
          </table:table-cell>
          <table:table-cell office:value-type="float" office:value="-8345.9661912261599" table:style-name="ce13">
            <text:p>-8345.966191</text:p>
          </table:table-cell>
          <table:table-cell office:value-type="float" office:value="12.821737740523531" table:formula="of:=([.J88]-[.K88])*1000" table:style-name="ce14">
            <text:p>12.822</text:p>
          </table:table-cell>
          <table:table-cell office:value-type="float" office:value="0.98628751850181007" table:formula="of:=[.L88]/[.H88]" table:style-name="ce14">
            <text:p>0.986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1c3c6</text:p>
          </table:table-cell>
          <table:table-cell office:value-type="float" office:value="-8331.7919798828207" table:style-name="ce13">
            <text:p>-8331.791980</text:p>
          </table:table-cell>
          <table:table-cell office:value-type="float" office:value="-8332.0716169788302" table:style-name="ce13">
            <text:p>-8332.071617</text:p>
          </table:table-cell>
          <table:table-cell office:value-type="float" office:value="279.63709600953734" table:formula="of:=([.C89]-[.D89])*1000" table:style-name="ce14">
            <text:p>279.637</text:p>
          </table:table-cell>
          <table:table-cell office:value-type="float" office:value="23.303091334128112" table:formula="of:=[.E89]/[.A89]" table:style-name="ce14">
            <text:p>23.303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1c3c6</text:p>
          </table:table-cell>
          <table:table-cell office:value-type="float" office:value="-8345.6821989462096" table:style-name="ce13">
            <text:p>-8345.682199</text:p>
          </table:table-cell>
          <table:table-cell office:value-type="float" office:value="-8345.7920927137093" table:style-name="ce13">
            <text:p>-8345.792093</text:p>
          </table:table-cell>
          <table:table-cell office:value-type="float" office:value="109.8937674996705" table:formula="of:=([.J89]-[.K89])*1000" table:style-name="ce14">
            <text:p>109.894</text:p>
          </table:table-cell>
          <table:table-cell office:value-type="float" office:value="8.453366730743884" table:formula="of:=[.L89]/[.H89]" table:style-name="ce14">
            <text:p>8.453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1c3</text:p>
          </table:table-cell>
          <table:table-cell office:value-type="float" office:value="-6248.7562317651" table:style-name="ce13">
            <text:p>-6248.756232</text:p>
          </table:table-cell>
          <table:table-cell office:value-type="float" office:value="-6248.8658520580802" table:style-name="ce13">
            <text:p>-6248.865852</text:p>
          </table:table-cell>
          <table:table-cell office:value-type="float" office:value="109.620292980253" table:formula="of:=([.C90]-[.D90])*1000" table:style-name="ce14">
            <text:p>109.620</text:p>
          </table:table-cell>
          <table:table-cell office:value-type="float" office:value="12.180032553361444" table:formula="of:=[.E90]/[.A90]" table:style-name="ce14">
            <text:p>12.180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1c3</text:p>
          </table:table-cell>
          <table:table-cell office:value-type="float" office:value="-6262.4915104994798" table:style-name="ce13">
            <text:p>-6262.491510</text:p>
          </table:table-cell>
          <table:table-cell office:value-type="float" office:value="-6262.5743819900599" table:style-name="ce13">
            <text:p>-6262.574382</text:p>
          </table:table-cell>
          <table:table-cell office:value-type="float" office:value="82.871490580146201" table:formula="of:=([.J90]-[.K90])*1000" table:style-name="ce14">
            <text:p>82.871</text:p>
          </table:table-cell>
          <table:table-cell office:value-type="float" office:value="8.2871490580146201" table:formula="of:=[.L90]/[.H90]" table:style-name="ce14">
            <text:p>8.287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1c4c5c6</text:p>
          </table:table-cell>
          <table:table-cell office:value-type="float" office:value="-10415.6855076706" table:style-name="ce13">
            <text:p>-10415.685508</text:p>
          </table:table-cell>
          <table:table-cell office:value-type="float" office:value="-10415.856522043499" table:style-name="ce13">
            <text:p>-10415.856522</text:p>
          </table:table-cell>
          <table:table-cell office:value-type="float" office:value="171.0143728996627" table:formula="of:=([.C91]-[.D91])*1000" table:style-name="ce14">
            <text:p>171.014</text:p>
          </table:table-cell>
          <table:table-cell office:value-type="float" office:value="11.400958193310847" table:formula="of:=[.E91]/[.A91]" table:style-name="ce14">
            <text:p>11.401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1c4c5c6</text:p>
          </table:table-cell>
          <table:table-cell office:value-type="float" office:value="-10429.415575966899" table:style-name="ce13">
            <text:p>-10429.415576</text:p>
          </table:table-cell>
          <table:table-cell office:value-type="float" office:value="-10429.4478524923" table:style-name="ce13">
            <text:p>-10429.447852</text:p>
          </table:table-cell>
          <table:table-cell office:value-type="float" office:value="32.276525400448008" table:formula="of:=([.J91]-[.K91])*1000" table:style-name="ce14">
            <text:p>32.277</text:p>
          </table:table-cell>
          <table:table-cell office:value-type="float" office:value="2.0172828375280005" table:formula="of:=[.L91]/[.H91]" table:style-name="ce14">
            <text:p>2.017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1c4c5</text:p>
          </table:table-cell>
          <table:table-cell office:value-type="float" office:value="-8332.5122595519297" table:style-name="ce13">
            <text:p>-8332.512260</text:p>
          </table:table-cell>
          <table:table-cell office:value-type="float" office:value="-8332.5853681377994" table:style-name="ce13">
            <text:p>-8332.585368</text:p>
          </table:table-cell>
          <table:table-cell office:value-type="float" office:value="73.108585869704257" table:formula="of:=([.C92]-[.D92])*1000" table:style-name="ce14">
            <text:p>73.109</text:p>
          </table:table-cell>
          <table:table-cell office:value-type="float" office:value="6.0923821558086884" table:formula="of:=[.E92]/[.A92]" table:style-name="ce14">
            <text:p>6.092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1c4c5</text:p>
          </table:table-cell>
          <table:table-cell office:value-type="float" office:value="-8346.1917274407297" table:style-name="ce13">
            <text:p>-8346.191727</text:p>
          </table:table-cell>
          <table:table-cell office:value-type="float" office:value="-8346.1522083301206" table:style-name="ce13">
            <text:p>-8346.152208</text:p>
          </table:table-cell>
          <table:table-cell office:value-type="float" office:value="-39.519110609035124" table:formula="of:=([.J92]-[.K92])*1000" table:style-name="ce14">
            <text:p>-39.519</text:p>
          </table:table-cell>
          <table:table-cell office:value-type="float" office:value="-3.0399315853103941" table:formula="of:=[.L92]/[.H92]" table:style-name="ce14">
            <text:p>-3.040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1c4c6</text:p>
          </table:table-cell>
          <table:table-cell office:value-type="float" office:value="-8332.0621612907908" table:style-name="ce13">
            <text:p>-8332.062161</text:p>
          </table:table-cell>
          <table:table-cell office:value-type="float" office:value="-8332.2666682663003" table:style-name="ce13">
            <text:p>-8332.266668</text:p>
          </table:table-cell>
          <table:table-cell office:value-type="float" office:value="204.50697550950281" table:formula="of:=([.C93]-[.D93])*1000" table:style-name="ce14">
            <text:p>204.507</text:p>
          </table:table-cell>
          <table:table-cell office:value-type="float" office:value="17.042247959125234" table:formula="of:=[.E93]/[.A93]" table:style-name="ce14">
            <text:p>17.042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1c4c6</text:p>
          </table:table-cell>
          <table:table-cell office:value-type="float" office:value="-8345.77789816103" table:style-name="ce13">
            <text:p>-8345.777898</text:p>
          </table:table-cell>
          <table:table-cell office:value-type="float" office:value="-8345.8785977420193" table:style-name="ce13">
            <text:p>-8345.878598</text:p>
          </table:table-cell>
          <table:table-cell office:value-type="float" office:value="100.69958098938514" table:formula="of:=([.J93]-[.K93])*1000" table:style-name="ce14">
            <text:p>100.700</text:p>
          </table:table-cell>
          <table:table-cell office:value-type="float" office:value="7.7461216145680876" table:formula="of:=[.L93]/[.H93]" table:style-name="ce14">
            <text:p>7.746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1c4</text:p>
          </table:table-cell>
          <table:table-cell office:value-type="float" office:value="-6248.9985429890303" table:style-name="ce13">
            <text:p>-6248.998543</text:p>
          </table:table-cell>
          <table:table-cell office:value-type="float" office:value="-6249.0816384294003" table:style-name="ce13">
            <text:p>-6249.081638</text:p>
          </table:table-cell>
          <table:table-cell office:value-type="float" office:value="83.095440370016149" table:formula="of:=([.C94]-[.D94])*1000" table:style-name="ce14">
            <text:p>83.095</text:p>
          </table:table-cell>
          <table:table-cell office:value-type="float" office:value="9.2328267077795729" table:formula="of:=[.E94]/[.A94]" table:style-name="ce14">
            <text:p>9.233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1c4</text:p>
          </table:table-cell>
          <table:table-cell office:value-type="float" office:value="-6262.6261873181302" table:style-name="ce13">
            <text:p>-6262.626187</text:p>
          </table:table-cell>
          <table:table-cell office:value-type="float" office:value="-6262.6561250240402" table:style-name="ce13">
            <text:p>-6262.656125</text:p>
          </table:table-cell>
          <table:table-cell office:value-type="float" office:value="29.937705910015211" table:formula="of:=([.J94]-[.K94])*1000" table:style-name="ce14">
            <text:p>29.938</text:p>
          </table:table-cell>
          <table:table-cell office:value-type="float" office:value="2.9937705910015211" table:formula="of:=[.L94]/[.H94]" table:style-name="ce14">
            <text:p>2.994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1c5c6</text:p>
          </table:table-cell>
          <table:table-cell office:value-type="float" office:value="-8332.2313127714206" table:style-name="ce13">
            <text:p>-8332.231313</text:p>
          </table:table-cell>
          <table:table-cell office:value-type="float" office:value="-8332.4103988606694" table:style-name="ce13">
            <text:p>-8332.410399</text:p>
          </table:table-cell>
          <table:table-cell office:value-type="float" office:value="179.08608924881264" table:formula="of:=([.C95]-[.D95])*1000" table:style-name="ce14">
            <text:p>179.086</text:p>
          </table:table-cell>
          <table:table-cell office:value-type="float" office:value="14.923840770734387" table:formula="of:=[.E95]/[.A95]" table:style-name="ce14">
            <text:p>14.924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1c5c6</text:p>
          </table:table-cell>
          <table:table-cell office:value-type="float" office:value="-8346.0502747123301" table:style-name="ce13">
            <text:p>-8346.050275</text:p>
          </table:table-cell>
          <table:table-cell office:value-type="float" office:value="-8346.1173233202808" table:style-name="ce13">
            <text:p>-8346.117323</text:p>
          </table:table-cell>
          <table:table-cell office:value-type="float" office:value="67.048607950709993" table:formula="of:=([.J95]-[.K95])*1000" table:style-name="ce14">
            <text:p>67.049</text:p>
          </table:table-cell>
          <table:table-cell office:value-type="float" office:value="5.1575852269776918" table:formula="of:=[.L95]/[.H95]" table:style-name="ce14">
            <text:p>5.158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1c5</text:p>
          </table:table-cell>
          <table:table-cell office:value-type="float" office:value="-6249.1667559486204" table:style-name="ce13">
            <text:p>-6249.166756</text:p>
          </table:table-cell>
          <table:table-cell office:value-type="float" office:value="-6249.2106748698598" table:style-name="ce13">
            <text:p>-6249.210675</text:p>
          </table:table-cell>
          <table:table-cell office:value-type="float" office:value="43.918921239310293" table:formula="of:=([.C96]-[.D96])*1000" table:style-name="ce14">
            <text:p>43.919</text:p>
          </table:table-cell>
          <table:table-cell office:value-type="float" office:value="4.8798801377011438" table:formula="of:=[.E96]/[.A96]" table:style-name="ce14">
            <text:p>4.880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1c5</text:p>
          </table:table-cell>
          <table:table-cell office:value-type="float" office:value="-6262.8834258976403" table:style-name="ce13">
            <text:p>-6262.883426</text:p>
          </table:table-cell>
          <table:table-cell office:value-type="float" office:value="-6262.8554485006998" table:style-name="ce13">
            <text:p>-6262.855449</text:p>
          </table:table-cell>
          <table:table-cell office:value-type="float" office:value="-27.977396940514154" table:formula="of:=([.J96]-[.K96])*1000" table:style-name="ce14">
            <text:p>-27.977</text:p>
          </table:table-cell>
          <table:table-cell office:value-type="float" office:value="-2.7977396940514154" table:formula="of:=[.L96]/[.H96]" table:style-name="ce14">
            <text:p>-2.798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1c6</text:p>
          </table:table-cell>
          <table:table-cell office:value-type="float" office:value="-6248.8299809072396" table:style-name="ce13">
            <text:p>-6248.829981</text:p>
          </table:table-cell>
          <table:table-cell office:value-type="float" office:value="-6249.0018546159399" table:style-name="ce13">
            <text:p>-6249.001855</text:p>
          </table:table-cell>
          <table:table-cell office:value-type="float" office:value="171.87370870033192" table:formula="of:=([.C97]-[.D97])*1000" table:style-name="ce14">
            <text:p>171.874</text:p>
          </table:table-cell>
          <table:table-cell office:value-type="float" office:value="19.097078744481323" table:formula="of:=[.E97]/[.A97]" table:style-name="ce14">
            <text:p>19.097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1c6</text:p>
          </table:table-cell>
          <table:table-cell office:value-type="float" office:value="-6262.5648985463904" table:style-name="ce13">
            <text:p>-6262.564899</text:p>
          </table:table-cell>
          <table:table-cell office:value-type="float" office:value="-6262.6832275745901" table:style-name="ce13">
            <text:p>-6262.683228</text:p>
          </table:table-cell>
          <table:table-cell office:value-type="float" office:value="118.32902819969604" table:formula="of:=([.J97]-[.K97])*1000" table:style-name="ce14">
            <text:p>118.329</text:p>
          </table:table-cell>
          <table:table-cell office:value-type="float" office:value="11.832902819969604" table:formula="of:=[.L97]/[.H97]" table:style-name="ce14">
            <text:p>11.833</text:p>
          </table:table-cell>
          <table:table-cell table:number-columns-repeated="16371"/>
        </table:table-row>
        <table:table-row table:style-name="ro2">
          <table:table-cell office:value-type="float" office:value="6" table:style-name="ce12">
            <text:p>6</text:p>
          </table:table-cell>
          <table:table-cell office:value-type="string" table:style-name="ce12">
            <text:p>c1</text:p>
          </table:table-cell>
          <table:table-cell office:value-type="float" office:value="-4165.8296682859" table:style-name="ce13">
            <text:p>-4165.829668</text:p>
          </table:table-cell>
          <table:table-cell office:value-type="float" office:value="-4165.8682815291304" table:style-name="ce13">
            <text:p>-4165.868282</text:p>
          </table:table-cell>
          <table:table-cell office:value-type="float" office:value="38.613243230429362" table:formula="of:=([.C98]-[.D98])*1000" table:style-name="ce14">
            <text:p>38.613</text:p>
          </table:table-cell>
          <table:table-cell office:value-type="float" office:value="6.4355405384048936" table:formula="of:=[.E98]/[.A98]" table:style-name="ce14">
            <text:p>6.436</text:p>
          </table:table-cell>
          <table:table-cell table:style-name="ce1"/>
          <table:table-cell office:value-type="float" office:value="7" table:style-name="ce12">
            <text:p>7</text:p>
          </table:table-cell>
          <table:table-cell office:value-type="string" table:style-name="ce12">
            <text:p>c1</text:p>
          </table:table-cell>
          <table:table-cell office:value-type="float" office:value="-4179.4503981992402" table:style-name="ce13">
            <text:p>-4179.450398</text:p>
          </table:table-cell>
          <table:table-cell office:value-type="float" office:value="-4179.4410265944098" table:style-name="ce13">
            <text:p>-4179.441027</text:p>
          </table:table-cell>
          <table:table-cell office:value-type="float" office:value="-9.3716048304486321" table:formula="of:=([.J98]-[.K98])*1000" table:style-name="ce14">
            <text:p>-9.372</text:p>
          </table:table-cell>
          <table:table-cell office:value-type="float" office:value="-1.3388006900640903" table:formula="of:=[.L98]/[.H98]" table:style-name="ce14">
            <text:p>-1.339</text:p>
          </table:table-cell>
          <table:table-cell table:number-columns-repeated="1637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string" table:style-name="ce12">
            <text:p>c2c3c4c5c6</text:p>
          </table:table-cell>
          <table:table-cell office:value-type="float" office:value="-12498.9585500472" table:style-name="ce13">
            <text:p>-12498.958550</text:p>
          </table:table-cell>
          <table:table-cell office:value-type="float" office:value="-12499.066667999001" table:style-name="ce13">
            <text:p>-12499.066668</text:p>
          </table:table-cell>
          <table:table-cell office:value-type="float" office:value="108.11795180052286" table:formula="of:=([.C99]-[.D99])*1000" table:style-name="ce14">
            <text:p>108.118</text:p>
          </table:table-cell>
          <table:table-cell office:value-type="float" office:value="6.0065528778068256" table:formula="of:=[.E99]/[.A99]" table:style-name="ce14">
            <text:p>6.007</text:p>
          </table:table-cell>
          <table:table-cell table:style-name="ce1"/>
          <table:table-cell office:value-type="float" office:value="19" table:style-name="ce12">
            <text:p>19</text:p>
          </table:table-cell>
          <table:table-cell office:value-type="string" table:style-name="ce12">
            <text:p>c2c3c4c5c6</text:p>
          </table:table-cell>
          <table:table-cell office:value-type="float" office:value="-12512.7384105724" table:style-name="ce13">
            <text:p>-12512.738411</text:p>
          </table:table-cell>
          <table:table-cell office:value-type="float" office:value="-12512.799742610299" table:style-name="ce13">
            <text:p>-12512.799743</text:p>
          </table:table-cell>
          <table:table-cell office:value-type="float" office:value="61.33203789977415" table:formula="of:=([.J99]-[.K99])*1000" table:style-name="ce14">
            <text:p>61.332</text:p>
          </table:table-cell>
          <table:table-cell office:value-type="float" office:value="3.2280019947249552" table:formula="of:=[.L99]/[.H99]" table:style-name="ce14">
            <text:p>3.228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2c3c4c5</text:p>
          </table:table-cell>
          <table:table-cell office:value-type="float" office:value="-10415.4013129379" table:style-name="ce13">
            <text:p>-10415.401313</text:p>
          </table:table-cell>
          <table:table-cell office:value-type="float" office:value="-10415.522991961099" table:style-name="ce13">
            <text:p>-10415.522992</text:p>
          </table:table-cell>
          <table:table-cell office:value-type="float" office:value="121.67902319924906" table:formula="of:=([.C100]-[.D100])*1000" table:style-name="ce14">
            <text:p>121.679</text:p>
          </table:table-cell>
          <table:table-cell office:value-type="float" office:value="8.1119348799499367" table:formula="of:=[.E100]/[.A100]" table:style-name="ce14">
            <text:p>8.112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2c3c4c5</text:p>
          </table:table-cell>
          <table:table-cell office:value-type="float" office:value="-10429.192149996101" table:style-name="ce13">
            <text:p>-10429.192150</text:p>
          </table:table-cell>
          <table:table-cell office:value-type="float" office:value="-10429.285890262499" table:style-name="ce13">
            <text:p>-10429.285890</text:p>
          </table:table-cell>
          <table:table-cell office:value-type="float" office:value="93.740266398526728" table:formula="of:=([.J100]-[.K100])*1000" table:style-name="ce14">
            <text:p>93.740</text:p>
          </table:table-cell>
          <table:table-cell office:value-type="float" office:value="5.8587666499079205" table:formula="of:=[.L100]/[.H100]" table:style-name="ce14">
            <text:p>5.859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2c3c4c6</text:p>
          </table:table-cell>
          <table:table-cell office:value-type="float" office:value="-10415.429130603899" table:style-name="ce13">
            <text:p>-10415.429131</text:p>
          </table:table-cell>
          <table:table-cell office:value-type="float" office:value="-10415.502746682299" table:style-name="ce13">
            <text:p>-10415.502747</text:p>
          </table:table-cell>
          <table:table-cell office:value-type="float" office:value="73.616078399936669" table:formula="of:=([.C101]-[.D101])*1000" table:style-name="ce14">
            <text:p>73.616</text:p>
          </table:table-cell>
          <table:table-cell office:value-type="float" office:value="4.9077385599957779" table:formula="of:=[.E101]/[.A101]" table:style-name="ce14">
            <text:p>4.908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2c3c4c6</text:p>
          </table:table-cell>
          <table:table-cell office:value-type="float" office:value="-10429.2716894512" table:style-name="ce13">
            <text:p>-10429.271689</text:p>
          </table:table-cell>
          <table:table-cell office:value-type="float" office:value="-10429.294788389099" table:style-name="ce13">
            <text:p>-10429.294788</text:p>
          </table:table-cell>
          <table:table-cell office:value-type="float" office:value="23.098937899703742" table:formula="of:=([.J101]-[.K101])*1000" table:style-name="ce14">
            <text:p>23.099</text:p>
          </table:table-cell>
          <table:table-cell office:value-type="float" office:value="1.4436836187314839" table:formula="of:=[.L101]/[.H101]" table:style-name="ce14">
            <text:p>1.444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2c3c4</text:p>
          </table:table-cell>
          <table:table-cell office:value-type="float" office:value="-8332.1547733727202" table:style-name="ce13">
            <text:p>-8332.154773</text:p>
          </table:table-cell>
          <table:table-cell office:value-type="float" office:value="-8332.1983948734105" table:style-name="ce13">
            <text:p>-8332.198395</text:p>
          </table:table-cell>
          <table:table-cell office:value-type="float" office:value="43.621500690278481" table:formula="of:=([.C102]-[.D102])*1000" table:style-name="ce14">
            <text:p>43.622</text:p>
          </table:table-cell>
          <table:table-cell office:value-type="float" office:value="3.6351250575232066" table:formula="of:=[.E102]/[.A102]" table:style-name="ce14">
            <text:p>3.635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2c3c4</text:p>
          </table:table-cell>
          <table:table-cell office:value-type="float" office:value="-8345.9592765383004" table:style-name="ce13">
            <text:p>-8345.959277</text:p>
          </table:table-cell>
          <table:table-cell office:value-type="float" office:value="-8345.9993347066502" table:style-name="ce13">
            <text:p>-8345.999335</text:p>
          </table:table-cell>
          <table:table-cell office:value-type="float" office:value="40.058168349787593" table:formula="of:=([.J102]-[.K102])*1000" table:style-name="ce14">
            <text:p>40.058</text:p>
          </table:table-cell>
          <table:table-cell office:value-type="float" office:value="3.0813975653682766" table:formula="of:=[.L102]/[.H102]" table:style-name="ce14">
            <text:p>3.081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2c3c5c6</text:p>
          </table:table-cell>
          <table:table-cell office:value-type="float" office:value="-10415.1304411768" table:style-name="ce13">
            <text:p>-10415.130441</text:p>
          </table:table-cell>
          <table:table-cell office:value-type="float" office:value="-10415.355260915299" table:style-name="ce13">
            <text:p>-10415.355261</text:p>
          </table:table-cell>
          <table:table-cell office:value-type="float" office:value="224.81973849971837" table:formula="of:=([.C103]-[.D103])*1000" table:style-name="ce14">
            <text:p>224.820</text:p>
          </table:table-cell>
          <table:table-cell office:value-type="float" office:value="14.987982566647892" table:formula="of:=[.E103]/[.A103]" table:style-name="ce14">
            <text:p>14.988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2c3c5c6</text:p>
          </table:table-cell>
          <table:table-cell office:value-type="float" office:value="-10429.0347410492" table:style-name="ce13">
            <text:p>-10429.034741</text:p>
          </table:table-cell>
          <table:table-cell office:value-type="float" office:value="-10429.1466495485" table:style-name="ce13">
            <text:p>-10429.146650</text:p>
          </table:table-cell>
          <table:table-cell office:value-type="float" office:value="111.90849930062541" table:formula="of:=([.J103]-[.K103])*1000" table:style-name="ce14">
            <text:p>111.908</text:p>
          </table:table-cell>
          <table:table-cell office:value-type="float" office:value="6.994281206289088" table:formula="of:=[.L103]/[.H103]" table:style-name="ce14">
            <text:p>6.994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2c3c5</text:p>
          </table:table-cell>
          <table:table-cell office:value-type="float" office:value="-8331.80928687499" table:style-name="ce13">
            <text:p>-8331.809287</text:p>
          </table:table-cell>
          <table:table-cell office:value-type="float" office:value="-8331.9848398365593" table:style-name="ce13">
            <text:p>-8331.984840</text:p>
          </table:table-cell>
          <table:table-cell office:value-type="float" office:value="175.55296156933764" table:formula="of:=([.C104]-[.D104])*1000" table:style-name="ce14">
            <text:p>175.553</text:p>
          </table:table-cell>
          <table:table-cell office:value-type="float" office:value="14.629413464111471" table:formula="of:=[.E104]/[.A104]" table:style-name="ce14">
            <text:p>14.629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2c3c5</text:p>
          </table:table-cell>
          <table:table-cell office:value-type="float" office:value="-8345.6391469800401" table:style-name="ce13">
            <text:p>-8345.639147</text:p>
          </table:table-cell>
          <table:table-cell office:value-type="float" office:value="-8345.7767726976908" table:style-name="ce13">
            <text:p>-8345.776773</text:p>
          </table:table-cell>
          <table:table-cell office:value-type="float" office:value="137.62571765073517" table:formula="of:=([.J104]-[.K104])*1000" table:style-name="ce14">
            <text:p>137.626</text:p>
          </table:table-cell>
          <table:table-cell office:value-type="float" office:value="10.586593665441168" table:formula="of:=[.L104]/[.H104]" table:style-name="ce14">
            <text:p>10.587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2c3c6</text:p>
          </table:table-cell>
          <table:table-cell office:value-type="float" office:value="-8331.8113851457401" table:style-name="ce13">
            <text:p>-8331.811385</text:p>
          </table:table-cell>
          <table:table-cell office:value-type="float" office:value="-8331.9119949291198" table:style-name="ce13">
            <text:p>-8331.911995</text:p>
          </table:table-cell>
          <table:table-cell office:value-type="float" office:value="100.60978337969573" table:formula="of:=([.C105]-[.D105])*1000" table:style-name="ce14">
            <text:p>100.610</text:p>
          </table:table-cell>
          <table:table-cell office:value-type="float" office:value="8.3841486149746434" table:formula="of:=[.E105]/[.A105]" table:style-name="ce14">
            <text:p>8.384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2c3c6</text:p>
          </table:table-cell>
          <table:table-cell office:value-type="float" office:value="-8345.6682174587604" table:style-name="ce13">
            <text:p>-8345.668217</text:p>
          </table:table-cell>
          <table:table-cell office:value-type="float" office:value="-8345.7151933082405" table:style-name="ce13">
            <text:p>-8345.715193</text:p>
          </table:table-cell>
          <table:table-cell office:value-type="float" office:value="46.975849480077159" table:formula="of:=([.J105]-[.K105])*1000" table:style-name="ce14">
            <text:p>46.976</text:p>
          </table:table-cell>
          <table:table-cell office:value-type="float" office:value="3.6135268830828582" table:formula="of:=[.L105]/[.H105]" table:style-name="ce14">
            <text:p>3.614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2c3</text:p>
          </table:table-cell>
          <table:table-cell office:value-type="float" office:value="-6248.6899524233104" table:style-name="ce13">
            <text:p>-6248.689952</text:p>
          </table:table-cell>
          <table:table-cell office:value-type="float" office:value="-6248.75371389461" table:style-name="ce13">
            <text:p>-6248.753714</text:p>
          </table:table-cell>
          <table:table-cell office:value-type="float" office:value="63.761471299585537" table:formula="of:=([.C106]-[.D106])*1000" table:style-name="ce14">
            <text:p>63.761</text:p>
          </table:table-cell>
          <table:table-cell office:value-type="float" office:value="7.0846079221761711" table:formula="of:=[.E106]/[.A106]" table:style-name="ce14">
            <text:p>7.085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2c3</text:p>
          </table:table-cell>
          <table:table-cell office:value-type="float" office:value="-6262.4715702605099" table:style-name="ce13">
            <text:p>-6262.471570</text:p>
          </table:table-cell>
          <table:table-cell office:value-type="float" office:value="-6262.55759255864" table:style-name="ce13">
            <text:p>-6262.557593</text:p>
          </table:table-cell>
          <table:table-cell office:value-type="float" office:value="86.022298130046693" table:formula="of:=([.J106]-[.K106])*1000" table:style-name="ce14">
            <text:p>86.022</text:p>
          </table:table-cell>
          <table:table-cell office:value-type="float" office:value="8.6022298130046693" table:formula="of:=[.L106]/[.H106]" table:style-name="ce14">
            <text:p>8.602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2c4c5c6</text:p>
          </table:table-cell>
          <table:table-cell office:value-type="float" office:value="-10415.4594609703" table:style-name="ce13">
            <text:p>-10415.459461</text:p>
          </table:table-cell>
          <table:table-cell office:value-type="float" office:value="-10415.5573055316" table:style-name="ce13">
            <text:p>-10415.557306</text:p>
          </table:table-cell>
          <table:table-cell office:value-type="float" office:value="97.844561300007626" table:formula="of:=([.C107]-[.D107])*1000" table:style-name="ce14">
            <text:p>97.845</text:p>
          </table:table-cell>
          <table:table-cell office:value-type="float" office:value="6.5229707533338415" table:formula="of:=[.E107]/[.A107]" table:style-name="ce14">
            <text:p>6.523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2c4c5c6</text:p>
          </table:table-cell>
          <table:table-cell office:value-type="float" office:value="-10429.229530291001" table:style-name="ce13">
            <text:p>-10429.229530</text:p>
          </table:table-cell>
          <table:table-cell office:value-type="float" office:value="-10429.3039586296" table:style-name="ce13">
            <text:p>-10429.303959</text:p>
          </table:table-cell>
          <table:table-cell office:value-type="float" office:value="74.428338599318522" table:formula="of:=([.J107]-[.K107])*1000" table:style-name="ce14">
            <text:p>74.428</text:p>
          </table:table-cell>
          <table:table-cell office:value-type="float" office:value="4.6517711624574076" table:formula="of:=[.L107]/[.H107]" table:style-name="ce14">
            <text:p>4.652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2c4c5</text:p>
          </table:table-cell>
          <table:table-cell office:value-type="float" office:value="-8332.1725715305893" table:style-name="ce13">
            <text:p>-8332.172572</text:p>
          </table:table-cell>
          <table:table-cell office:value-type="float" office:value="-8332.2248715618407" table:style-name="ce13">
            <text:p>-8332.224872</text:p>
          </table:table-cell>
          <table:table-cell office:value-type="float" office:value="52.30003125143412" table:formula="of:=([.C108]-[.D108])*1000" table:style-name="ce14">
            <text:p>52.300</text:p>
          </table:table-cell>
          <table:table-cell office:value-type="float" office:value="4.3583359376195103" table:formula="of:=[.E108]/[.A108]" table:style-name="ce14">
            <text:p>4.358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2c4c5</text:p>
          </table:table-cell>
          <table:table-cell office:value-type="float" office:value="-8345.9154531290496" table:style-name="ce13">
            <text:p>-8345.915453</text:p>
          </table:table-cell>
          <table:table-cell office:value-type="float" office:value="-8345.9899195635899" table:style-name="ce13">
            <text:p>-8345.989920</text:p>
          </table:table-cell>
          <table:table-cell office:value-type="float" office:value="74.466434540227056" table:formula="of:=([.J108]-[.K108])*1000" table:style-name="ce14">
            <text:p>74.466</text:p>
          </table:table-cell>
          <table:table-cell office:value-type="float" office:value="5.7281872723251581" table:formula="of:=[.L108]/[.H108]" table:style-name="ce14">
            <text:p>5.728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2c4c6</text:p>
          </table:table-cell>
          <table:table-cell office:value-type="float" office:value="-8332.1589873295306" table:style-name="ce13">
            <text:p>-8332.158987</text:p>
          </table:table-cell>
          <table:table-cell office:value-type="float" office:value="-8332.1709929975004" table:style-name="ce13">
            <text:p>-8332.170993</text:p>
          </table:table-cell>
          <table:table-cell office:value-type="float" office:value="12.005667969788192" table:formula="of:=([.C109]-[.D109])*1000" table:style-name="ce14">
            <text:p>12.006</text:p>
          </table:table-cell>
          <table:table-cell office:value-type="float" office:value="1.0004723308156827" table:formula="of:=[.E109]/[.A109]" table:style-name="ce14">
            <text:p>1.000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2c4c6</text:p>
          </table:table-cell>
          <table:table-cell office:value-type="float" office:value="-8345.9161628022594" table:style-name="ce13">
            <text:p>-8345.916163</text:p>
          </table:table-cell>
          <table:table-cell office:value-type="float" office:value="-8345.9518508204001" table:style-name="ce13">
            <text:p>-8345.951851</text:p>
          </table:table-cell>
          <table:table-cell office:value-type="float" office:value="35.688018140717759" table:formula="of:=([.J109]-[.K109])*1000" table:style-name="ce14">
            <text:p>35.688</text:p>
          </table:table-cell>
          <table:table-cell office:value-type="float" office:value="2.7452321646705968" table:formula="of:=[.L109]/[.H109]" table:style-name="ce14">
            <text:p>2.745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2c4</text:p>
          </table:table-cell>
          <table:table-cell office:value-type="float" office:value="-6249.0390229340301" table:style-name="ce13">
            <text:p>-6249.039023</text:p>
          </table:table-cell>
          <table:table-cell office:value-type="float" office:value="-6248.9905618865496" table:style-name="ce13">
            <text:p>-6248.990562</text:p>
          </table:table-cell>
          <table:table-cell office:value-type="float" office:value="-48.461047480486741" table:formula="of:=([.C110]-[.D110])*1000" table:style-name="ce14">
            <text:p>-48.461</text:p>
          </table:table-cell>
          <table:table-cell office:value-type="float" office:value="-5.3845608311651931" table:formula="of:=[.E110]/[.A110]" table:style-name="ce14">
            <text:p>-5.385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2c4</text:p>
          </table:table-cell>
          <table:table-cell office:value-type="float" office:value="-6262.7538623724404" table:style-name="ce13">
            <text:p>-6262.753862</text:p>
          </table:table-cell>
          <table:table-cell office:value-type="float" office:value="-6262.7356367235398" table:style-name="ce13">
            <text:p>-6262.735637</text:p>
          </table:table-cell>
          <table:table-cell office:value-type="float" office:value="-18.225648900624947" table:formula="of:=([.J110]-[.K110])*1000" table:style-name="ce14">
            <text:p>-18.226</text:p>
          </table:table-cell>
          <table:table-cell office:value-type="float" office:value="-1.8225648900624947" table:formula="of:=[.L110]/[.H110]" table:style-name="ce14">
            <text:p>-1.823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2c5c6</text:p>
          </table:table-cell>
          <table:table-cell office:value-type="float" office:value="-8331.9388835980899" table:style-name="ce13">
            <text:p>-8331.938884</text:p>
          </table:table-cell>
          <table:table-cell office:value-type="float" office:value="-8332.1497681085202" table:style-name="ce13">
            <text:p>-8332.149768</text:p>
          </table:table-cell>
          <table:table-cell office:value-type="float" office:value="210.88451043033274" table:formula="of:=([.C111]-[.D111])*1000" table:style-name="ce14">
            <text:p>210.885</text:p>
          </table:table-cell>
          <table:table-cell office:value-type="float" office:value="17.573709202527727" table:formula="of:=[.E111]/[.A111]" table:style-name="ce14">
            <text:p>17.574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2c5c6</text:p>
          </table:table-cell>
          <table:table-cell office:value-type="float" office:value="-8345.7772916190206" table:style-name="ce13">
            <text:p>-8345.777292</text:p>
          </table:table-cell>
          <table:table-cell office:value-type="float" office:value="-8345.9894841812493" table:style-name="ce13">
            <text:p>-8345.989484</text:p>
          </table:table-cell>
          <table:table-cell office:value-type="float" office:value="212.19256222866534" table:formula="of:=([.J111]-[.K111])*1000" table:style-name="ce14">
            <text:p>212.193</text:p>
          </table:table-cell>
          <table:table-cell office:value-type="float" office:value="16.32250478682041" table:formula="of:=[.L111]/[.H111]" table:style-name="ce14">
            <text:p>16.323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2c5</text:p>
          </table:table-cell>
          <table:table-cell office:value-type="float" office:value="-6248.7641396689296" table:style-name="ce13">
            <text:p>-6248.764140</text:p>
          </table:table-cell>
          <table:table-cell office:value-type="float" office:value="-6248.8886552080303" table:style-name="ce13">
            <text:p>-6248.888655</text:p>
          </table:table-cell>
          <table:table-cell office:value-type="float" office:value="124.51553910068469" table:formula="of:=([.C112]-[.D112])*1000" table:style-name="ce14">
            <text:p>124.516</text:p>
          </table:table-cell>
          <table:table-cell office:value-type="float" office:value="13.835059900076077" table:formula="of:=[.E112]/[.A112]" table:style-name="ce14">
            <text:p>13.835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2c5</text:p>
          </table:table-cell>
          <table:table-cell office:value-type="float" office:value="-6262.5309332817396" table:style-name="ce13">
            <text:p>-6262.530933</text:p>
          </table:table-cell>
          <table:table-cell office:value-type="float" office:value="-6262.7067926436403" table:style-name="ce13">
            <text:p>-6262.706793</text:p>
          </table:table-cell>
          <table:table-cell office:value-type="float" office:value="175.85936190062057" table:formula="of:=([.J112]-[.K112])*1000" table:style-name="ce14">
            <text:p>175.859</text:p>
          </table:table-cell>
          <table:table-cell office:value-type="float" office:value="17.585936190062057" table:formula="of:=[.L112]/[.H112]" table:style-name="ce14">
            <text:p>17.586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2c6</text:p>
          </table:table-cell>
          <table:table-cell office:value-type="float" office:value="-6248.7597994512498" table:style-name="ce13">
            <text:p>-6248.759799</text:p>
          </table:table-cell>
          <table:table-cell office:value-type="float" office:value="-6248.8314296419703" table:style-name="ce13">
            <text:p>-6248.831430</text:p>
          </table:table-cell>
          <table:table-cell office:value-type="float" office:value="71.630190720497922" table:formula="of:=([.C113]-[.D113])*1000" table:style-name="ce14">
            <text:p>71.630</text:p>
          </table:table-cell>
          <table:table-cell office:value-type="float" office:value="7.9589100800553245" table:formula="of:=[.E113]/[.A113]" table:style-name="ce14">
            <text:p>7.959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2c6</text:p>
          </table:table-cell>
          <table:table-cell office:value-type="float" office:value="-6262.5234117797299" table:style-name="ce13">
            <text:p>-6262.523412</text:p>
          </table:table-cell>
          <table:table-cell office:value-type="float" office:value="-6262.6629822958603" table:style-name="ce13">
            <text:p>-6262.662982</text:p>
          </table:table-cell>
          <table:table-cell office:value-type="float" office:value="139.570516130334" table:formula="of:=([.J113]-[.K113])*1000" table:style-name="ce14">
            <text:p>139.571</text:p>
          </table:table-cell>
          <table:table-cell office:value-type="float" office:value="13.9570516130334" table:formula="of:=[.L113]/[.H113]" table:style-name="ce14">
            <text:p>13.957</text:p>
          </table:table-cell>
          <table:table-cell table:number-columns-repeated="16371"/>
        </table:table-row>
        <table:table-row table:style-name="ro2">
          <table:table-cell office:value-type="float" office:value="6" table:style-name="ce12">
            <text:p>6</text:p>
          </table:table-cell>
          <table:table-cell office:value-type="string" table:style-name="ce12">
            <text:p>c2</text:p>
          </table:table-cell>
          <table:table-cell office:value-type="float" office:value="-4165.7058158885202" table:style-name="ce13">
            <text:p>-4165.705816</text:p>
          </table:table-cell>
          <table:table-cell office:value-type="float" office:value="-4165.7243332435901" table:style-name="ce13">
            <text:p>-4165.724333</text:p>
          </table:table-cell>
          <table:table-cell office:value-type="float" office:value="18.517355069889163" table:formula="of:=([.C114]-[.D114])*1000" table:style-name="ce14">
            <text:p>18.517</text:p>
          </table:table-cell>
          <table:table-cell office:value-type="float" office:value="3.0862258449815272" table:formula="of:=[.E114]/[.A114]" table:style-name="ce14">
            <text:p>3.086</text:p>
          </table:table-cell>
          <table:table-cell table:style-name="ce1"/>
          <table:table-cell office:value-type="float" office:value="7" table:style-name="ce12">
            <text:p>7</text:p>
          </table:table-cell>
          <table:table-cell office:value-type="string" table:style-name="ce12">
            <text:p>c2</text:p>
          </table:table-cell>
          <table:table-cell office:value-type="float" office:value="-4179.4023439621296" table:style-name="ce13">
            <text:p>-4179.402344</text:p>
          </table:table-cell>
          <table:table-cell office:value-type="float" office:value="-4179.4202370877701" table:style-name="ce13">
            <text:p>-4179.420237</text:p>
          </table:table-cell>
          <table:table-cell office:value-type="float" office:value="17.893125640512153" table:formula="of:=([.J114]-[.K114])*1000" table:style-name="ce14">
            <text:p>17.893</text:p>
          </table:table-cell>
          <table:table-cell office:value-type="float" office:value="2.5561608057874503" table:formula="of:=[.L114]/[.H114]" table:style-name="ce14">
            <text:p>2.556</text:p>
          </table:table-cell>
          <table:table-cell table:number-columns-repeated="1637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2">
            <text:p>c3c4c5c6</text:p>
          </table:table-cell>
          <table:table-cell office:value-type="float" office:value="-10415.7911983659" table:style-name="ce13">
            <text:p>-10415.791198</text:p>
          </table:table-cell>
          <table:table-cell office:value-type="float" office:value="-10415.9952457409" table:style-name="ce13">
            <text:p>-10415.995246</text:p>
          </table:table-cell>
          <table:table-cell office:value-type="float" office:value="204.04737500030024" table:formula="of:=([.C115]-[.D115])*1000" table:style-name="ce14">
            <text:p>204.047</text:p>
          </table:table-cell>
          <table:table-cell office:value-type="float" office:value="13.603158333353349" table:formula="of:=[.E115]/[.A115]" table:style-name="ce14">
            <text:p>13.603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string" table:style-name="ce12">
            <text:p>c3c4c5c6</text:p>
          </table:table-cell>
          <table:table-cell office:value-type="float" office:value="-10429.117478931899" table:style-name="ce13">
            <text:p>-10429.117479</text:p>
          </table:table-cell>
          <table:table-cell office:value-type="float" office:value="-10429.134513265801" table:style-name="ce13">
            <text:p>-10429.134513</text:p>
          </table:table-cell>
          <table:table-cell office:value-type="float" office:value="17.034333901392529" table:formula="of:=([.J115]-[.K115])*1000" table:style-name="ce14">
            <text:p>17.034</text:p>
          </table:table-cell>
          <table:table-cell office:value-type="float" office:value="1.064645868837033" table:formula="of:=[.L115]/[.H115]" table:style-name="ce14">
            <text:p>1.065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3c4c5</text:p>
          </table:table-cell>
          <table:table-cell office:value-type="float" office:value="-8332.2441538292605" table:style-name="ce13">
            <text:p>-8332.244154</text:p>
          </table:table-cell>
          <table:table-cell office:value-type="float" office:value="-8332.3954325928007" table:style-name="ce13">
            <text:p>-8332.395433</text:p>
          </table:table-cell>
          <table:table-cell office:value-type="float" office:value="151.27876354017644" table:formula="of:=([.C116]-[.D116])*1000" table:style-name="ce14">
            <text:p>151.279</text:p>
          </table:table-cell>
          <table:table-cell office:value-type="float" office:value="12.606563628348036" table:formula="of:=[.E116]/[.A116]" table:style-name="ce14">
            <text:p>12.607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3c4c5</text:p>
          </table:table-cell>
          <table:table-cell office:value-type="float" office:value="-8345.5465329933104" table:style-name="ce13">
            <text:p>-8345.546533</text:p>
          </table:table-cell>
          <table:table-cell office:value-type="float" office:value="-8345.6323618184197" table:style-name="ce13">
            <text:p>-8345.632362</text:p>
          </table:table-cell>
          <table:table-cell office:value-type="float" office:value="85.828825109274476" table:formula="of:=([.J116]-[.K116])*1000" table:style-name="ce14">
            <text:p>85.829</text:p>
          </table:table-cell>
          <table:table-cell office:value-type="float" office:value="6.6022173160980362" table:formula="of:=[.L116]/[.H116]" table:style-name="ce14">
            <text:p>6.602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3c4c6</text:p>
          </table:table-cell>
          <table:table-cell office:value-type="float" office:value="-8332.1428838974098" table:style-name="ce13">
            <text:p>-8332.142884</text:p>
          </table:table-cell>
          <table:table-cell office:value-type="float" office:value="-8332.2369806331208" table:style-name="ce13">
            <text:p>-8332.236981</text:p>
          </table:table-cell>
          <table:table-cell office:value-type="float" office:value="94.096735710991197" table:formula="of:=([.C117]-[.D117])*1000" table:style-name="ce14">
            <text:p>94.097</text:p>
          </table:table-cell>
          <table:table-cell office:value-type="float" office:value="7.8413946425825998" table:formula="of:=[.E117]/[.A117]" table:style-name="ce14">
            <text:p>7.841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3c4c6</text:p>
          </table:table-cell>
          <table:table-cell office:value-type="float" office:value="-8345.5304962291102" table:style-name="ce13">
            <text:p>-8345.530496</text:p>
          </table:table-cell>
          <table:table-cell office:value-type="float" office:value="-8345.5870004210592" table:style-name="ce13">
            <text:p>-8345.587000</text:p>
          </table:table-cell>
          <table:table-cell office:value-type="float" office:value="56.504191948988591" table:formula="of:=([.J117]-[.K117])*1000" table:style-name="ce14">
            <text:p>56.504</text:p>
          </table:table-cell>
          <table:table-cell office:value-type="float" office:value="4.3464763037683536" table:formula="of:=[.L117]/[.H117]" table:style-name="ce14">
            <text:p>4.346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3c4</text:p>
          </table:table-cell>
          <table:table-cell office:value-type="float" office:value="-6248.8811383319699" table:style-name="ce13">
            <text:p>-6248.881138</text:p>
          </table:table-cell>
          <table:table-cell office:value-type="float" office:value="-6248.9236490634603" table:style-name="ce13">
            <text:p>-6248.923649</text:p>
          </table:table-cell>
          <table:table-cell office:value-type="float" office:value="42.510731490438047" table:formula="of:=([.C118]-[.D118])*1000" table:style-name="ce14">
            <text:p>42.511</text:p>
          </table:table-cell>
          <table:table-cell office:value-type="float" office:value="4.723414610048672" table:formula="of:=[.E118]/[.A118]" table:style-name="ce14">
            <text:p>4.723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3c4</text:p>
          </table:table-cell>
          <table:table-cell office:value-type="float" office:value="-6262.2234834177398" table:style-name="ce13">
            <text:p>-6262.223483</text:p>
          </table:table-cell>
          <table:table-cell office:value-type="float" office:value="-6262.2602536331096" table:style-name="ce13">
            <text:p>-6262.260254</text:p>
          </table:table-cell>
          <table:table-cell office:value-type="float" office:value="36.77021536987013" table:formula="of:=([.J118]-[.K118])*1000" table:style-name="ce14">
            <text:p>36.770</text:p>
          </table:table-cell>
          <table:table-cell office:value-type="float" office:value="3.677021536987013" table:formula="of:=[.L118]/[.H118]" table:style-name="ce14">
            <text:p>3.677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3c5c6</text:p>
          </table:table-cell>
          <table:table-cell office:value-type="float" office:value="-8332.15050798638" table:style-name="ce13">
            <text:p>-8332.150508</text:p>
          </table:table-cell>
          <table:table-cell office:value-type="float" office:value="-8332.25031421723" table:style-name="ce13">
            <text:p>-8332.250314</text:p>
          </table:table-cell>
          <table:table-cell office:value-type="float" office:value="99.806230849935673" table:formula="of:=([.C119]-[.D119])*1000" table:style-name="ce14">
            <text:p>99.806</text:p>
          </table:table-cell>
          <table:table-cell office:value-type="float" office:value="8.3171859041613061" table:formula="of:=[.E119]/[.A119]" table:style-name="ce14">
            <text:p>8.317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3c5c6</text:p>
          </table:table-cell>
          <table:table-cell office:value-type="float" office:value="-8345.5802234228595" table:style-name="ce13">
            <text:p>-8345.580223</text:p>
          </table:table-cell>
          <table:table-cell office:value-type="float" office:value="-8345.5716804050408" table:style-name="ce13">
            <text:p>-8345.571680</text:p>
          </table:table-cell>
          <table:table-cell office:value-type="float" office:value="-8.5430178187380079" table:formula="of:=([.J119]-[.K119])*1000" table:style-name="ce14">
            <text:p>-8.543</text:p>
          </table:table-cell>
          <table:table-cell office:value-type="float" office:value="-0.65715521682600064" table:formula="of:=[.L119]/[.H119]" table:style-name="ce14">
            <text:p>-0.657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3c5</text:p>
          </table:table-cell>
          <table:table-cell office:value-type="float" office:value="-6248.8377475839197" table:style-name="ce13">
            <text:p>-6248.837748</text:p>
          </table:table-cell>
          <table:table-cell office:value-type="float" office:value="-6248.8927913402404" table:style-name="ce13">
            <text:p>-6248.892791</text:p>
          </table:table-cell>
          <table:table-cell office:value-type="float" office:value="55.043756320628745" table:formula="of:=([.C120]-[.D120])*1000" table:style-name="ce14">
            <text:p>55.044</text:p>
          </table:table-cell>
          <table:table-cell office:value-type="float" office:value="6.1159729245143053" table:formula="of:=[.E120]/[.A120]" table:style-name="ce14">
            <text:p>6.116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3c5</text:p>
          </table:table-cell>
          <table:table-cell office:value-type="float" office:value="-6262.1980426671598" table:style-name="ce13">
            <text:p>-6262.198043</text:p>
          </table:table-cell>
          <table:table-cell office:value-type="float" office:value="-6262.2309197480799" table:style-name="ce13">
            <text:p>-6262.230920</text:p>
          </table:table-cell>
          <table:table-cell office:value-type="float" office:value="32.877080920115986" table:formula="of:=([.J120]-[.K120])*1000" table:style-name="ce14">
            <text:p>32.877</text:p>
          </table:table-cell>
          <table:table-cell office:value-type="float" office:value="3.2877080920115986" table:formula="of:=[.L120]/[.H120]" table:style-name="ce14">
            <text:p>3.288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3c6</text:p>
          </table:table-cell>
          <table:table-cell office:value-type="float" office:value="-6248.7680785185203" table:style-name="ce13">
            <text:p>-6248.768079</text:p>
          </table:table-cell>
          <table:table-cell office:value-type="float" office:value="-6248.7812790388998" table:style-name="ce13">
            <text:p>-6248.781279</text:p>
          </table:table-cell>
          <table:table-cell office:value-type="float" office:value="13.200520379541558" table:formula="of:=([.C121]-[.D121])*1000" table:style-name="ce14">
            <text:p>13.201</text:p>
          </table:table-cell>
          <table:table-cell office:value-type="float" office:value="1.4667244866157287" table:formula="of:=[.E121]/[.A121]" table:style-name="ce14">
            <text:p>1.467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3c6</text:p>
          </table:table-cell>
          <table:table-cell office:value-type="float" office:value="-6262.2042193819698" table:style-name="ce13">
            <text:p>-6262.204219</text:p>
          </table:table-cell>
          <table:table-cell office:value-type="float" office:value="-6262.1710002538002" table:style-name="ce13">
            <text:p>-6262.171000</text:p>
          </table:table-cell>
          <table:table-cell office:value-type="float" office:value="-33.21912816954864" table:formula="of:=([.J121]-[.K121])*1000" table:style-name="ce14">
            <text:p>-33.219</text:p>
          </table:table-cell>
          <table:table-cell office:value-type="float" office:value="-3.321912816954864" table:formula="of:=[.L121]/[.H121]" table:style-name="ce14">
            <text:p>-3.322</text:p>
          </table:table-cell>
          <table:table-cell table:number-columns-repeated="16371"/>
        </table:table-row>
        <table:table-row table:style-name="ro2">
          <table:table-cell office:value-type="float" office:value="6" table:style-name="ce12">
            <text:p>6</text:p>
          </table:table-cell>
          <table:table-cell office:value-type="string" table:style-name="ce12">
            <text:p>c3</text:p>
          </table:table-cell>
          <table:table-cell office:value-type="float" office:value="-4165.6553528986196" table:style-name="ce13">
            <text:p>-4165.655353</text:p>
          </table:table-cell>
          <table:table-cell office:value-type="float" office:value="-4165.6466719190303" table:style-name="ce13">
            <text:p>-4165.646672</text:p>
          </table:table-cell>
          <table:table-cell office:value-type="float" office:value="-8.6809795893714181" table:formula="of:=([.C122]-[.D122])*1000" table:style-name="ce14">
            <text:p>-8.681</text:p>
          </table:table-cell>
          <table:table-cell office:value-type="float" office:value="-1.4468299315619031" table:formula="of:=[.E122]/[.A122]" table:style-name="ce14">
            <text:p>-1.447</text:p>
          </table:table-cell>
          <table:table-cell table:style-name="ce1"/>
          <table:table-cell office:value-type="float" office:value="7" table:style-name="ce12">
            <text:p>7</text:p>
          </table:table-cell>
          <table:table-cell office:value-type="string" table:style-name="ce12">
            <text:p>c3</text:p>
          </table:table-cell>
          <table:table-cell office:value-type="float" office:value="-4179.0248315559402" table:style-name="ce13">
            <text:p>-4179.024832</text:p>
          </table:table-cell>
          <table:table-cell office:value-type="float" office:value="-4179.0599582029799" table:style-name="ce13">
            <text:p>-4179.059958</text:p>
          </table:table-cell>
          <table:table-cell office:value-type="float" office:value="35.126647039760428" table:formula="of:=([.J122]-[.K122])*1000" table:style-name="ce14">
            <text:p>35.127</text:p>
          </table:table-cell>
          <table:table-cell office:value-type="float" office:value="5.0180924342514901" table:formula="of:=[.L122]/[.H122]" table:style-name="ce14">
            <text:p>5.018</text:p>
          </table:table-cell>
          <table:table-cell table:number-columns-repeated="1637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2">
            <text:p>c4c5c6</text:p>
          </table:table-cell>
          <table:table-cell office:value-type="float" office:value="-8332.3875701319994" table:style-name="ce13">
            <text:p>-8332.387570</text:p>
          </table:table-cell>
          <table:table-cell office:value-type="float" office:value="-8332.4979923448209" table:style-name="ce13">
            <text:p>-8332.497992</text:p>
          </table:table-cell>
          <table:table-cell office:value-type="float" office:value="110.42221282150422" table:formula="of:=([.C123]-[.D123])*1000" table:style-name="ce14">
            <text:p>110.422</text:p>
          </table:table-cell>
          <table:table-cell office:value-type="float" office:value="9.2018510684586854" table:formula="of:=[.E123]/[.A123]" table:style-name="ce14">
            <text:p>9.202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string" table:style-name="ce12">
            <text:p>c4c5c6</text:p>
          </table:table-cell>
          <table:table-cell office:value-type="float" office:value="-8345.6840623826101" table:style-name="ce13">
            <text:p>-8345.684062</text:p>
          </table:table-cell>
          <table:table-cell office:value-type="float" office:value="-8345.7444183476891" table:style-name="ce13">
            <text:p>-8345.744418</text:p>
          </table:table-cell>
          <table:table-cell office:value-type="float" office:value="60.355965078997542" table:formula="of:=([.J123]-[.K123])*1000" table:style-name="ce14">
            <text:p>60.356</text:p>
          </table:table-cell>
          <table:table-cell office:value-type="float" office:value="4.6427665445382722" table:formula="of:=[.L123]/[.H123]" table:style-name="ce14">
            <text:p>4.643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4c5</text:p>
          </table:table-cell>
          <table:table-cell office:value-type="float" office:value="-6249.0934299436904" table:style-name="ce13">
            <text:p>-6249.093430</text:p>
          </table:table-cell>
          <table:table-cell office:value-type="float" office:value="-6249.1095573218299" table:style-name="ce13">
            <text:p>-6249.109557</text:p>
          </table:table-cell>
          <table:table-cell office:value-type="float" office:value="16.127378139572102" table:formula="of:=([.C124]-[.D124])*1000" table:style-name="ce14">
            <text:p>16.127</text:p>
          </table:table-cell>
          <table:table-cell office:value-type="float" office:value="1.7919309043969003" table:formula="of:=[.E124]/[.A124]" table:style-name="ce14">
            <text:p>1.792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4c5</text:p>
          </table:table-cell>
          <table:table-cell office:value-type="float" office:value="-6262.3596059778702" table:style-name="ce13">
            <text:p>-6262.359606</text:p>
          </table:table-cell>
          <table:table-cell office:value-type="float" office:value="-6262.3848546159998" table:style-name="ce13">
            <text:p>-6262.384855</text:p>
          </table:table-cell>
          <table:table-cell office:value-type="float" office:value="25.248638129596657" table:formula="of:=([.J124]-[.K124])*1000" table:style-name="ce14">
            <text:p>25.249</text:p>
          </table:table-cell>
          <table:table-cell office:value-type="float" office:value="2.5248638129596657" table:formula="of:=[.L124]/[.H124]" table:style-name="ce14">
            <text:p>2.525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4c6</text:p>
          </table:table-cell>
          <table:table-cell office:value-type="float" office:value="-6248.9715340456896" table:style-name="ce13">
            <text:p>-6248.971534</text:p>
          </table:table-cell>
          <table:table-cell office:value-type="float" office:value="-6249.0063717077001" table:style-name="ce13">
            <text:p>-6249.006372</text:p>
          </table:table-cell>
          <table:table-cell office:value-type="float" office:value="34.837662010431814" table:formula="of:=([.C125]-[.D125])*1000" table:style-name="ce14">
            <text:p>34.838</text:p>
          </table:table-cell>
          <table:table-cell office:value-type="float" office:value="3.8708513344924236" table:formula="of:=[.E125]/[.A125]" table:style-name="ce14">
            <text:p>3.871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4c6</text:p>
          </table:table-cell>
          <table:table-cell office:value-type="float" office:value="-6262.2940695072002" table:style-name="ce13">
            <text:p>-6262.294070</text:p>
          </table:table-cell>
          <table:table-cell office:value-type="float" office:value="-6262.3686094125096" table:style-name="ce13">
            <text:p>-6262.368609</text:p>
          </table:table-cell>
          <table:table-cell office:value-type="float" office:value="74.539905309393362" table:formula="of:=([.J125]-[.K125])*1000" table:style-name="ce14">
            <text:p>74.540</text:p>
          </table:table-cell>
          <table:table-cell office:value-type="float" office:value="7.4539905309393362" table:formula="of:=[.L125]/[.H125]" table:style-name="ce14">
            <text:p>7.454</text:p>
          </table:table-cell>
          <table:table-cell table:number-columns-repeated="16371"/>
        </table:table-row>
        <table:table-row table:style-name="ro2">
          <table:table-cell office:value-type="float" office:value="6" table:style-name="ce12">
            <text:p>6</text:p>
          </table:table-cell>
          <table:table-cell office:value-type="string" table:style-name="ce12">
            <text:p>c4</text:p>
          </table:table-cell>
          <table:table-cell office:value-type="float" office:value="-4165.8466892862998" table:style-name="ce13">
            <text:p>-4165.846689</text:p>
          </table:table-cell>
          <table:table-cell office:value-type="float" office:value="-4165.8421041660504" table:style-name="ce13">
            <text:p>-4165.842104</text:p>
          </table:table-cell>
          <table:table-cell office:value-type="float" office:value="-4.5851202494304744" table:formula="of:=([.C126]-[.D126])*1000" table:style-name="ce14">
            <text:p>-4.585</text:p>
          </table:table-cell>
          <table:table-cell office:value-type="float" office:value="-0.76418670823841239" table:formula="of:=[.E126]/[.A126]" table:style-name="ce14">
            <text:p>-0.764</text:p>
          </table:table-cell>
          <table:table-cell table:style-name="ce1"/>
          <table:table-cell office:value-type="float" office:value="7" table:style-name="ce12">
            <text:p>7</text:p>
          </table:table-cell>
          <table:table-cell office:value-type="string" table:style-name="ce12">
            <text:p>c4</text:p>
          </table:table-cell>
          <table:table-cell office:value-type="float" office:value="-4179.1346681795203" table:style-name="ce13">
            <text:p>-4179.134668</text:p>
          </table:table-cell>
          <table:table-cell office:value-type="float" office:value="-4179.1672255265303" table:style-name="ce13">
            <text:p>-4179.167226</text:p>
          </table:table-cell>
          <table:table-cell office:value-type="float" office:value="32.557347009969817" table:formula="of:=([.J126]-[.K126])*1000" table:style-name="ce14">
            <text:p>32.557</text:p>
          </table:table-cell>
          <table:table-cell office:value-type="float" office:value="4.6510495728528314" table:formula="of:=[.L126]/[.H126]" table:style-name="ce14">
            <text:p>4.651</text:p>
          </table:table-cell>
          <table:table-cell table:number-columns-repeated="1637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2">
            <text:p>c5c6</text:p>
          </table:table-cell>
          <table:table-cell office:value-type="float" office:value="-6249.0002012515097" table:style-name="ce13">
            <text:p>-6249.000201</text:p>
          </table:table-cell>
          <table:table-cell office:value-type="float" office:value="-6249.0544270332703" table:style-name="ce13">
            <text:p>-6249.054427</text:p>
          </table:table-cell>
          <table:table-cell office:value-type="float" office:value="54.225781760578684" table:formula="of:=([.C127]-[.D127])*1000" table:style-name="ce14">
            <text:p>54.226</text:p>
          </table:table-cell>
          <table:table-cell office:value-type="float" office:value="6.0250868622865204" table:formula="of:=[.E127]/[.A127]" table:style-name="ce14">
            <text:p>6.025</text:p>
          </table:table-cell>
          <table:table-cell table:style-name="ce1"/>
          <table:table-cell office:value-type="float" office:value="10" table:style-name="ce12">
            <text:p>10</text:p>
          </table:table-cell>
          <table:table-cell office:value-type="string" table:style-name="ce12">
            <text:p>c5c6</text:p>
          </table:table-cell>
          <table:table-cell office:value-type="float" office:value="-6262.3555533846402" table:style-name="ce13">
            <text:p>-6262.355553</text:p>
          </table:table-cell>
          <table:table-cell office:value-type="float" office:value="-6262.4470870789501" table:style-name="ce13">
            <text:p>-6262.447087</text:p>
          </table:table-cell>
          <table:table-cell office:value-type="float" office:value="91.533694309873681" table:formula="of:=([.J127]-[.K127])*1000" table:style-name="ce14">
            <text:p>91.534</text:p>
          </table:table-cell>
          <table:table-cell office:value-type="float" office:value="9.1533694309873681" table:formula="of:=[.L127]/[.H127]" table:style-name="ce14">
            <text:p>9.153</text:p>
          </table:table-cell>
          <table:table-cell table:number-columns-repeated="16371"/>
        </table:table-row>
        <table:table-row table:style-name="ro2">
          <table:table-cell office:value-type="float" office:value="6" table:style-name="ce12">
            <text:p>6</text:p>
          </table:table-cell>
          <table:table-cell office:value-type="string" table:style-name="ce12">
            <text:p>c5</text:p>
          </table:table-cell>
          <table:table-cell office:value-type="float" office:value="-4165.8191050940404" table:style-name="ce13">
            <text:p>-4165.819105</text:p>
          </table:table-cell>
          <table:table-cell office:value-type="float" office:value="-4165.8234099369101" table:style-name="ce13">
            <text:p>-4165.823410</text:p>
          </table:table-cell>
          <table:table-cell office:value-type="float" office:value="4.3048428697147756" table:formula="of:=([.C128]-[.D128])*1000" table:style-name="ce14">
            <text:p>4.305</text:p>
          </table:table-cell>
          <table:table-cell office:value-type="float" office:value="0.71747381161912926" table:formula="of:=[.E128]/[.A128]" table:style-name="ce14">
            <text:p>0.717</text:p>
          </table:table-cell>
          <table:table-cell table:style-name="ce1"/>
          <table:table-cell office:value-type="float" office:value="7" table:style-name="ce12">
            <text:p>7</text:p>
          </table:table-cell>
          <table:table-cell office:value-type="string" table:style-name="ce12">
            <text:p>c5</text:p>
          </table:table-cell>
          <table:table-cell office:value-type="float" office:value="-4179.1210121403701" table:style-name="ce13">
            <text:p>-4179.121012</text:p>
          </table:table-cell>
          <table:table-cell office:value-type="float" office:value="-4179.1935933693803" table:style-name="ce13">
            <text:p>-4179.193593</text:p>
          </table:table-cell>
          <table:table-cell office:value-type="float" office:value="72.581229010211246" table:formula="of:=([.J128]-[.K128])*1000" table:style-name="ce14">
            <text:p>72.581</text:p>
          </table:table-cell>
          <table:table-cell office:value-type="float" office:value="10.368747001458749" table:formula="of:=[.L128]/[.H128]" table:style-name="ce14">
            <text:p>10.369</text:p>
          </table:table-cell>
          <table:table-cell table:number-columns-repeated="16371"/>
        </table:table-row>
        <table:table-row table:style-name="ro2">
          <table:table-cell office:value-type="float" office:value="6" table:style-name="ce12">
            <text:p>6</text:p>
          </table:table-cell>
          <table:table-cell office:value-type="string" table:style-name="ce12">
            <text:p>c6</text:p>
          </table:table-cell>
          <table:table-cell office:value-type="float" office:value="-4165.75839483658" table:style-name="ce13">
            <text:p>-4165.758395</text:p>
          </table:table-cell>
          <table:table-cell office:value-type="float" office:value="-4165.7558712517102" table:style-name="ce13">
            <text:p>-4165.755871</text:p>
          </table:table-cell>
          <table:table-cell office:value-type="float" office:value="-2.5235848697775509" table:formula="of:=([.C129]-[.D129])*1000" table:style-name="ce14">
            <text:p>-2.524</text:p>
          </table:table-cell>
          <table:table-cell office:value-type="float" office:value="-0.42059747829625849" table:formula="of:=[.E129]/[.A129]" table:style-name="ce14">
            <text:p>-0.421</text:p>
          </table:table-cell>
          <table:table-cell table:style-name="ce1"/>
          <table:table-cell office:value-type="float" office:value="7" table:style-name="ce12">
            <text:p>7</text:p>
          </table:table-cell>
          <table:table-cell office:value-type="string" table:style-name="ce12">
            <text:p>c6</text:p>
          </table:table-cell>
          <table:table-cell office:value-type="float" office:value="-4179.1059397480503" table:style-name="ce13">
            <text:p>-4179.105940</text:p>
          </table:table-cell>
          <table:table-cell office:value-type="float" office:value="-4179.2028724554602" table:style-name="ce13">
            <text:p>-4179.202872</text:p>
          </table:table-cell>
          <table:table-cell office:value-type="float" office:value="96.932707409905561" table:formula="of:=([.J129]-[.K129])*1000" table:style-name="ce14">
            <text:p>96.933</text:p>
          </table:table-cell>
          <table:table-cell office:value-type="float" office:value="13.847529629986509" table:formula="of:=[.L129]/[.H129]" table:style-name="ce14">
            <text:p>13.848</text:p>
          </table:table-cell>
          <table:table-cell table:number-columns-repeated="16371"/>
        </table:table-row>
        <table:table-row table:number-rows-repeated="3" table:style-name="ro2">
          <table:table-cell table:number-columns-repeated="2" table:style-name="ce15"/>
          <table:table-cell table:number-columns-repeated="2" table:style-name="ce16"/>
          <table:table-cell table:number-columns-repeated="2" table:style-name="ce17"/>
          <table:table-cell table:style-name="ce1"/>
          <table:table-cell table:number-columns-repeated="2" table:style-name="ce15"/>
          <table:table-cell table:number-columns-repeated="2" table:style-name="ce16"/>
          <table:table-cell table:number-columns-repeated="2" table:style-name="ce17"/>
          <table:table-cell table:number-columns-repeated="16371"/>
        </table:table-row>
        <table:table-row table:number-rows-repeated="12" table:style-name="ro2">
          <table:table-cell table:number-columns-repeated="7" table:style-name="ce1"/>
          <table:table-cell table:number-columns-repeated="2" table:style-name="ce15"/>
          <table:table-cell table:number-columns-repeated="2" table:style-name="ce16"/>
          <table:table-cell table:number-columns-repeated="2" table:style-name="ce17"/>
          <table:table-cell table:number-columns-repeated="16371"/>
        </table:table-row>
        <table:table-row table:number-rows-repeated="5" table:style-name="ro2">
          <table:table-cell table:number-columns-repeated="7" table:style-name="ce1"/>
          <table:table-cell table:number-columns-repeated="2" table:style-name="ce15"/>
          <table:table-cell table:number-columns-repeated="2" table:style-name="ce16"/>
          <table:table-cell table:number-columns-repeated="2" table:style-name="ce17"/>
          <table:table-cell table:number-columns-repeated="16371" table:style-name="ce1"/>
        </table:table-row>
        <table:table-row table:number-rows-repeated="11" table:style-name="ro2">
          <table:table-cell table:number-columns-repeated="7" table:style-name="ce1"/>
          <table:table-cell table:number-columns-repeated="16377" table:style-name="ce1"/>
        </table:table-row>
        <table:table-row table:number-rows-repeated="104841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3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>Sinja Klees</meta:initial-creator>
    <dc:creator>Sinja Klees</dc:creator>
    <meta:creation-date>2015-07-27T14:16:21Z</meta:creation-date>
    <dc:date>2015-07-27T13:58:39Z</dc:date>
    <meta:editing-cycles>60</meta:editing-cycles>
  </office:meta>
</office:document-meta>
</file>